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5" style:family="table">
      <style:table-properties style:width="11.8cm" fo:margin-left="2.471cm" fo:margin-right="2.729cm" table:align="margins"/>
    </style:style>
    <style:style style:name="Tabelle5.A" style:family="table-column">
      <style:table-column-properties style:column-width="3.228cm" style:rel-column-width="17926*"/>
    </style:style>
    <style:style style:name="Tabelle5.B" style:family="table-column">
      <style:table-column-properties style:column-width="8.573cm" style:rel-column-width="47609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5.265cm" fo:margin-left="2.445cm" fo:margin-right="9.29cm" table:align="margins"/>
    </style:style>
    <style:style style:name="Tabelle3.A" style:family="table-column">
      <style:table-column-properties style:column-width="3.784cm" style:rel-column-width="47092*"/>
    </style:style>
    <style:style style:name="Tabelle3.B" style:family="table-column">
      <style:table-column-properties style:column-width="1.482cm" style:rel-column-width="18443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 style:data-style-name="N0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5.133cm" fo:margin-left="2.524cm" fo:margin-right="9.343cm" table:align="margins"/>
    </style:style>
    <style:style style:name="Tabelle1.A" style:family="table-column">
      <style:table-column-properties style:column-width="3.651cm" style:rel-column-width="46617*"/>
    </style:style>
    <style:style style:name="Tabelle1.B" style:family="table-column">
      <style:table-column-properties style:column-width="1.482cm" style:rel-column-width="1891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 style:data-style-name="N0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0.292cm" fo:margin-left="1.175cm" fo:margin-right="5.533cm" table:align="margins"/>
    </style:style>
    <style:style style:name="Tabelle4.A" style:family="table-column">
      <style:table-column-properties style:column-width="2.99cm" style:rel-column-width="19037*"/>
    </style:style>
    <style:style style:name="Tabelle4.B" style:family="table-column">
      <style:table-column-properties style:column-width="7.303cm" style:rel-column-width="46498*"/>
    </style:style>
    <style:style style:name="Tabelle4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4.B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7.964cm" fo:margin-left="1.254cm" fo:margin-right="7.782cm" table:align="margins"/>
    </style:style>
    <style:style style:name="Tabelle2.A" style:family="table-column">
      <style:table-column-properties style:column-width="3.149cm" style:rel-column-width="25909*"/>
    </style:style>
    <style:style style:name="Tabelle2.B" style:family="table-column">
      <style:table-column-properties style:column-width="4.815cm" style:rel-column-width="39626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start" style:justify-single-word="false"/>
    </style:style>
    <style:style style:name="P32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35" style:family="paragraph" style:parent-style-name="Standard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line-through-style="solid" fo:font-weight="normal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text-line-through-style="non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line-through-style="none" fo:font-size="12pt" style:text-underline-style="none" fo:font-weight="bold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800000" fo:font-size="12pt" style:text-underline-style="none" fo:font-weight="bold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800000" fo:font-size="12pt" style:text-underline-style="none" fo:font-weight="bold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44" style:family="paragraph" style:parent-style-name="Table_20_Contents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45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</style:style>
    <style:style style:name="P48" style:family="paragraph" style:parent-style-name="Table_20_Contents">
      <style:paragraph-properties fo:text-align="start" style:justify-single-word="false"/>
      <style:text-properties style:text-line-through-style="none"/>
    </style:style>
    <style:style style:name="P49" style:family="paragraph" style:parent-style-name="Standard">
      <style:paragraph-properties fo:margin-top="0.101cm" fo:margin-bottom="0cm" fo:line-height="100%" fo:text-align="start" style:justify-single-word="false">
        <style:tab-stops/>
      </style:paragraph-properties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paragraph-properties fo:margin-top="0.101cm" fo:margin-bottom="0cm" fo:text-align="start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paragraph-properties fo:margin-top="0.101cm" fo:margin-bottom="0cm" fo:line-height="100%" fo:text-align="start" style:justify-single-word="false">
        <style:tab-stops/>
      </style:paragraph-properties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margin-top="0.101cm" fo:margin-bottom="0cm" fo:text-align="start" style:justify-single-word="false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paragraph-properties fo:margin-top="0.101cm" fo:margin-bottom="0cm"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top="0.101cm" fo:margin-bottom="0cm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56" style:family="paragraph" style:parent-style-name="Standard">
      <style:paragraph-properties fo:margin-left="0cm" fo:margin-right="0cm" fo:margin-top="0.101cm" fo:margin-bottom="0cm" fo:text-align="start" style:justify-single-word="false" fo:text-indent="0cm" style:auto-text-indent="false">
        <style:tab-stops/>
      </style:paragraph-properties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57" style:family="paragraph" style:parent-style-name="Standard">
      <style:paragraph-properties fo:margin-left="0cm" fo:margin-right="0cm" fo:margin-top="0.101cm" fo:margin-bottom="0cm" fo:text-align="start" style:justify-single-word="false" fo:text-indent="0cm" style:auto-text-indent="false">
        <style:tab-stops/>
      </style:paragraph-properties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margin-left="0.009cm" fo:margin-right="-0.229cm" fo:text-align="start" style:justify-single-word="false" fo:text-indent="0cm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60" style:family="paragraph" style:parent-style-name="Standard">
      <style:paragraph-properties fo:margin-top="0cm" fo:margin-bottom="0cm"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left="0.741cm" fo:margin-right="0cm" fo:text-align="justify" style:justify-single-word="false" fo:text-indent="0cm" style:auto-text-indent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65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67" style:family="paragraph" style:parent-style-name="Standard" style:list-style-name="L2">
      <style:paragraph-properties fo:text-align="start" style:justify-single-word="false"/>
      <style:text-properties fo:font-size="14pt" style:font-size-asian="14pt" style:font-size-complex="14pt"/>
    </style:style>
    <style:style style:name="P68" style:family="paragraph" style:parent-style-name="Standard" style:list-style-name="L22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9" style:family="paragraph" style:parent-style-name="Standard" style:list-style-name="L22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0" style:family="paragraph" style:parent-style-name="Standard" style:list-style-name="L40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1" style:family="paragraph" style:parent-style-name="Standard" style:list-style-name="L3">
      <style:paragraph-properties fo:text-align="start" style:justify-single-word="false"/>
      <style:text-properties fo:font-style="normal" style:font-style-asian="normal" style:font-style-complex="normal"/>
    </style:style>
    <style:style style:name="P72" style:family="paragraph" style:parent-style-name="Standard" style:list-style-name="L3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3" style:family="paragraph" style:parent-style-name="Standard" style:list-style-name="L11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4" style:family="paragraph" style:parent-style-name="Standard" style:list-style-name="L15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5" style:family="paragraph" style:parent-style-name="Standard" style:list-style-name="L17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6" style:family="paragraph" style:parent-style-name="Standard" style:list-style-name="L18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7" style:family="paragraph" style:parent-style-name="Standard" style:list-style-name="L28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8" style:family="paragraph" style:parent-style-name="Standard" style:list-style-name="L13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9" style:family="paragraph" style:parent-style-name="Standard" style:list-style-name="L20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0" style:family="paragraph" style:parent-style-name="Standard" style:list-style-name="L2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1" style:family="paragraph" style:parent-style-name="Standard" style:list-style-name="L29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2" style:family="paragraph" style:parent-style-name="Standard" style:list-style-name="L30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3" style:family="paragraph" style:parent-style-name="Standard" style:list-style-name="L3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4" style:family="paragraph" style:parent-style-name="Standard" style:list-style-name="L34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5" style:family="paragraph" style:parent-style-name="Standard" style:list-style-name="L11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6" style:family="paragraph" style:parent-style-name="Standard" style:list-style-name="L18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7" style:family="paragraph" style:parent-style-name="Standard" style:list-style-name="L28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9" style:family="paragraph" style:parent-style-name="Standard" style:list-style-name="L20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0" style:family="paragraph" style:parent-style-name="Standard" style:list-style-name="L21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1" style:family="paragraph" style:parent-style-name="Standard" style:list-style-name="L27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2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3" style:family="paragraph" style:parent-style-name="Standard" style:list-style-name="L31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4" style:family="paragraph" style:parent-style-name="Standard" style:list-style-name="L30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5" style:family="paragraph" style:parent-style-name="Standard" style:list-style-name="L34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6" style:family="paragraph" style:parent-style-name="Standard">
      <style:paragraph-properties fo:text-align="center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7" style:family="paragraph" style:parent-style-name="Standard" style:list-style-name="L16">
      <style:paragraph-properties fo:text-align="justify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98" style:family="paragraph" style:parent-style-name="Standard" style:list-style-name="L18">
      <style:paragraph-properties fo:text-align="justify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99" style:family="paragraph" style:parent-style-name="Standard" style:list-style-name="L21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 style:list-style-name="L23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 style:list-style-name="L23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22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3" style:family="paragraph" style:parent-style-name="Standard" style:list-style-name="L20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4" style:family="paragraph" style:parent-style-name="Standard" style:list-style-name="L20">
      <style:paragraph-properties fo:text-align="start" style:justify-single-word="false"/>
      <style:text-properties fo:font-size="12pt" style:font-size-asian="12pt" style:font-size-complex="12pt"/>
    </style:style>
    <style:style style:name="P105" style:family="paragraph" style:parent-style-name="Standard" style:list-style-name="L20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06" style:family="paragraph" style:parent-style-name="Standard" style:list-style-name="L21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8" style:family="paragraph" style:parent-style-name="Standard" style:list-style-name="L11">
      <style:paragraph-properties fo:text-align="justify" style:justify-single-word="false"/>
      <style:text-properties fo:color="#000000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09" style:family="paragraph" style:parent-style-name="Standard" style:list-style-name="L27">
      <style:paragraph-properties fo:text-align="start" style:justify-single-word="false"/>
      <style:text-properties fo:color="#000000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33">
      <style:paragraph-properties fo:text-align="start" style:justify-single-word="fals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111" style:family="paragraph" style:parent-style-name="Standard" style:list-style-name="L33">
      <style:paragraph-properties fo:text-align="start" style:justify-single-word="false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P112" style:family="paragraph" style:parent-style-name="Standard" style:list-style-name="L34">
      <style:paragraph-properties fo:text-align="start" style:justify-single-word="false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P113" style:family="paragraph" style:parent-style-name="Standard" style:list-style-name="L32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114" style:family="paragraph" style:parent-style-name="Standard" style:list-style-name="L12">
      <style:paragraph-properties fo:text-align="justify" style:justify-single-word="false"/>
      <style:text-properties fo:font-weight="bold" style:font-weight-asian="bold" style:font-weight-complex="bold"/>
    </style:style>
    <style:style style:name="P115" style:family="paragraph" style:parent-style-name="Standard" style:list-style-name="L20">
      <style:paragraph-properties fo:text-align="start" style:justify-single-word="false"/>
      <style:text-properties fo:font-weight="bold" style:font-weight-asian="bold" style:font-weight-complex="bold"/>
    </style:style>
    <style:style style:name="P116" style:family="paragraph" style:parent-style-name="Standard" style:list-style-name="L31">
      <style:paragraph-properties fo:text-align="start" style:justify-single-word="false"/>
      <style:text-properties fo:font-weight="bold" style:font-weight-asian="bold" style:font-weight-complex="bold"/>
    </style:style>
    <style:style style:name="P117" style:family="paragraph" style:parent-style-name="Standard" style:list-style-name="L34">
      <style:paragraph-properties fo:text-align="start" style:justify-single-word="false"/>
      <style:text-properties fo:font-weight="bold" style:font-weight-asian="bold" style:font-weight-complex="bold"/>
    </style:style>
    <style:style style:name="P118" style:family="paragraph" style:parent-style-name="Standard" style:list-style-name="L13">
      <style:paragraph-properties fo:text-align="start" style:justify-single-word="false"/>
      <style:text-properties style:text-line-through-style="none" fo:font-size="12pt" style:text-underline-style="none" fo:font-weight="bold" style:font-size-asian="12pt" style:font-weight-asian="bold" style:font-size-complex="12pt" style:font-weight-complex="bold"/>
    </style:style>
    <style:style style:name="P119" style:family="paragraph" style:parent-style-name="Standard" style:list-style-name="L19">
      <style:paragraph-properties fo:text-align="start" style:justify-single-word="false"/>
      <style:text-properties style:text-line-through-style="none" fo:font-size="12pt" style:text-underline-style="none" fo:font-weight="bold" style:font-size-asian="12pt" style:font-weight-asian="bold" style:font-size-complex="12pt" style:font-weight-complex="bold"/>
    </style:style>
    <style:style style:name="P120" style:family="paragraph" style:parent-style-name="Standard" style:list-style-name="L13">
      <style:paragraph-properties fo:text-align="start" style:justify-single-word="false"/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1" style:family="paragraph" style:parent-style-name="Standard" style:list-style-name="L14">
      <style:paragraph-properties fo:text-align="start" style:justify-single-word="false"/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2" style:family="paragraph" style:parent-style-name="Standard" style:list-style-name="L20">
      <style:paragraph-properties fo:text-align="start" style:justify-single-word="false"/>
    </style:style>
    <style:style style:name="P123" style:family="paragraph" style:parent-style-name="Standard" style:list-style-name="L29">
      <style:paragraph-properties fo:text-align="start" style:justify-single-word="false"/>
    </style:style>
    <style:style style:name="P124" style:family="paragraph" style:parent-style-name="Standard" style:list-style-name="L31">
      <style:paragraph-properties fo:text-align="start" style:justify-single-word="false"/>
    </style:style>
    <style:style style:name="P125" style:family="paragraph" style:parent-style-name="Standard" style:list-style-name="L33">
      <style:paragraph-properties fo:text-align="start" style:justify-single-word="false"/>
    </style:style>
    <style:style style:name="P126" style:family="paragraph" style:parent-style-name="Standard" style:list-style-name="L34">
      <style:paragraph-properties fo:text-align="start" style:justify-single-word="false"/>
    </style:style>
    <style:style style:name="P127" style:family="paragraph" style:parent-style-name="Standard" style:list-style-name="L27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29" style:family="paragraph" style:parent-style-name="Standard" style:list-style-name="L31">
      <style:paragraph-properties fo:text-align="start" style:justify-single-word="false"/>
      <style:text-properties fo:font-weight="normal" style:font-weight-asian="normal" style:font-weight-complex="normal"/>
    </style:style>
    <style:style style:name="P130" style:family="paragraph" style:parent-style-name="Standard" style:list-style-name="L34">
      <style:paragraph-properties fo:text-align="start" style:justify-single-word="false"/>
      <style:text-properties fo:font-weight="normal" style:font-weight-asian="normal" style:font-weight-complex="normal"/>
    </style:style>
    <style:style style:name="P131" style:family="paragraph" style:parent-style-name="Standard" style:list-style-name="L32">
      <style:paragraph-properties fo:text-align="start" style:justify-single-word="false"/>
      <style:text-properties fo:color="#000080"/>
    </style:style>
    <style:style style:name="P132" style:family="paragraph" style:parent-style-name="Standard" style:list-style-name="L32">
      <style:paragraph-properties fo:text-align="start" style:justify-single-word="false"/>
      <style:text-properties fo:color="#000080" fo:font-weight="bold" style:font-weight-asian="bold" style:font-weight-complex="bold"/>
    </style:style>
    <style:style style:name="P133" style:family="paragraph" style:parent-style-name="Standard" style:list-style-name="L34">
      <style:paragraph-properties fo:text-align="start" style:justify-single-word="false"/>
      <style:text-properties fo:color="#000080" fo:font-size="12pt" style:text-underline-style="none" fo:font-weight="bold" style:font-size-asian="12pt" style:font-weight-asian="bold" style:font-size-complex="12pt" style:font-weight-complex="bold"/>
    </style:style>
    <style:style style:name="P134" style:family="paragraph" style:parent-style-name="Standard" style:list-style-name="L33">
      <style:paragraph-properties fo:text-align="start" style:justify-single-word="false"/>
      <style:text-properties fo:color="#ff6633" fo:font-size="12pt" style:text-underline-style="none" fo:font-weight="bold" style:font-size-asian="12pt" style:font-weight-asian="bold" style:font-size-complex="12pt" style:font-weight-complex="bold"/>
    </style:style>
    <style:style style:name="P135" style:family="paragraph" style:parent-style-name="Standard" style:list-style-name="L35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36" style:family="paragraph" style:parent-style-name="Standard" style:list-style-name="L36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37" style:family="paragraph" style:parent-style-name="Standard" style:list-style-name="L37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38" style:family="paragraph" style:parent-style-name="Standard" style:list-style-name="L38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39" style:family="paragraph" style:parent-style-name="Standard" style:list-style-name="L39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text-align="center" style:justify-single-word="false"/>
      <style:text-properties fo:color="#800000" fo:font-size="12pt" style:text-underline-style="none" fo:font-weight="bold" style:font-size-asian="12pt" style:font-weight-asian="bold" style:font-size-complex="12pt" style:font-weight-complex="bold"/>
    </style:style>
    <style:style style:name="P141" style:family="paragraph" style:parent-style-name="Standard" style:list-style-name="L4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142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43" style:family="paragraph" style:parent-style-name="Standard" style:list-style-name="L24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44" style:family="paragraph" style:parent-style-name="Standard" style:list-style-name="L5">
      <style:paragraph-properties fo:margin-top="0.101cm" fo:margin-bottom="0cm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45" style:family="paragraph" style:parent-style-name="Standard" style:list-style-name="L26">
      <style:paragraph-properties fo:margin-top="0.101cm" fo:margin-bottom="0cm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46" style:family="paragraph" style:parent-style-name="Standard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 style:list-style-name="L26">
      <style:paragraph-properties fo:margin-top="0.101cm" fo:margin-bottom="0cm"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50" style:family="paragraph" style:parent-style-name="Standard" style:list-style-name="L21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51" style:family="paragraph" style:parent-style-name="Standard" style:list-style-name="L5">
      <style:paragraph-properties fo:margin-top="0.101cm" fo:margin-bottom="0cm" fo:text-align="start" style:justify-single-word="false"/>
    </style:style>
    <style:style style:name="P152" style:family="paragraph" style:parent-style-name="Standard" style:list-style-name="L25">
      <style:paragraph-properties fo:margin-top="0.101cm" fo:margin-bottom="0cm" fo:text-align="start" style:justify-single-word="false"/>
    </style:style>
    <style:style style:name="P153" style:family="paragraph" style:parent-style-name="Standard" style:list-style-name="L6">
      <style:paragraph-properties fo:margin-top="0.101cm" fo:margin-bottom="0cm" fo:line-height="100%" fo:text-align="start" style:justify-single-word="false">
        <style:tab-stops/>
      </style:paragraph-properties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154" style:family="paragraph" style:parent-style-name="Standard" style:list-style-name="L5">
      <style:paragraph-properties fo:margin-top="0.101cm" fo:margin-bottom="0cm" fo:text-align="start" style:justify-single-word="false"/>
      <style:text-properties fo:font-weight="bold" style:font-weight-asian="bold" style:font-weight-complex="bold"/>
    </style:style>
    <style:style style:name="P155" style:family="paragraph" style:parent-style-name="Standard" style:list-style-name="L25">
      <style:paragraph-properties fo:margin-top="0.101cm" fo:margin-bottom="0cm" fo:text-align="start" style:justify-single-word="false"/>
      <style:text-properties fo:font-weight="bold" style:font-weight-asian="bold" style:font-weight-complex="bold"/>
    </style:style>
    <style:style style:name="P156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57" style:family="paragraph" style:parent-style-name="Standard" style:list-style-name="L24">
      <style:paragraph-properties fo:margin-top="0.101cm" fo:margin-bottom="0cm" fo:line-height="100%"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58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</style:style>
    <style:style style:name="P159" style:family="paragraph" style:parent-style-name="Standard" style:list-style-name="L8">
      <style:paragraph-properties fo:margin-top="0.101cm" fo:margin-bottom="0cm" fo:line-height="100%" fo:text-align="start" style:justify-single-word="false">
        <style:tab-stops/>
      </style:paragraph-properties>
    </style:style>
    <style:style style:name="P160" style:family="paragraph" style:parent-style-name="Standard" style:list-style-name="L24">
      <style:paragraph-properties fo:margin-top="0.101cm" fo:margin-bottom="0cm" fo:line-height="100%" fo:text-align="start" style:justify-single-word="false">
        <style:tab-stops/>
      </style:paragraph-properties>
    </style:style>
    <style:style style:name="P161" style:family="paragraph" style:parent-style-name="Standard" style:list-style-name="L7">
      <style:paragraph-properties fo:margin-top="0.101cm" fo:margin-bottom="0cm" fo:line-height="100%" fo:text-align="start" style:justify-single-word="false">
        <style:tab-stops/>
      </style:paragraph-properties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62" style:family="paragraph" style:parent-style-name="Standard" style:list-style-name="L9">
      <style:paragraph-properties fo:margin-top="0.101cm" fo:margin-bottom="0cm" fo:line-height="100%" fo:text-align="start" style:justify-single-word="false">
        <style:tab-stops/>
      </style:paragraph-properties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63" style:family="paragraph" style:parent-style-name="Standard" style:list-style-name="L9">
      <style:paragraph-properties fo:margin-top="0.101cm" fo:margin-bottom="0cm" fo:line-height="100%" fo:text-align="start" style:justify-single-word="false">
        <style:tab-stops/>
      </style:paragraph-properties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64" style:family="paragraph" style:parent-style-name="Standard" style:list-style-name="L10">
      <style:paragraph-properties fo:margin-top="0.101cm" fo:margin-bottom="0cm" fo:line-height="100%" fo:text-align="start" style:justify-single-word="false">
        <style:tab-stops/>
      </style:paragraph-properties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65" style:family="paragraph" style:parent-style-name="Standard">
      <style:paragraph-properties fo:margin-top="0.101cm" fo:margin-bottom="0cm" fo:line-height="100%" fo:text-align="start" style:justify-single-word="false">
        <style:tab-stops/>
      </style:paragraph-properties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66" style:family="paragraph" style:parent-style-name="Standard" style:list-style-name="L24">
      <style:paragraph-properties fo:margin-top="0.101cm" fo:margin-bottom="0cm" fo:line-height="100%" fo:text-align="start" style:justify-single-word="false">
        <style:tab-stops/>
      </style:paragraph-properties>
      <style:text-properties fo:color="#00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67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168" style:family="paragraph" style:parent-style-name="Standard" style:list-style-name="L4">
      <style:paragraph-properties fo:margin-left="0cm" fo:margin-right="0cm" fo:text-align="start" style:justify-single-word="false" fo:text-indent="-0.053cm" style:auto-text-indent="false">
        <style:tab-stops/>
      </style:paragraph-properties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69" style:family="paragraph" style:parent-style-name="Standard" style:list-style-name="L4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10" style:family="text">
      <style:text-properties fo:font-size="12pt" fo:font-style="normal" style:font-size-asian="12pt" style:font-style-asian="normal" style:font-size-complex="12pt" style:font-style-complex="normal"/>
    </style:style>
    <style:style style:name="T11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style:text-underline-style="none" style:font-size-asian="12pt" style:font-size-complex="12pt"/>
    </style:style>
    <style:style style:name="T20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1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4" style:family="text">
      <style:text-properties fo:font-size="12pt" fo:font-weight="bold" style:font-size-asian="12pt" style:font-weight-asian="bold" style:font-size-complex="12pt" style:font-weight-complex="bold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Times New Roman1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color="#ff0000" fo:font-size="12pt" fo:background-color="#ffff00" style:font-size-asian="12pt" style:font-size-complex="12pt"/>
    </style:style>
    <style:style style:name="T36" style:family="text">
      <style:text-properties fo:color="#ff0000" fo:font-size="12pt" fo:font-weight="normal" fo:background-color="#ffff00" style:font-size-asian="12pt" style:font-weight-asian="normal" style:font-size-complex="12pt" style:font-weight-complex="normal"/>
    </style:style>
    <style:style style:name="T37" style:family="text">
      <style:text-properties fo:color="#ff0000" fo:font-weight="normal" fo:background-color="#ffff00" style:font-weight-asian="normal" style:font-weight-complex="normal"/>
    </style:style>
    <style:style style:name="T38" style:family="text">
      <style:text-properties fo:color="#ff0000" fo:font-weight="bold" fo:background-color="#ffff00" style:font-weight-asian="bold" style:font-weight-complex="bold"/>
    </style:style>
    <style:style style:name="T39" style:family="text">
      <style:text-properties fo:color="#ff0000" fo:background-color="#ffff00"/>
    </style:style>
    <style:style style:name="T40" style:family="text">
      <style:text-properties fo:color="#000080"/>
    </style:style>
    <style:style style:name="T41" style:family="text">
      <style:text-properties fo:color="#00008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fo:color="#000080" fo:font-size="12pt" style:text-underline-style="none" fo:font-weight="bold" style:font-size-asian="12pt" style:font-weight-asian="bold" style:font-size-complex="12pt" style:font-weight-complex="bold"/>
    </style:style>
    <style:style style:name="T43" style:family="text">
      <style:text-properties fo:color="#000080" fo:font-weight="bold" style:font-weight-asian="bold" style:font-weight-complex="bold"/>
    </style:style>
    <style:style style:name="T44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45" style:family="text">
      <style:text-properties fo:font-size="16pt" fo:font-weight="bold" style:font-size-asian="16pt" style:font-weight-asian="bold" style:font-size-complex="16pt" style:font-weight-complex="bold"/>
    </style:style>
    <style:style style:name="T46" style:family="text">
      <style:text-properties style:text-line-through-style="none"/>
    </style:style>
    <style:style style:name="T47" style:family="text">
      <style:text-properties style:text-line-through-style="none" fo:font-weight="normal" style:font-weight-asian="normal" style:font-weight-complex="normal"/>
    </style:style>
    <style:style style:name="T48" style:family="text"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style:text-line-through-style="non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text-line-through-style="none" fo:font-size="12pt" fo:font-style="normal" style:text-underline-style="none" style:font-size-asian="12pt" style:font-style-asian="normal" style:font-size-complex="12pt" style:font-style-complex="normal"/>
    </style:style>
    <style:style style:name="T51" style:family="text">
      <style:text-properties style:text-line-through-style="non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2" style:family="text">
      <style:text-properties style:text-line-through-style="none" fo:font-size="12pt" fo:font-weight="normal" style:font-size-asian="12pt" style:font-weight-asian="normal" style:font-size-complex="12pt" style:font-weight-complex="normal"/>
    </style:style>
    <style:style style:name="T53" style:family="text">
      <style:text-properties style:text-line-through-style="none" fo:font-size="12pt" style:font-size-asian="12pt" style:font-size-complex="12pt"/>
    </style:style>
    <style:style style:name="T54" style:family="text">
      <style:text-properties style:text-line-through-style="none"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style:text-line-through-style="none" fo:font-size="14pt" style:text-underline-style="solid" style:text-underline-width="auto" style:text-underline-color="font-color" style:font-size-asian="14pt" style:font-size-complex="14pt"/>
    </style:style>
    <style:style style:name="T56" style:family="text">
      <style:text-properties fo:color="#000000"/>
    </style:style>
    <style:style style:name="T57" style:family="text">
      <style:text-properties fo:color="#000000" fo:font-weight="bold" style:font-weight-asian="bold" style:font-weight-complex="bold"/>
    </style:style>
    <style:style style:name="T58" style:family="text">
      <style:text-properties fo:color="#000000" fo:font-style="italic" style:font-style-asian="italic" style:font-style-complex="italic"/>
    </style:style>
    <style:style style:name="T59" style:family="text">
      <style:text-properties fo:color="#000000" fo:font-style="italic" fo:background-color="transparent" style:font-style-asian="italic" style:font-style-complex="italic"/>
    </style:style>
    <style:style style:name="T60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color="#00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2" style:family="text">
      <style:text-properties fo:color="#000000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color="#000000" fo:font-size="12pt" fo:font-style="normal" style:text-underline-style="none" style:font-size-asian="12pt" style:font-style-asian="normal" style:font-size-complex="12pt" style:font-style-complex="normal"/>
    </style:style>
    <style:style style:name="T64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65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color="#000000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7" style:family="text">
      <style:text-properties fo:color="#0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8" style:family="text">
      <style:text-properties fo:color="#000000" fo:font-size="12pt" fo:font-style="italic" style:font-size-asian="12pt" style:font-style-asian="italic" style:font-size-complex="12pt" style:font-style-complex="italic"/>
    </style:style>
    <style:style style:name="T69" style:family="text">
      <style:text-properties fo:color="#000000" fo:font-style="normal" style:font-style-asian="normal" style:font-style-complex="normal"/>
    </style:style>
    <style:style style:name="T70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71" style:family="text">
      <style:text-properties fo:color="#000000" fo:font-weight="normal" style:font-weight-asian="normal" style:font-weight-complex="normal"/>
    </style:style>
    <style:style style:name="T72" style:family="text">
      <style:text-properties fo:color="#000000" style:text-position="sub 58%" fo:font-size="12pt" fo:font-style="normal" style:font-size-asian="12pt" style:font-style-asian="normal" style:font-size-complex="12pt" style:font-style-complex="normal"/>
    </style:style>
    <style:style style:name="T73" style:family="text">
      <style:text-properties fo:color="#000000" style:text-position="sub 58%" fo:font-style="normal" style:font-style-asian="normal" style:font-style-complex="normal"/>
    </style:style>
    <style:style style:name="T74" style:family="text">
      <style:text-properties fo:font-size="10pt" fo:font-weight="normal" style:font-size-asian="10pt" style:font-weight-asian="normal" style:font-size-complex="10pt" style:font-weight-complex="normal"/>
    </style:style>
    <style:style style:name="T75" style:family="text">
      <style:text-properties style:text-underline-style="solid" style:text-underline-width="auto" style:text-underline-color="font-color"/>
    </style:style>
    <style:style style:name="T7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7" style:family="text">
      <style:text-properties fo:color="#008000"/>
    </style:style>
    <style:style style:name="T78" style:family="text">
      <style:text-properties fo:color="#008000" fo:font-size="12pt" fo:font-style="normal" style:font-size-asian="12pt" style:font-style-asian="normal" style:font-size-complex="12pt" style:font-style-complex="normal"/>
    </style:style>
    <style:style style:name="T79" style:family="text">
      <style:text-properties fo:color="#008000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80" style:family="text">
      <style:text-properties fo:color="#008000" fo:font-size="12pt" fo:font-style="italic" style:font-size-asian="12pt" style:font-style-asian="italic" style:font-size-complex="12pt" style:font-style-complex="italic"/>
    </style:style>
    <style:style style:name="T81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82" style:family="text">
      <style:text-properties fo:color="#008000" fo:font-style="italic" style:font-style-asian="italic" style:font-style-complex="italic"/>
    </style:style>
    <style:style style:name="T83" style:family="text">
      <style:text-properties fo:color="#008000" fo:font-weight="normal" style:font-weight-asian="normal" style:font-weight-complex="normal"/>
    </style:style>
    <style:style style:name="T84" style:family="text">
      <style:text-properties style:text-position="0% 100%"/>
    </style:style>
    <style:style style:name="T85" style:family="text">
      <style:text-properties style:text-position="0% 100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text-position="0% 100%" fo:font-size="12pt" fo:font-style="normal" style:text-underline-style="none" style:font-size-asian="12pt" style:font-style-asian="normal" style:font-size-complex="12pt" style:font-style-complex="normal"/>
    </style:style>
    <style:style style:name="T87" style:family="text">
      <style:text-properties style:text-position="0% 100%" fo:font-size="12pt" style:text-underline-style="none" style:font-size-asian="12pt" style:font-size-complex="12pt"/>
    </style:style>
    <style:style style:name="T88" style:family="text">
      <style:text-properties style:text-position="0% 100%" fo:font-size="12pt" style:text-underline-style="none" fo:font-weight="normal" style:font-size-asian="12pt" style:font-weight-asian="normal" style:font-size-complex="12pt" style:font-weight-complex="normal"/>
    </style:style>
    <style:style style:name="T89" style:family="text">
      <style:text-properties style:text-position="0% 100%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90" style:family="text">
      <style:text-properties style:text-position="0% 100%" fo:font-weight="bold" style:font-weight-asian="bold" style:font-weight-complex="bold"/>
    </style:style>
    <style:style style:name="T91" style:family="text">
      <style:text-properties fo:color="#800000" fo:font-size="12pt" fo:font-weight="bold" fo:background-color="#ffff00" style:font-size-asian="12pt" style:font-weight-asian="bold" style:font-size-complex="12pt" style:font-weight-complex="bold"/>
    </style:style>
    <style:style style:name="T92" style:family="text">
      <style:text-properties fo:color="#800000" fo:font-size="12pt" fo:background-color="#ffff00" style:font-size-asian="12pt" style:font-size-complex="12pt"/>
    </style:style>
    <style:style style:name="T93" style:family="text">
      <style:text-properties fo:color="#ff6633"/>
    </style:style>
    <style:style style:name="T94" style:family="text">
      <style:text-properties fo:color="#ff6633" fo:font-weight="normal" style:font-weight-asian="normal" style:font-weight-complex="normal"/>
    </style:style>
    <style:style style:name="T95" style:family="text">
      <style:text-properties style:text-position="sub 58%" fo:font-size="12pt" fo:font-style="normal" style:text-underline-style="none" style:font-size-asian="12pt" style:font-style-asian="normal" style:font-size-complex="12pt" style:font-style-complex="normal"/>
    </style:style>
    <style:style style:name="T96" style:family="text">
      <style:text-properties style:text-position="sub 58%" fo:font-size="12pt" style:text-underline-style="none" style:font-size-asian="12pt" style:font-size-complex="12pt"/>
    </style:style>
    <style:style style:name="T97" style:family="text">
      <style:text-properties style:text-position="sub 58%" fo:font-size="12pt" fo:font-weight="normal" style:font-size-asian="12pt" style:font-weight-asian="normal" style:font-size-complex="12pt" style:font-weight-complex="normal"/>
    </style:style>
    <style:style style:name="T98" style:family="text">
      <style:text-properties style:text-position="sub 58%" fo:font-weight="bold" style:font-weight-asian="bold" style:font-weight-complex="bold"/>
    </style:style>
    <style:style style:name="fr1" style:family="graphic" style:parent-style-name="Formula">
      <style:graphic-properties fo:margin-left="0cm" fo:margin-right="0cm" style:run-through="foreground" style:protect="none" style:wrap="none" style:vertical-pos="from-top" style:vertical-rel="paragraph" style:horizontal-pos="center" style:horizontal-rel="paragraph" fo:background-color="#ffffff" style:background-transparency="100%" fo:padding="0cm" fo:border="none" style:shadow="none" draw:ole-draw-aspect="1">
        <style:background-image/>
      </style:graphic-properties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protect="none" style:wrap="parallel" style:number-wrapped-paragraphs="no-limit" style:wrap-contour="false" style:vertical-pos="from-top" style:vertical-rel="paragraph" style:horizontal-pos="center" style:horizontal-rel="paragraph" fo:background-color="#ffffff" style:background-transparency="100%" fo:padding="0cm" fo:border="none" style:shadow="none" draw:ole-draw-aspect="1">
        <style:background-image/>
      </style:graphic-properties>
    </style:style>
    <style:style style:name="fr4" style:family="graphic" style:parent-style-name="Formula">
      <style:graphic-properties style:vertical-pos="bottom" style:vertical-rel="baseline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37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38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39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4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Regelwerk</text:p>
      <text:list xml:id="list34533930" text:style-name="L1">
        <text:list-header>
          <text:p text:style-name="P64"/>
        </text:list-header>
      </text:list>
      <text:list xml:id="list34556015" text:style-name="L2">
        <text:list-item>
          <text:p text:style-name="P65">Karte</text:p>
          <text:list>
            <text:list-item>
              <text:p text:style-name="P67">Übersicht</text:p>
            </text:list-item>
            <text:list-item>
              <text:p text:style-name="P67">Gelände</text:p>
            </text:list-item>
          </text:list>
        </text:list-item>
        <text:list-item>
          <text:p text:style-name="P65">Einheiten</text:p>
          <text:list>
            <text:list-item>
              <text:p text:style-name="P65">Übersicht</text:p>
            </text:list-item>
            <text:list-item>
              <text:p text:style-name="P65">Attribute</text:p>
            </text:list-item>
            <text:list-item>
              <text:p text:style-name="P65">Fähigkeiten und Eigenschaften</text:p>
            </text:list-item>
          </text:list>
        </text:list-item>
        <text:list-item>
          <text:p text:style-name="P65">Ausrüstung</text:p>
          <text:list>
            <text:list-item>
              <text:p text:style-name="P65">Übersicht</text:p>
            </text:list-item>
            <text:list-item>
              <text:p text:style-name="P65">Waffen</text:p>
            </text:list-item>
            <text:list-item>
              <text:p text:style-name="P65">Rüstungen</text:p>
            </text:list-item>
            <text:list-item>
              <text:p text:style-name="P65">Accessoire</text:p>
            </text:list-item>
            <text:list-item>
              <text:p text:style-name="P65">Verbrauchsgegenstände</text:p>
            </text:list-item>
          </text:list>
        </text:list-item>
        <text:list-item>
          <text:p text:style-name="P65">Aktionen</text:p>
          <text:list>
            <text:list-item>
              <text:p text:style-name="P65">Übersicht</text:p>
            </text:list-item>
            <text:list-item>
              <text:p text:style-name="P65">Bewegung </text:p>
            </text:list-item>
            <text:list-item>
              <text:p text:style-name="P65">Angriff (Nahkampf)</text:p>
            </text:list-item>
            <text:list-item>
              <text:p text:style-name="P65">Angriff (Fernkampf)</text:p>
            </text:list-item>
            <text:list-item>
              <text:p text:style-name="P65">Fähigkeit </text:p>
            </text:list-item>
            <text:list-item>
              <text:p text:style-name="P65">Ausrüstung</text:p>
            </text:list-item>
            <text:list-item>
              <text:p text:style-name="P65">Interaktion</text:p>
            </text:list-item>
          </text:list>
        </text:list-item>
        <text:list-item>
          <text:p text:style-name="P65">Armee</text:p>
          <text:list>
            <text:list-item>
              <text:p text:style-name="P65">Übersicht</text:p>
            </text:list-item>
            <text:list-item>
              <text:p text:style-name="P65">Armeestruktur</text:p>
            </text:list-item>
          </text:list>
        </text:list-item>
        <text:list-item>
          <text:p text:style-name="P65">Spielablauf</text:p>
          <text:list>
            <text:list-item>
              <text:p text:style-name="P65">Übersicht</text:p>
            </text:list-item>
            <text:list-item>
              <text:p text:style-name="P65">Handlungsreihenfolge</text:p>
            </text:list-item>
            <text:list-item>
              <text:p text:style-name="P65">Aktionen in Verbänden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7"><text:soft-page-break/>1. Karte</text:p>
      <text:p text:style-name="P28">1.1. Übersicht</text:p>
      <text:p text:style-name="P31"/>
      <text:list xml:id="list34546675" text:style-name="L3">
        <text:list-item>
          <text:list>
            <text:list-item>
              <text:p text:style-name="P71"><text:span text:style-name="T26">Karte –</text:span><text:span text:style-name="T34"> </text:span><text:span text:style-name="T34">Die Karte auf der gespielt wird, besteht aus Chunks</text:span></text:p>
            </text:list-item>
            <text:list-item>
              <text:p text:style-name="P72">Feld – <text:span text:style-name="T34">Ein einzelnes 6-eckiges Segment der Karte, auf einer bestimmten Höhe</text:span></text:p>
            </text:list-item>
            <text:list-item>
              <text:p text:style-name="P72">Chunk – <text:span text:style-name="T34">Alle Felder in einem 6-eckigen Segment der Karte</text:span></text:p>
            </text:list-item>
          </text:list>
        </text:list-item>
      </text:list>
      <text:p text:style-name="P33"/>
      <text:p text:style-name="P32"><text:span text:style-name="T34"><text:tab/></text:span><text:span text:style-name="T39">TODO: </text:span><text:span text:style-name="T37">Geländetypen, Hindernisse (auf Kanten), Bewegungstabellen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34552800" text:style-name="L4">
        <text:list-header>
          <text:p text:style-name="P141"><text:soft-page-break/>2. Einheiten </text:p>
        </text:list-header>
      </text:list>
      <text:p text:style-name="P55"/>
      <text:p text:style-name="P55">2.1. Übersicht</text:p>
      <text:p text:style-name="P55"/>
      <text:p text:style-name="P55">2.2. Attribute</text:p>
      <text:p text:style-name="P49"><text:tab/></text:p>
      <text:p text:style-name="P49"><text:tab/><text:span text:style-name="T75">Allgemeine Attribute</text:span></text:p>
      <text:p text:style-name="P49"><text:tab/><text:span text:style-name="T22">Diese Attribute haben alle Einheitentypen gemeinsam.</text:span></text:p>
      <text:list xml:id="list34563171" text:style-name="L5">
        <text:list-item>
          <text:list>
            <text:list-item>
              <text:p text:style-name="P142">Einheitentyp (Typ): <text:span text:style-name="T71">Den Grundtyp, den die Einheit nun hat.</text:span></text:p>
            </text:list-item>
            <text:list-item>
              <text:p text:style-name="P151"><text:span text:style-name="T7">Truppgröße(TG)</text:span><text:span text:style-name="T15"> – </text:span><text:span text:style-name="T8">Die Aktuelle Anzahl von Soldaten</text:span></text:p>
            </text:list-item>
            <text:list-item>
              <text:p text:style-name="P147"><text:span text:style-name="T56">(Basis) </text:span><text:span text:style-name="T57">Truppgröße(BTG) –</text:span><text:span text:style-name="T58"> </text:span><text:span text:style-name="T56">Die Anzahl von Soldaten, ohne Verluste</text:span></text:p>
            </text:list-item>
          </text:list>
        </text:list-item>
      </text:list>
      <text:list xml:id="list34540275" text:style-name="L6">
        <text:list-item>
          <text:list>
            <text:list-item>
              <text:p text:style-name="P153"><text:span text:style-name="T53">Größe(G) – </text:span><text:span text:style-name="T52">Ein Set von Größenordnungen für Einheiten. (</text:span><text:span text:style-name="T51">Es gibt keine festen Regeln, welche Einheiten in welche Kategorie gehören und die Zuteilung muss eher Intuitiv erfolgen.)</text:span></text:p>
            </text:list-item>
          </text:list>
        </text:list-item>
      </text:list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45">Sehr klein <text:span text:style-name="T28">(XS)</text:span></text:p>
          </table:table-cell>
          <table:table-cell table:style-name="Tabelle5.B1" office:value-type="string">
            <text:p text:style-name="P44">Gartenzwerge,...</text:p>
          </table:table-cell>
        </table:table-row>
        <table:table-row>
          <table:table-cell table:style-name="Tabelle5.A2" office:value-type="string">
            <text:p text:style-name="P45">Klein <text:span text:style-name="T28">(S)</text:span></text:p>
          </table:table-cell>
          <table:table-cell table:style-name="Tabelle5.B2" office:value-type="string">
            <text:p text:style-name="P44">(LotR) Zwerge -0.2m,...</text:p>
          </table:table-cell>
        </table:table-row>
        <table:table-row>
          <table:table-cell table:style-name="Tabelle5.A2" office:value-type="string">
            <text:p text:style-name="P45">Normal <text:span text:style-name="T28">(N)</text:span></text:p>
          </table:table-cell>
          <table:table-cell table:style-name="Tabelle5.B2" office:value-type="string">
            <text:p text:style-name="P44">Menschen,...</text:p>
          </table:table-cell>
        </table:table-row>
        <table:table-row>
          <table:table-cell table:style-name="Tabelle5.A2" office:value-type="string">
            <text:p text:style-name="P45">Groß <text:span text:style-name="T28">(L)</text:span></text:p>
          </table:table-cell>
          <table:table-cell table:style-name="Tabelle5.B2" office:value-type="string">
            <text:p text:style-name="P44">Reiter, (LotR) Trolle, (große) Raptor</text:p>
          </table:table-cell>
        </table:table-row>
        <table:table-row>
          <table:table-cell table:style-name="Tabelle5.A2" office:value-type="string">
            <text:p text:style-name="P45">Sehr Groß <text:span text:style-name="T28">(XL)</text:span></text:p>
          </table:table-cell>
          <table:table-cell table:style-name="Tabelle5.B2" office:value-type="string">
            <text:p text:style-name="P44">Oger, der auf (großem) Raptor Reitet,...</text:p>
          </table:table-cell>
        </table:table-row>
        <table:table-row>
          <table:table-cell table:style-name="Tabelle5.A2" office:value-type="string">
            <text:p text:style-name="P45">Riesig <text:span text:style-name="T28">(XXL)</text:span></text:p>
          </table:table-cell>
          <table:table-cell table:style-name="Tabelle5.B2" office:value-type="string">
            <text:p text:style-name="P44">Riese, Mammut, Dampfpanzer,...*</text:p>
          </table:table-cell>
        </table:table-row>
        <table:table-row>
          <table:table-cell table:style-name="Tabelle5.A2" office:value-type="string">
            <text:p text:style-name="P45">Gewaltig (<text:span text:style-name="T28">XXXL)</text:span></text:p>
          </table:table-cell>
          <table:table-cell table:style-name="Tabelle5.B2" office:value-type="string">
            <text:p text:style-name="P44">Kriegsschiff, Zeppelin,...**</text:p>
          </table:table-cell>
        </table:table-row>
      </table:table>
      <text:p text:style-name="P56"><text:tab/><text:tab/><text:span text:style-name="T74">* Diese Einheiten nehmen etwa ein ganzes Feld für sich in Anspruch.</text:span></text:p>
      <text:p text:style-name="P57"><text:tab/><text:tab/>** Diese Einheiten benötigen schon 2 Felder</text:p>
      <text:list xml:id="list30473092" text:continue-list="list34563171" text:style-name="L5">
        <text:list-item>
          <text:list>
            <text:list-item>
              <text:p text:style-name="P144">Kampfkraft (KK) [0 – 25] – <text:span text:style-name="T34">(Basisschaden) Der Grundschaden der Einheit</text:span></text:p>
            </text:list-item>
          </text:list>
        </text:list-item>
      </text:list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7">(LotR) Ork</text:p>
          </table:table-cell>
          <table:table-cell table:style-name="Tabelle3.B1" office:value-type="float" office:value="4">
            <text:p text:style-name="P47">4</text:p>
          </table:table-cell>
        </table:table-row>
        <table:table-row>
          <table:table-cell table:style-name="Tabelle3.A2" office:value-type="string">
            <text:p text:style-name="P47">Mensch</text:p>
          </table:table-cell>
          <table:table-cell table:style-name="Tabelle3.B2" office:value-type="float" office:value="6">
            <text:p text:style-name="P47">6</text:p>
          </table:table-cell>
        </table:table-row>
        <table:table-row>
          <table:table-cell table:style-name="Tabelle3.A2" office:value-type="string">
            <text:p text:style-name="P47">(LotR) Troll</text:p>
          </table:table-cell>
          <table:table-cell table:style-name="Tabelle3.B2" office:value-type="float" office:value="12">
            <text:p text:style-name="P47">12</text:p>
          </table:table-cell>
        </table:table-row>
      </table:table>
      <text:list xml:id="list30477195" text:continue-numbering="true" text:style-name="L5">
        <text:list-item>
          <text:list>
            <text:list-item>
              <text:p text:style-name="P151"><text:span text:style-name="T7">Kampfgeschick (KG) [0 – 25] – </text:span><text:span text:style-name="T8">Beschreibt, wie gut eine Einheit im Umgang mit Waffen allgemein ausgebildet wurde. Er gibt Boni/Mali im Nahkampf je nachdem, wie hoch das KG des Gegners ist</text:span><text:span text:style-name="T7">. EKG(w)</text:span><text:span text:style-name="T8"> beschreibt das Kampfgeschick im Umgang mit dem Waffentyp w (Kapitel 3). </text:span><text:span text:style-name="T49">Nur </text:span><text:span text:style-name="T48">EKG </text:span><text:span text:style-name="T49">bezeichnet den Grundwert für alle Waffen.</text:span></text:p>
            </text:list-item>
            <text:list-item>
              <text:p text:style-name="P154"><text:span text:style-name="T9">Angriffe (A) – </text:span><text:span text:style-name="T8">Die Anzahl der Angriffe, die diese Einheit während einer Kampfaktion hat. (üblicherweise Einen).</text:span></text:p>
            </text:list-item>
            <text:list-item>
              <text:p text:style-name="P151"><text:span text:style-name="T7">Aktionsinitiative (IA)</text:span><text:span text:style-name="T15"> </text:span><text:span text:style-name="T7">[0 – 25] </text:span><text:span text:style-name="T15">– </text:span><text:span text:style-name="T8">Beschreibt die Geschwindigkeit ,mit der die Einheit agiert. Bestimmt in welcher Reihenfolge die Trupps ziehen.</text:span></text:p>
            </text:list-item>
            <text:list-item>
              <text:p text:style-name="P151"><text:span text:style-name="T7">Kampfinitiative (IK)</text:span><text:span text:style-name="T15"> </text:span><text:span text:style-name="T7">[0 – 25] </text:span><text:span text:style-name="T15">– </text:span><text:span text:style-name="T8">Beschreibt die Geschwindigkeit ,mit der die Einheit agiert. Die Einheit mit dem höheren Wert bekommt im Nahkampf den Erstschlag.</text:span></text:p>
            </text:list-item>
            <text:list-item>
              <text:p text:style-name="P151"><text:span text:style-name="T7">Aktionspunkte (AP) [0 – 30] – </text:span><text:span text:style-name="T8">Beschreibt die Menge von Aktionen, die eine Einheit im Zeitintervall einer Runde ausführen kann. (Beachte: Es ist immer nur 1 Angriff möglich).Der Mittelwert sollte bei etwa 15 liegen (Kapitel 4).</text:span></text:p>
            </text:list-item>
            <text:list-item>
              <text:p text:style-name="P142"><text:soft-page-break/>Bewegungskosten (BK): <text:span text:style-name="T34">Die Kosten einer unmodifizierten Bewegung.</text:span></text:p>
            </text:list-item>
          </text:list>
        </text:list-item>
      </text:list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8">Mobiles Geschütz</text:p>
          </table:table-cell>
          <table:table-cell table:style-name="Tabelle1.B1" office:value-type="float" office:value="12">
            <text:p text:style-name="P48">12</text:p>
          </table:table-cell>
        </table:table-row>
        <table:table-row>
          <table:table-cell table:style-name="Tabelle1.A2" office:value-type="string">
            <text:p text:style-name="P48">Einfacher Fußsoldat</text:p>
          </table:table-cell>
          <table:table-cell table:style-name="Tabelle1.B2" office:value-type="float" office:value="7">
            <text:p text:style-name="P48">7</text:p>
          </table:table-cell>
        </table:table-row>
        <table:table-row>
          <table:table-cell table:style-name="Tabelle1.A2" office:value-type="string">
            <text:p text:style-name="P48">Einfacher Reiter</text:p>
          </table:table-cell>
          <table:table-cell table:style-name="Tabelle1.B2" office:value-type="float" office:value="4">
            <text:p text:style-name="P48">4</text:p>
          </table:table-cell>
        </table:table-row>
      </table:table>
      <text:list xml:id="list30484145" text:continue-numbering="true" text:style-name="L5">
        <text:list-item>
          <text:list>
            <text:list-item>
              <text:p text:style-name="P142">Angriffskosten (AK): <text:span text:style-name="T34">Die Kosten für einen unmodifizierten Angriff mit der ausgerüsteten Waffe. </text:span>EAK(w)<text:span text:style-name="T34"> bezeichnet die Angriffskosten mit der Waffe w.</text:span></text:p>
            </text:list-item>
            <text:list-item>
              <text:p text:style-name="P158"><text:span text:style-name="T7">Inventar (Inv) : </text:span><text:span text:style-name="T8">Alle Einheiten verfügen über ein Inventar, dass in Slots unterteilt ist. Jeder Slot fasst Gegenstände von einem bestimmten Typ (Nahkampfwaffe, Fernkampfwaffe, Verbrauchbar, Munition, Rüstung, etc.). 2 Slots sind besonders hervorgehoben. Zum einen die aktuell ausgerüstete</text:span><text:span text:style-name="T7"> Rüstung (R)</text:span><text:span text:style-name="T8"> und die aktuell ausgerüsteten </text:span><text:span text:style-name="T7">Waffe(n) (W) (</text:span><text:span text:style-name="T8">W ist eine Menge).</text:span></text:p>
            </text:list-item>
            <text:list-item>
              <text:p text:style-name="P156"><text:span text:style-name="T9">Resistenz durch Absorption (R</text:span><text:span text:style-name="T95">abs</text:span><text:span text:style-name="T9">(w)) </text:span><text:span text:style-name="T14">(w ist ein Angriffstyp)</text:span><text:span text:style-name="T8">: Gibt an, wie gut eine Einheit gegen einen Angriffstyp geschützt ist (ohne Rüstung). </text:span><text:span text:style-name="T14">(So sind z.B. Magiebegabte Einheiten geschützt gegen Magie und zähe Trolle gegen normale Angriffe)</text:span></text:p>
            </text:list-item>
            <text:list-item>
              <text:p text:style-name="P167"><text:span text:style-name="T19">Resistenz durch Ablenkung (R</text:span><text:span text:style-name="T96">abl </text:span><text:span text:style-name="T87">(w)) </text:span><text:span text:style-name="T89">(w ist ein Angriffstyp)</text:span><text:span text:style-name="T88">: Gibt an, wie gut eine Einheit durch Ablenkung geschützt ist. </text:span><text:span text:style-name="T89">(Astrale Einheiten lassen sich z.B. fast gar nicht durch körperliche Einheiten verwunden).</text:span></text:p>
            </text:list-item>
            <text:list-item>
              <text:p text:style-name="P156"><text:span text:style-name="T9">Behinderung (Beh): </text:span><text:span text:style-name="T8">Gibt an, wie stark eine Einheit durch ihre Ausrüstung behindert wird. Im Allgemeinen startet eine Einheit mit einer Behinderung von 0. </text:span><text:span text:style-name="T14">(Der Wert kann nicht unter 0 sinken)</text:span></text:p>
            </text:list-item>
            <text:list-item>
              <text:p text:style-name="P142"><text:span text:style-name="T46">Talente (T)</text:span><text:span text:style-name="T54"> (Menge) – </text:span><text:span text:style-name="T47">Die </text:span><text:span text:style-name="T46">Eigenschaften </text:span><text:span text:style-name="T47">(</text:span><text:span text:style-name="T46">EG</text:span><text:span text:style-name="T47">) und </text:span><text:span text:style-name="T46">Fähigkeiten </text:span><text:span text:style-name="T47">(</text:span><text:span text:style-name="T46">FH</text:span><text:span text:style-name="T47">) eines Trupps. (Abschnitt 4.5)</text:span></text:p>
            </text:list-item>
            <text:list-item>
              <text:p text:style-name="P142"><text:span text:style-name="T47">(aktive) </text:span><text:span text:style-name="T46">Effekte (E) </text:span><text:span text:style-name="T54">(Menge) </text:span><text:span text:style-name="T46">– </text:span><text:span text:style-name="T47">Die Effekte unter denen der Trupp steht.(Abschnitt 4.5)</text:span></text:p>
            </text:list-item>
            <text:list-item>
              <text:p text:style-name="P158"><text:span text:style-name="T48">Modifikationen (Emod,EmodP) </text:span><text:span text:style-name="T49">– Ergeben sich aus den Modifikationen der Ausrüstung, der Talente und der Effekte. </text:span><text:span text:style-name="T48">Emod(a,t)</text:span><text:span text:style-name="T49"> gibt an, wie bei der Aktion a das Attribut t absolut verändert wird und </text:span><text:span text:style-name="T48">EmodP(a,t)</text:span><text:span text:style-name="T49"> gibt an, wie bei der Aktion a das Attribut t prozentual verändert wird. Außerdem gibt es noch Modifikationen für die aktiven Waffen und Rüstungen </text:span><text:span text:style-name="T48">(Wmod, Rmod)</text:span></text:p>
            </text:list-item>
          </text:list>
        </text:list-item>
      </text:list>
      <text:p text:style-name="P49"/>
      <text:p text:style-name="P49"><text:tab/><text:span text:style-name="T75">Einheitentyp: Humanoide</text:span></text:p>
      <text:p text:style-name="P51"><text:tab/><text:span text:style-name="T18">Humanoide bedeutet im diesen Fall, dass sie Waffen verwenden können (Sprich sie haben <text:tab/>mindestens ein Arm). </text:span></text:p>
      <text:list xml:id="list34546729" text:style-name="L7">
        <text:list-item>
          <text:list>
            <text:list-item>
              <text:p text:style-name="P161"><text:span text:style-name="T17">Inventar</text:span><text:span text:style-name="T24">: </text:span><text:span text:style-name="T18">Eine Einheit hat einen Rüstungsslots und für jeden Arm hat die Einheit einen Waffenslot. Die Effizienz der Handhabung der Einzelnen Waffen und der Anzahl der Arme ab. (Kapitel 3.2)</text:span></text:p>
            </text:list-item>
          </text:list>
        </text:list-item>
      </text:list>
      <text:p text:style-name="P146"/>
      <text:p text:style-name="P51"><text:span text:style-name="T18"><text:tab/></text:span><text:span text:style-name="T76">Einheitentyp: Helden</text:span></text:p>
      <text:p text:style-name="P51"><text:tab/><text:span text:style-name="T18">Dieses sind die Anführer und Kommandanten der Armee und eventuell einige besondere <text:s/><text:tab/>Einheiten.</text:span></text:p>
      <text:list xml:id="list30483595" text:continue-numbering="true" text:style-name="L7">
        <text:list-item>
          <text:list>
            <text:list-item>
              <text:p text:style-name="P161"><text:span text:style-name="T24">Schicksalspunkte (SP): </text:span><text:span text:style-name="T18">Diese Punkte erlauben es tödliche Situationen zu überleben. </text:span></text:p>
            </text:list-item>
          </text:list>
        </text:list-item>
      </text:list>
      <text:p text:style-name="P49"/>
      <text:p text:style-name="P49"><text:tab/><text:span text:style-name="T75">Einheitentyp: Organische Einheiten</text:span></text:p>
      <text:p text:style-name="P49"><text:tab/><text:span text:style-name="T22">Jede Einheit muss entweder Organisch oder Mechanisch sein. </text:span></text:p>
      <text:list xml:id="list30468690" text:continue-list="list30484145" text:style-name="L5">
        <text:list-item>
          <text:p text:style-name="P154"><text:soft-page-break/><text:span text:style-name="T9">Moral (M): </text:span><text:span text:style-name="T8">Beschreibt den aktuellen Kampfwillen der Einheit.</text:span></text:p>
        </text:list-item>
        <text:list-item>
          <text:p text:style-name="P154"><text:span text:style-name="T8">(Basis) </text:span><text:span text:style-name="T9">Moral (BM): </text:span><text:span text:style-name="T8">Die Moral des frischen Trupps.</text:span></text:p>
        </text:list-item>
        <text:list-item>
          <text:p text:style-name="P149">Lebenspunkte(LP): <text:span text:style-name="T34">Beschreibt die Widerstandsfähigkeit gegen Treffer.</text:span></text:p>
        </text:list-item>
      </text:list>
      <text:list xml:id="list34548307" text:style-name="L8">
        <text:list-item>
          <text:p text:style-name="P159"><text:span text:style-name="T8">(Basis)</text:span><text:span text:style-name="T14"> </text:span><text:span text:style-name="T7">Lebenspunkt(BLP):</text:span><text:span text:style-name="T14"> </text:span><text:span text:style-name="T8">Die Lebenspunkte eines unverletzten Trupps. Die </text:span><text:span text:style-name="T7">ILP</text:span><text:span text:style-name="T8"> bezeichnen die Lebenspunkte eines einzelnen Soldaten der Einheit.<text:tab/></text:span></text:p>
        </text:list-item>
      </text:list>
      <text:p text:style-name="P165"/>
      <text:p text:style-name="P49"><text:tab/><text:span text:style-name="T75">Einheitentyp: Mechanische Einheiten</text:span></text:p>
      <text:p text:style-name="P49"><text:tab/><text:span text:style-name="T22">Jede Einheit muss entweder Organisch oder Mechanisch sein.</text:span></text:p>
      <text:list xml:id="list34535732" text:style-name="L9">
        <text:list-item>
          <text:list>
            <text:list-item>
              <text:p text:style-name="P162"><text:span text:style-name="T24">Strukturpunkte(SR): </text:span><text:span text:style-name="T18">Die Anzahl an kritischen Treffern, die die Einheit/(Struktur) aushält.</text:span></text:p>
            </text:list-item>
            <text:list-item>
              <text:p text:style-name="P163"><text:span text:style-name="T18">Stabilität (ST) [Ersetzt Verteidigung]: </text:span><text:span text:style-name="T22">Stellt dar, wie starke Treffer eine mechanische Einheit/(Struktur) aushält.</text:span></text:p>
            </text:list-item>
          </text:list>
        </text:list-item>
      </text:list>
      <text:p text:style-name="P49"><text:tab/></text:p>
      <text:p text:style-name="P49"><text:tab/><text:span text:style-name="T75">Einheitentyp: Kavallerie</text:span></text:p>
      <text:p text:style-name="P165"/>
      <text:p text:style-name="P165"/>
      <text:p text:style-name="P49"><text:tab/><text:span text:style-name="T75">Einheitentyp: Bestien</text:span></text:p>
      <text:p text:style-name="P146"><text:tab/>Humanoide bedeutet im diesen Fall, dass sie Waffen verwenden können (Sprich sie haben <text:tab/>mindestens ein Arm). </text:p>
      <text:list xml:id="list30479222" text:continue-list="list30483595" text:style-name="L7">
        <text:list-item>
          <text:list>
            <text:list-item>
              <text:p text:style-name="P161"><text:span text:style-name="T17">Inventar</text:span><text:span text:style-name="T24">: </text:span><text:span text:style-name="T18">Eine Bestie verfügt über einen Rüstungsslots und 2 Waffenslots. Beide haben einen Effizienzgrad von 100%. Für Bestien gibt es keine Unterteilung in Einhändige oder Zweihändige Waffen.</text:span></text:p>
            </text:list-item>
          </text:list>
        </text:list-item>
      </text:list>
      <text:p text:style-name="P146"/>
      <text:p text:style-name="P49"><text:tab/><text:span text:style-name="T75">Skillsystem und Talentbäume</text:span></text:p>
      <text:p text:style-name="P51"><text:tab/><text:span text:style-name="T18">Einheiten bekommen durch Kämpfen, das erfüllen von sonstigen Aufgaben <text:tab/>Erfahrungspunkte bekommen. (</text:span><text:span text:style-name="T91">TODO: </text:span><text:span text:style-name="T92">Details!)</text:span></text:p>
      <text:p text:style-name="P49"><text:tab/><text:span text:style-name="T22">Jede Profession (siehe Armeestruktur – Kapitel 5.2) hat ihren eigene Art von Talentbäumen.</text:span></text:p>
      <text:list xml:id="list34546792" text:style-name="L10">
        <text:list-item>
          <text:list>
            <text:list-item>
              <text:p text:style-name="P164"><text:span text:style-name="T18">Anführer: </text:span><text:span text:style-name="T22">Diese können bis Stufe 20 aufsteigen und bekommen alle 3 Level einen Talentpunkt. Sie starten mit 3 Punkten. (insgesamt 9 Talente) </text:span></text:p>
            </text:list-item>
            <text:list-item>
              <text:p text:style-name="P164"><text:span text:style-name="T18">Kommandanten: </text:span><text:span text:style-name="T22">Diese können bis Stufe 15 aufsteigen und bekommen alle 3 Level einen Talentpunkt. Sie starten mit 2 Punkten (insgesamt 7 Talente)</text:span></text:p>
            </text:list-item>
            <text:list-item>
              <text:p text:style-name="P164"><text:span text:style-name="T18">Grund- und Spezialeinheiten: </text:span><text:span text:style-name="T22">Diese können bis Stufe 10 aufsteigen und bekommen alle 3 Level einen Punkt. Sie starten mit einem Punkt.</text:span></text:p>
            </text:list-item>
          </text:list>
        </text:list-item>
      </text:list>
      <text:p text:style-name="P49"><text:span text:style-name="T22"><text:tab/></text:span><text:span text:style-name="T13">(Die Startpunkte können auch fest verteilt sein, dadurch hätte eine Einheit beispielsweise <text:tab/>Startfähigkeiten)</text:span></text:p>
      <text:p text:style-name="P51"/>
      <text:p text:style-name="P28">2.2.<text:tab/>Fähigkeiten, Eigenschaften und Effekte</text:p>
      <text:p text:style-name="P28"/>
      <text:p text:style-name="P4">Die <text:span text:style-name="T26">Fähigkeiten</text:span> und <text:span text:style-name="T26">Eigenschaften</text:span> einer Einheit bilden zusammen die <text:span text:style-name="T26">Talente</text:span> der Einheit. Dies können Hintergrundmerkmale (wie etwa ein spezielles Training) oder aber auch im Laufe der Kampagne erlernte Fähigkeiten sein. Eigenschaften sind in der Regel <text:span text:style-name="T26">Passive</text:span> Talente, die Boni oder auch Mali auf die Grundwerte geben, darüber hinaus können sie auch in bestimmten Situationen (siehe Ereignisse) <text:span text:style-name="T26">Effekte</text:span> geben. Fähigkeiten sind <text:span text:style-name="T26">Aktive</text:span> Talente und müssen mit AP aktiviert werden. Auch Effekte können in bestimmten Situationen neue Effekte auslösen. <text:span text:style-name="T26">Modifikationen </text:span><text:soft-page-break/>geben an, wie Talente und Effekte Handlungen eines Trupps beeinflussen.</text:p>
      <text:p text:style-name="P4"/>
      <text:list xml:id="list34563965" text:style-name="L11">
        <text:list-item>
          <text:list>
            <text:list-item>
              <text:p text:style-name="P73"><text:span text:style-name="T26">Talente</text:span> ändern sich während des Szenarios nicht</text:p>
              <text:list>
                <text:list-item>
                  <text:p text:style-name="P85">Eigenschaften <text:span text:style-name="T34">geben Permanente Boni zu Attributen, modifizieren Aktionen und </text:span><text:span text:style-name="T34">können Effekte auslösen, wenn bestimmt Ereignisse eintreten.</text:span></text:p>
                </text:list-item>
                <text:list-item>
                  <text:p text:style-name="P85">Fähigkeiten <text:span text:style-name="T34">werden durch AP ausgelöst und bewirken unmittelbare Effekte, können </text:span><text:span text:style-name="T34">aber auch anhaltende Effekte auslösen.</text:span></text:p>
                </text:list-item>
              </text:list>
            </text:list-item>
            <text:list-item>
              <text:p text:style-name="P85">Effekte</text:p>
              <text:p text:style-name="P108">(Etwas Abstrakter wäre es Effekte als Zustände zu verstehen in denen sich der Trupp oder Held gerade befindet)</text:p>
              <text:list>
                <text:list-item>
                  <text:p text:style-name="P85">anhaltende Effekte<text:span text:style-name="T34"> sind vergleichbar mit Buffs aus bekannten spielen. Sie geben </text:span>Attributboni<text:span text:style-name="T34">, können Aktionen </text:span>modifizieren<text:span text:style-name="T34"> und Effekte auslösen, wenn bestimmte Ereignisse eintreten.</text:span></text:p>
                </text:list-item>
                <text:list-item>
                  <text:p text:style-name="P85">Sofortige Effekte <text:span text:style-name="T34">treten sofort ein, (z.B. Flächenschaden von Geschützen und ähnlichem)</text:span></text:p>
                </text:list-item>
              </text:list>
            </text:list-item>
          </text:list>
        </text:list-item>
      </text:list>
      <text:p text:style-name="P8"/>
      <text:p text:style-name="P4"><text:span text:style-name="T31"><text:tab/></text:span><text:span text:style-name="T4">Effekte</text:span></text:p>
      <text:p text:style-name="P4"><text:span text:style-name="T3"><text:tab/></text:span><text:span text:style-name="T30">Anhaltende Effekte </text:span><text:span text:style-name="T31">haben folgende Attribute:</text:span></text:p>
      <text:list xml:id="list34565023" text:style-name="L12">
        <text:list-item>
          <text:list>
            <text:list-item>
              <text:p text:style-name="P114">Typ: <text:span text:style-name="T49">Positiv, Neutral, Negativ – Zur geeigneten Markierung im Spiel.</text:span></text:p>
            </text:list-item>
            <text:list-item>
              <text:p text:style-name="P114"><text:span text:style-name="T50">Beschreibung: </text:span><text:span text:style-name="T49">Ingame Tooltip. </text:span></text:p>
            </text:list-item>
            <text:list-item>
              <text:p text:style-name="P114"><text:span text:style-name="T50">Versteckt: </text:span><text:span text:style-name="T49">Ja/Nein, Ob der Effekt im Spiel angezeigt wird.</text:span></text:p>
            </text:list-item>
          </text:list>
        </text:list-item>
      </text:list>
      <text:list xml:id="list34563274" text:style-name="L13">
        <text:list-item>
          <text:list>
            <text:list-item>
              <text:list>
                <text:list-item>
                  <text:p text:style-name="P118">Auswirkungen: <text:span text:style-name="T34">Gibt an, was dieser Effekt nun eigentlich tut. Dies können Modifikationen von Aktionen sein, direkte Attributboni und ähnliches sein.</text:span></text:p>
                </text:list-item>
                <text:list-item>
                  <text:p text:style-name="P118">Dauer: <text:span text:style-name="T34">Dauer bis der Effekt schwindet. (-1 = infinity)</text:span></text:p>
                </text:list-item>
                <text:list-item>
                  <text:p text:style-name="P118">Nebeneffekte: <text:span text:style-name="T34">(</text:span><text:span text:style-name="T27">Menge</text:span><text:span text:style-name="T32">)</text:span> <text:span text:style-name="T34">Die Effekte, welcher dieser Effekt auslösen kann, dafür hat der Effekt für jeden Nebeneffekt folgende Attribute:</text:span></text:p>
                  <text:list>
                    <text:list-item>
                      <text:p text:style-name="P118">Ereignisse: <text:span text:style-name="T34">Bei Diesen Ereignissen treten die unter Effekten beschriebenen Effekte ein (unerwartet!), wenn zusätzlich die Bedingungen dafür erfüllt sind. </text:span></text:p>
                    </text:list-item>
                    <text:list-item>
                      <text:p text:style-name="P118">Bedingungen: <text:span text:style-name="T27">(je nach Ereignis andere möglich)</text:span></text:p>
                    </text:list-item>
                    <text:list-item>
                      <text:p text:style-name="P118">Effekte</text:p>
                    </text:list-item>
                  </text:list>
                </text:list-item>
                <text:list-item>
                  <text:p text:style-name="P118">Abbruchszenarien:</text:p>
                  <text:list>
                    <text:list-item>
                      <text:p text:style-name="P118"><text:span text:style-name="T31">Abbruch: </text:span><text:span text:style-name="T32">Bei diesen Ereignissen wird der Effekt abgebrochen, wenn zusätzlich noch die Abbruchbedingungen erfüllt sind.</text:span></text:p>
                    </text:list-item>
                    <text:list-item>
                      <text:p text:style-name="P120">Abbruchbedingungen</text:p>
                    </text:list-item>
                  </text:list>
                </text:list-item>
              </text:list>
            </text:list-item>
          </text:list>
        </text:list-item>
      </text:list>
      <text:p text:style-name="P37"><text:tab/></text:p>
      <text:p text:style-name="P37"><text:tab/>Sofortige Effekte <text:span text:style-name="T34">haben folgende Attribute:</text:span></text:p>
      <text:list xml:id="list34561925" text:style-name="L14">
        <text:list-item>
          <text:list>
            <text:list-item>
              <text:p text:style-name="P121">Auswirkungen: <text:span text:style-name="T34">Hauptsächlich die unter sonstige Auswirkungen aufgeführten.</text:span></text:p>
            </text:list-item>
          </text:list>
        </text:list-item>
      </text:list>
      <text:p text:style-name="P38"/>
      <text:p text:style-name="P7"><text:span text:style-name="T47"><text:tab/></text:span><text:span text:style-name="T55">Auswirkungen</text:span></text:p>
      <text:p text:style-name="P22"><text:tab/><text:span text:style-name="T18">Attributboni</text:span></text:p>
      <text:p text:style-name="P22"><text:tab/><text:span text:style-name="T22">Es gibt feste Attributboni, die durch Eigenschaften von Einheiten verliehen werden und <text:tab/>temporäre, die durch Effekte und Eigenschaften von Ausrüstung verliehen werden.</text:span></text:p>
      <text:p text:style-name="P8"/>
      <text:p text:style-name="P4"><text:tab/><text:span text:style-name="T26">Modifikationen</text:span></text:p>
      <text:p text:style-name="P8"><text:span text:style-name="T2"><text:tab/></text:span>Modifikationen beeinflussen den Ablauf von Aktionen (Angriffen, Bewegung, <text:tab/>etc.).<text:span text:style-name="T26">e.Emod(a,t)</text:span> gibt an, wie bei der Aktion a das Attribut t absolut durch die <text:tab/>Eigenschaft/den Effekt e verändert wird und <text:span text:style-name="T26">e.EmodP(a,t)</text:span> gibt an, wie bei der Aktion a das <text:tab/>Attribut t prozentual verändert wird. Außerdem können Aktionen durch Modifikationen <text:tab/>deaktiviert werden. (z.B. Bewegung für Stationäre Geschütze nach dem aufbauen) <text:span text:style-name="T28">Die <text:tab/>Modifikationen sind insbesondere <text:tab/>nützlich, um <text:tab/>Boni zu beschreiben, die nur unter </text:span><text:soft-page-break/><text:span text:style-name="T28"><text:tab/>bestimmten Bedingungen auftreten (etwa ein 25% Bonus gegen Bestien)</text:span></text:p>
      <text:p text:style-name="P11"/>
      <text:p text:style-name="P18"><text:tab/><text:span text:style-name="T18">Sonstige Auswirkungen</text:span></text:p>
      <text:p text:style-name="P18"><text:span text:style-name="T18"><text:tab/></text:span><text:span text:style-name="T22">Manche Auswirkungen lassen sich nicht mit (gut) mit Modifikationen und Attributboni </text:span><text:span text:style-name="T22"><text:tab/>darstellen. Daher gibt es diese Liste:</text:span></text:p>
      <text:list xml:id="list34543566" text:style-name="L15">
        <text:list-item>
          <text:list>
            <text:list-item>
              <text:list>
                <text:list-item>
                  <text:p text:style-name="P74">Die Handhabung von Waffen ändern?</text:p>
                </text:list-item>
                <text:list-item>
                  <text:p text:style-name="P74">Schaden zufügen</text:p>
                </text:list-item>
                <text:list-item>
                  <text:p text:style-name="P74">Angriffe deaktivieren.</text:p>
                </text:list-item>
                <text:list-item>
                  <text:p text:style-name="P74">Etc.</text:p>
                </text:list-item>
              </text:list>
            </text:list-item>
          </text:list>
        </text:list-item>
      </text:list>
      <text:p text:style-name="P18"/>
      <text:p text:style-name="P18"><text:tab/><text:span text:style-name="T75">Ereignisse</text:span></text:p>
      <text:p text:style-name="P4"><text:span text:style-name="T26"><text:tab/>(anhaltende) Effekte</text:span> und <text:span text:style-name="T26">Eigenschaften</text:span> können andere Effekte auslösen. Tritt ein Ereignis <text:tab/>ein, so wird bei allen (anhaltenden) Effekten und Eigenschaften, die bei diesem Ereignis <text:tab/>ausgelöst werden geprüft, ob <text:tab/>die Bedingungen erfüllt sind um die Effekte auszulösen (oder <text:tab/>abzubrechen) <text:span text:style-name="T26"><text:tab/></text:span></text:p>
      <text:p text:style-name="P2"/>
      <text:list xml:id="list34546682" text:style-name="L16">
        <text:list-item>
          <text:list>
            <text:list-item>
              <text:list>
                <text:list-item>
                  <text:p text:style-name="P97">Bewegung Vorher : <text:span text:style-name="T34">Tritt ein, bevor sich ein Trupp/Held auf ein anders Feld bewegt.</text:span></text:p>
                </text:list-item>
                <text:list-item>
                  <text:p text:style-name="P97">Bewegung Nachher :<text:span text:style-name="T34"> Tritt ein, nachdem sich ein Trupp/Held auf ein anders Feld bewegt hat.</text:span></text:p>
                </text:list-item>
                <text:list-item>
                  <text:p text:style-name="P97">Bewegung in Reserve</text:p>
                </text:list-item>
                <text:list-item>
                  <text:p text:style-name="P97">Bewegung aus Reserve</text:p>
                </text:list-item>
                <text:list-item>
                  <text:p text:style-name="P97">Drehung</text:p>
                </text:list-item>
                <text:list-item>
                  <text:p text:style-name="P97">Angriff Vorher: <text:span text:style-name="T34">Tritt ein, bevor ein Trupp einen andern angreift. </text:span></text:p>
                </text:list-item>
                <text:list-item>
                  <text:p text:style-name="P97">Angriff: <text:span text:style-name="T34">Tritt ein, während ein Trupp angreift.</text:span></text:p>
                </text:list-item>
                <text:list-item>
                  <text:p text:style-name="P97">Angriff Nachher: <text:span text:style-name="T34">Tritt ein, nachdem ein Trupp einen andern angegriffen hat.</text:span></text:p>
                </text:list-item>
                <text:list-item>
                  <text:p text:style-name="P97">Angriff Fernkampf Vorher</text:p>
                </text:list-item>
                <text:list-item>
                  <text:p text:style-name="P97">Angriff Fernkampf </text:p>
                </text:list-item>
                <text:list-item>
                  <text:p text:style-name="P97">Angriff Fernkampf Nachher</text:p>
                </text:list-item>
                <text:list-item>
                  <text:p text:style-name="P97">Verteidigung Vorher: <text:span text:style-name="T34">Tritt ein, bevor ein Trupp angegriffen wird.</text:span></text:p>
                </text:list-item>
                <text:list-item>
                  <text:p text:style-name="P97">Verteidigung Nachher<text:span text:style-name="T34">: Tritt ein, nachdem ein Trupp angegriffen wurde.</text:span></text:p>
                </text:list-item>
                <text:list-item>
                  <text:p text:style-name="P97">Verteidigung Fernkampf Vorher</text:p>
                </text:list-item>
                <text:list-item>
                  <text:p text:style-name="P97">Verteidigung Fernkampf Nachher</text:p>
                </text:list-item>
                <text:list-item>
                  <text:p text:style-name="P97">Aktion benutzen: <text:span text:style-name="T34">Eine Aktion auf der Karte benutzen </text:span><text:span text:style-name="T27">(z.B verschanzen)</text:span></text:p>
                </text:list-item>
                <text:list-item>
                  <text:p text:style-name="P97">Moral über 100%</text:p>
                </text:list-item>
                <text:list-item>
                  <text:p text:style-name="P97">Moral 75% - 100%</text:p>
                </text:list-item>
                <text:list-item>
                  <text:p text:style-name="P97">Moral 50% - 75%</text:p>
                </text:list-item>
                <text:list-item>
                  <text:p text:style-name="P97">Moral 25% - 50%</text:p>
                </text:list-item>
                <text:list-item>
                  <text:p text:style-name="P97">Moral 0% - 25%</text:p>
                </text:list-item>
                <text:list-item>
                  <text:p text:style-name="P97">Moral 0 (Flucht)</text:p>
                </text:list-item>
                <text:list-item>
                  <text:p text:style-name="P97">Leben 100%</text:p>
                </text:list-item>
                <text:list-item>
                  <text:p text:style-name="P97">Leben 75% - 100%</text:p>
                </text:list-item>
                <text:list-item>
                  <text:p text:style-name="P97">Leben 50% - 75%</text:p>
                </text:list-item>
                <text:list-item>
                  <text:p text:style-name="P97">Leben 25% - 50%</text:p>
                </text:list-item>
                <text:list-item>
                  <text:p text:style-name="P97">Leben 0% - 25%</text:p>
                </text:list-item>
                <text:list-item>
                  <text:p text:style-name="P97">Leben 0 (Tot)</text:p>
                </text:list-item>
                <text:list-item>
                  <text:p text:style-name="P97">Zug Beginn</text:p>
                </text:list-item>
                <text:list-item>
                  <text:p text:style-name="P97">Zug Ende</text:p>
                </text:list-item>
              </text:list>
            </text:list-item>
          </text:list>
        </text:list-item>
      </text:list>
      <text:p text:style-name="P2"><text:tab/></text:p>
      <text:p text:style-name="P2"><text:tab/><text:span text:style-name="T5">Fähigkeiten</text:span></text:p>
      <text:p text:style-name="P4"><text:soft-page-break/><text:span text:style-name="T1"><text:tab/></text:span>Fähigkeiten funktionieren wie man es erwarten dürfte (z.B. wie in Warcraft III). Zum <text:tab/>aktivieren von Fähigkeiten muss man AP ausgeben. Manche Fähigkeiten sind in Stufen <text:tab/>unterteilt: Durchs ausführen einer Fähigkeitsstufe kommt man in die nächste Stufe und <text:tab/>irgendwann kommt man wieder in die Startstufe <text:span text:style-name="T26">(Wenn man so will ein endlicher, </text:span><text:span text:style-name="T26"><text:tab/>kreisförmiger Automat)</text:span>. Eine Fähigkeit besteht aus einem geordneten Set von <text:tab/>Fähigkeitsstufen, welches Folgenden Invarianten unterliegt:</text:p>
      <text:list xml:id="list34542872" text:style-name="L17">
        <text:list-item>
          <text:list>
            <text:list-item>
              <text:list>
                <text:list-item>
                  <text:p text:style-name="P75">An erster Stelle steht die Startstufe.</text:p>
                </text:list-item>
                <text:list-item>
                  <text:p text:style-name="P75">Nach ausführen der Fähigkeitsstufe an i-ter stelle kommt man in die (i +1)-te Fähigkeitsstufe (Oder in die erste, wenn i das letzte Element ist) </text:p>
                </text:list-item>
              </text:list>
            </text:list-item>
          </text:list>
        </text:list-item>
      </text:list>
      <text:p text:style-name="P4"/>
      <text:p text:style-name="P4"><text:tab/>Fähigkeitsstufen haben folgende Attribute: </text:p>
      <text:list xml:id="list34546381" text:style-name="L18">
        <text:list-item>
          <text:list>
            <text:list-item>
              <text:list>
                <text:list-item>
                  <text:p text:style-name="P76"><text:span text:style-name="T26">Name: </text:span>Der Name, der im Spiel angezeigt wird.</text:p>
                </text:list-item>
                <text:list-item>
                  <text:p text:style-name="P76"><text:span text:style-name="T26">Kosten: </text:span>Selbsterklärend: die Grundkosten der Fähigkeit in AP.</text:p>
                </text:list-item>
                <text:list-item>
                  <text:p text:style-name="P86">Beschreibung: <text:span text:style-name="T34">Die Beschreibung, die im Spiel angezeigt wird.</text:span></text:p>
                </text:list-item>
                <text:list-item>
                  <text:p text:style-name="P86">Bedingungen: <text:span text:style-name="T34">Die Bedingungen unter denen die Fähigkeit einzusetzen ist. (</text:span><text:span text:style-name="T27">Lässt sich gut mit versteckten Ereignissen implementieren.)</text:span></text:p>
                </text:list-item>
                <text:list-item>
                  <text:p text:style-name="P98">Abklingzeit: <text:span text:style-name="T34">Gibt an, wie viele Runden die Fertigkeit braucht um wieder eingesetzt </text:span><text:span text:style-name="T34">zu werden. (</text:span><text:span text:style-name="T27">Lässt sich auch wieder mit versteckten Effekten implementieren, da man das aber vermutlich recht häufig braucht wäre das irgendwie unschön)</text:span></text:p>
                </text:list-item>
                <text:list-item>
                  <text:p text:style-name="P98">sofortige Effekte: <text:span text:style-name="T34">sofortige Effekte, die ausgelöst werden.</text:span></text:p>
                </text:list-item>
                <text:list-item>
                  <text:p text:style-name="P98">Anhaltende Effekte: <text:span text:style-name="T34">anhaltende Effekte, die ausgelöst werden. </text:span></text:p>
                </text:list-item>
              </text:list>
            </text:list-item>
          </text:list>
        </text:list-item>
      </text:list>
      <text:p text:style-name="P18"><text:tab/></text:p>
      <text:p text:style-name="P2"/>
      <text:p text:style-name="P18"><text:tab/><text:span text:style-name="T75">Beispiele</text:span></text:p>
      <text:p text:style-name="P1"><text:tab/>Beispiel 1: Schrapnellgeschütz (Eine Variante ohne Munition)</text:p>
      <text:p text:style-name="P58"><text:tab/><text:span text:style-name="T59">(Nicht vergessen: Effekt-schaden bei der Berechnung des potentiellen Schadens nicht zu <text:tab/>vernachlässigen)</text:span></text:p>
      <text:list xml:id="list30457695" text:continue-list="list34563274" text:style-name="L13">
        <text:list-item>
          <text:list>
            <text:list-item>
              <text:p text:style-name="P118">Fähigkeit: Schrapnellgeschoss</text:p>
              <text:list>
                <text:list-item>
                  <text:p text:style-name="P118">Stufe 1: </text:p>
                  <text:list>
                    <text:list-item>
                      <text:p text:style-name="P118">Name: Schrapnellschuss vorbereiten</text:p>
                    </text:list-item>
                    <text:list-item>
                      <text:p text:style-name="P118">Kosten:<text:span text:style-name="T34"> 8 AP</text:span></text:p>
                    </text:list-item>
                    <text:list-item>
                      <text:p text:style-name="P118">Beschreibung: „<text:span text:style-name="T34">Zertrümmert eine Kanonenkugel um sie als Schrapnell abzufeuern“</text:span></text:p>
                    </text:list-item>
                    <text:list-item>
                      <text:p text:style-name="P118">Bedingungen: <text:span text:style-name="T34">Nicht im Nahkampf </text:span></text:p>
                    </text:list-item>
                    <text:list-item>
                      <text:p text:style-name="P118">Abklingzeit: <text:span text:style-name="T34">4 Spielrunden.</text:span></text:p>
                    </text:list-item>
                    <text:list-item>
                      <text:p text:style-name="P118">sofortige Effekte: <text:span text:style-name="T34">-</text:span></text:p>
                    </text:list-item>
                    <text:list-item>
                      <text:p text:style-name="P118">anhaltende Effekte: <text:span text:style-name="T34">-</text:span></text:p>
                    </text:list-item>
                  </text:list>
                </text:list-item>
                <text:list-item>
                  <text:p text:style-name="P118">Stufe 2: </text:p>
                  <text:list>
                    <text:list-item>
                      <text:p text:style-name="P118">Name: Schrapnellschuss laden</text:p>
                    </text:list-item>
                    <text:list-item>
                      <text:p text:style-name="P118">Kosten:<text:span text:style-name="T34"> 8 AP</text:span></text:p>
                    </text:list-item>
                    <text:list-item>
                      <text:p text:style-name="P118">Beschreibung: „<text:span text:style-name="T34">Bereitet das abfeuern des Schrapnelschusses vor“</text:span></text:p>
                    </text:list-item>
                    <text:list-item>
                      <text:p text:style-name="P118">Bedingungen: <text:span text:style-name="T34">Nicht im Nahkampf </text:span></text:p>
                    </text:list-item>
                    <text:list-item>
                      <text:p text:style-name="P118">Abklingzeit: <text:span text:style-name="T34">-</text:span></text:p>
                    </text:list-item>
                    <text:list-item>
                      <text:p text:style-name="P118">sofortige Effekte: <text:span text:style-name="T34">-</text:span></text:p>
                    </text:list-item>
                    <text:list-item>
                      <text:p text:style-name="P118">anhaltende Effekte:<text:span text:style-name="T34"> Schrapnellmunition für wirkende Einheit </text:span></text:p>
                    </text:list-item>
                  </text:list>
                </text:list-item>
              </text:list>
            </text:list-item>
            <text:list-item>
              <text:p text:style-name="P118">anhaltender Effekt: <text:span text:style-name="T34">Schrapnellmunition</text:span></text:p>
              <text:list>
                <text:list-item>
                  <text:p text:style-name="P118">Typ: <text:span text:style-name="T34">Positiv</text:span></text:p>
                  <text:list>
                    <text:list-item>
                      <text:p text:style-name="P118">Nebeneffekt:</text:p>
                      <text:list>
                        <text:list-item>
                          <text:p text:style-name="P118">Ereignisse: <text:span text:style-name="T34">Angriff Fernkampf</text:span></text:p>
                        </text:list-item>
                        <text:list-item>
                          <text:p text:style-name="P118"><text:soft-page-break/>Bedingung: - </text:p>
                        </text:list-item>
                        <text:list-item>
                          <text:p text:style-name="P118">Effekt: <text:span text:style-name="T34">Splitterschaden für Ziel und angrenzende, wenn sichtbar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8">Auswirkungen: <text:span text:style-name="T34">Deaktiviert Fähigkeit Schrapnellgeschoss</text:span></text:p>
                </text:list-item>
                <text:list-item>
                  <text:p text:style-name="P118">Modifikationen: <text:span text:style-name="T34">keinen Direkten Schaden </text:span></text:p>
                </text:list-item>
                <text:list-item>
                  <text:p text:style-name="P118">Dauer: <text:span text:style-name="T34">-1</text:span></text:p>
                </text:list-item>
                <text:list-item>
                  <text:p text:style-name="P118">Abbruch: </text:p>
                  <text:list>
                    <text:list-item>
                      <text:p text:style-name="P118">Abbruchszenario 1:</text:p>
                      <text:list>
                        <text:list-item>
                          <text:p text:style-name="P118">Ereignisse: <text:span text:style-name="T34">Tod</text:span></text:p>
                        </text:list-item>
                        <text:list-item>
                          <text:p text:style-name="P118">Bedingung: -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8">sofortiger Effekt: <text:span text:style-name="T34">Splitterschaden</text:span></text:p>
              <text:list>
                <text:list-item>
                  <text:p text:style-name="P118">Typ:<text:span text:style-name="T34"> Sofort </text:span></text:p>
                </text:list-item>
                <text:list-item>
                  <text:p text:style-name="P118">Effekte: -</text:p>
                </text:list-item>
                <text:list-item>
                  <text:p text:style-name="P118">Auswirkungen: <text:span text:style-name="T34">Flächenschaden, der dem 0.4fachen Schaden eines direkten Angriffes mit -3 KG und -3 RW entspricht, aktiviert „Schrapnell</text:span></text:p>
                </text:list-item>
              </text:list>
            </text:list-item>
          </text:list>
        </text:list-item>
      </text:list>
      <text:p text:style-name="P3"><text:tab/></text:p>
      <text:p text:style-name="P39"><text:span text:style-name="T34"><text:tab/></text:span>Beispiel 2: Feueratem</text:p>
      <text:list xml:id="list34549934" text:style-name="L19">
        <text:list-item>
          <text:list>
            <text:list-item>
              <text:p text:style-name="P119">Fähigkeit: Feueratem</text:p>
              <text:list>
                <text:list-item>
                  <text:p text:style-name="P119">Kosten: <text:span text:style-name="T34">6AP</text:span></text:p>
                </text:list-item>
                <text:list-item>
                  <text:p text:style-name="P119">Beschreibung: <text:span text:style-name="T34">„Speit Flammen, auf die 2 Felder vor ihm.“</text:span></text:p>
                </text:list-item>
                <text:list-item>
                  <text:p text:style-name="P119">Bedingungen:<text:span text:style-name="T34"> - </text:span></text:p>
                </text:list-item>
                <text:list-item>
                  <text:p text:style-name="P119">Abklingzeit: <text:span text:style-name="T34">2 Runden</text:span></text:p>
                </text:list-item>
                <text:list-item>
                  <text:p text:style-name="P119">Sofortiger Effekt: <text:span text:style-name="T34">Feuerschaden auf die Einheiten 2 Felder vor dem Wirkenden</text:span></text:p>
                </text:list-item>
                <text:list-item>
                  <text:p text:style-name="P119">Anhaltende Effekte: <text:span text:style-name="T34">-</text:span></text:p>
                </text:list-item>
              </text:list>
            </text:list-item>
            <text:list-item>
              <text:p text:style-name="P119">Sofortiger Effekt: <text:span text:style-name="T34">Feuerschaden</text:span></text:p>
              <text:list>
                <text:list-item>
                  <text:p text:style-name="P119">Typ: <text:span text:style-name="T34">Sofort </text:span></text:p>
                </text:list-item>
                <text:list-item>
                  <text:p text:style-name="P119">Effekt: <text:span text:style-name="T34">-</text:span></text:p>
                </text:list-item>
                <text:list-item>
                  <text:p text:style-name="P119">Auswirkungen: <text:span text:style-name="T34">„Verursacht 80 Punkte direkten Flammenschaden auf Fläche“</text:span></text:p>
                </text:list-item>
              </text:list>
            </text:list-item>
          </text:list>
        </text:list-item>
      </text:list>
      <text:p text:style-name="P3"><text:tab/></text:p>
      <text:list xml:id="list30458290" text:continue-list="list30457695" text:style-name="L13">
        <text:list-item>
          <text:list>
            <text:list-item>
              <text:list>
                <text:list-header>
                  <text:p text:style-name="P78"/>
                </text:list-header>
              </text:list>
            </text:list-item>
          </text:list>
        </text:list-item>
      </text:list>
      <text:p text:style-name="P2"><text:tab/><text:span text:style-name="T1">Wichtige Effekte</text:span></text:p>
      <text:p text:style-name="P1"><text:tab/>Effekte Verteidiger:</text:p>
      <text:list xml:id="list34542474" text:style-name="L20">
        <text:list-item>
          <text:list>
            <text:list-item>
              <text:list>
                <text:list-item>
                  <text:p text:style-name="P103">Verteidigungshaltung I (versteckt):</text:p>
                </text:list-item>
              </text:list>
            </text:list-item>
          </text:list>
        </text:list-item>
      </text:list>
      <text:p text:style-name="P6"><text:tab/><text:tab/><text:span text:style-name="T27">Diesen Effekt haben alle normalen Bodeneinheiten</text:span></text:p>
      <text:list xml:id="list30471387" text:continue-numbering="true" text:style-name="L20">
        <text:list-item>
          <text:list>
            <text:list-item>
              <text:list>
                <text:list-item>
                  <text:list>
                    <text:list-item>
                      <text:p text:style-name="P104"><text:span text:style-name="T26">Ereignisse:</text:span> Zug beendet</text:p>
                    </text:list-item>
                    <text:list-item>
                      <text:p text:style-name="P79"><text:span text:style-name="T26">Bedingung:</text:span> Zug beendet mit mehr als 50% der AP, aber weniger als 100% und nicht im Kampf</text:p>
                    </text:list-item>
                    <text:list-item>
                      <text:p text:style-name="P122"><text:span text:style-name="T21">Effekt:</text:span><text:span text:style-name="T20"> Verteidigungshaltung I (positiv)</text:span></text:p>
                    </text:list-item>
                    <text:list-item>
                      <text:p text:style-name="P115"><text:span text:style-name="T19">Auswirkungen:</text:span><text:span text:style-name="T20"> -</text:span></text:p>
                    </text:list-item>
                    <text:list-item>
                      <text:p text:style-name="P79"><text:span text:style-name="T26">Dauer:</text:span> -1</text:p>
                    </text:list-item>
                    <text:list-item>
                      <text:p text:style-name="P79"><text:span text:style-name="T26">Abbruch:</text:span> -</text:p>
                    </text:list-item>
                  </text:list>
                </text:list-item>
                <text:list-item>
                  <text:p text:style-name="P103">Verteidigungshaltung I (positiv):</text:p>
                  <text:list>
                    <text:list-item>
                      <text:p text:style-name="P104"><text:span text:style-name="T26">Ereignisse:</text:span> -</text:p>
                    </text:list-item>
                    <text:list-item>
                      <text:p text:style-name="P79"><text:span text:style-name="T26">Bedingung:</text:span> -</text:p>
                    </text:list-item>
                    <text:list-item>
                      <text:p text:style-name="P79"><text:span text:style-name="T26">Effekt:</text:span> </text:p>
                    </text:list-item>
                    <text:list-item>
                      <text:p text:style-name="P122"><text:span text:style-name="T21">Auswirkungen: </text:span><text:span text:style-name="T20">+1 Initiative, +1 Abwehr, +1 Grundschaden, 10% gefestigte Moral</text:span></text:p>
                    </text:list-item>
                    <text:list-item>
                      <text:p text:style-name="P79"><text:span text:style-name="T26">Dauer:</text:span> -1</text:p>
                    </text:list-item>
                    <text:list-item>
                      <text:p text:style-name="P122"><text:span text:style-name="T21">Abbruch:</text:span><text:span text:style-name="T20"> Ende des Zuges ,Angriff Vorher, Drehung, Tot</text:span></text:p>
                      <text:p text:style-name="P79"/>
                    </text:list-item>
                  </text:list>
                </text:list-item>
                <text:list-item>
                  <text:p text:style-name="P89"><text:soft-page-break/>Verteidigungshaltung II (versteckt):</text:p>
                  <text:p text:style-name="P105">Diesen Effekt haben alle normalen Bodeneinheiten</text:p>
                  <text:list>
                    <text:list-item>
                      <text:p text:style-name="P79"><text:span text:style-name="T26">Ereignisse:</text:span> Zug beendet</text:p>
                    </text:list-item>
                    <text:list-item>
                      <text:p text:style-name="P79"><text:span text:style-name="T26">Bedingung:</text:span> Zug beendet mit 100% der AP und nicht im Kampf</text:p>
                    </text:list-item>
                    <text:list-item>
                      <text:p text:style-name="P122"><text:span text:style-name="T21">Effekt:</text:span><text:span text:style-name="T20"> Verteidigungshaltung II (positiv)</text:span></text:p>
                    </text:list-item>
                    <text:list-item>
                      <text:p text:style-name="P115"><text:span text:style-name="T19">Auswirkungen: </text:span><text:span text:style-name="T20">-</text:span></text:p>
                    </text:list-item>
                    <text:list-item>
                      <text:p text:style-name="P79"><text:span text:style-name="T26">Dauer:</text:span> -1</text:p>
                    </text:list-item>
                    <text:list-item>
                      <text:p text:style-name="P79"><text:span text:style-name="T26">Abbruch:</text:span> -.</text:p>
                    </text:list-item>
                  </text:list>
                </text:list-item>
                <text:list-item>
                  <text:p text:style-name="P89">Verteidigungshaltung II (positiv):</text:p>
                  <text:list>
                    <text:list-item>
                      <text:p text:style-name="P89">Typ: <text:span text:style-name="T34">Positiv</text:span></text:p>
                    </text:list-item>
                    <text:list-item>
                      <text:p text:style-name="P79"><text:span text:style-name="T26">Ereignisse:</text:span> -</text:p>
                    </text:list-item>
                    <text:list-item>
                      <text:p text:style-name="P79"><text:span text:style-name="T26">Bedingung:</text:span> -</text:p>
                    </text:list-item>
                    <text:list-item>
                      <text:p text:style-name="P79"><text:span text:style-name="T26">Effekt:</text:span> -</text:p>
                    </text:list-item>
                    <text:list-item>
                      <text:p text:style-name="P122"><text:span text:style-name="T21">Auswirkungen: </text:span><text:span text:style-name="T20">+2 Initiative, +2 Abwehr, +1 Grundschaden, 20% gefestigte Moral</text:span></text:p>
                    </text:list-item>
                    <text:list-item>
                      <text:p text:style-name="P79"><text:span text:style-name="T26">Dauer:</text:span> -1</text:p>
                    </text:list-item>
                    <text:list-item>
                      <text:p text:style-name="P122"><text:span text:style-name="T21">Abbruch:</text:span><text:span text:style-name="T20"> Ende des Zuges ,Angriff Vorher, Drehung, To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1"><text:tab/>Effekte für Angreifer:</text:p>
      <text:list xml:id="list34566466" text:style-name="L21">
        <text:list-item>
          <text:list>
            <text:list-item>
              <text:list>
                <text:list-item>
                  <text:p text:style-name="P90">Ansturm I (versteckt):</text:p>
                  <text:p text:style-name="P106">Diesen Effekt haben alle normalen Bodeneinheiten</text:p>
                  <text:list>
                    <text:list-item>
                      <text:p text:style-name="P80"><text:span text:style-name="T26">Ereignisse:</text:span> Bewegung Nachher</text:p>
                    </text:list-item>
                    <text:list-item>
                      <text:p text:style-name="P80"><text:span text:style-name="T26">Bedingung:</text:span> kein Ansturm I oder II</text:p>
                    </text:list-item>
                    <text:list-item>
                      <text:p text:style-name="P80"><text:span text:style-name="T26">Effekt:</text:span> Ansturm I (positiv)</text:p>
                    </text:list-item>
                    <text:list-item>
                      <text:p text:style-name="P90">Auswirkungen: <text:span text:style-name="T34">-</text:span></text:p>
                    </text:list-item>
                    <text:list-item>
                      <text:p text:style-name="P90">Dauer: <text:span text:style-name="T34">-1</text:span></text:p>
                    </text:list-item>
                    <text:list-item>
                      <text:p text:style-name="P80"><text:span text:style-name="T26">Abbruch</text:span>: -</text:p>
                    </text:list-item>
                  </text:list>
                </text:list-item>
                <text:list-item>
                  <text:p text:style-name="P90">Ansturm I:</text:p>
                  <text:list>
                    <text:list-item>
                      <text:p text:style-name="P90">Typ: <text:span text:style-name="T34">Positiv</text:span></text:p>
                    </text:list-item>
                    <text:list-item>
                      <text:p text:style-name="P80"><text:span text:style-name="T26">Ereignisse:</text:span> -</text:p>
                    </text:list-item>
                    <text:list-item>
                      <text:p text:style-name="P80"><text:span text:style-name="T26">Bedingung:</text:span> -</text:p>
                    </text:list-item>
                    <text:list-item>
                      <text:p text:style-name="P80"><text:span text:style-name="T26">Effekt:</text:span> -</text:p>
                    </text:list-item>
                    <text:list-item>
                      <text:p text:style-name="P80"><text:span text:style-name="T26">Auswirkungen:</text:span> +2 Initiative, +2 Grundschaden</text:p>
                    </text:list-item>
                    <text:list-item>
                      <text:p text:style-name="P90">Dauer: <text:span text:style-name="T34">-1</text:span></text:p>
                    </text:list-item>
                    <text:list-item>
                      <text:p text:style-name="P80"><text:span text:style-name="T26">Abbruch:</text:span> Ende des Zuges ,Angriff Vorher, Drehung, Tot</text:p>
                      <text:p text:style-name="P80"/>
                    </text:list-item>
                  </text:list>
                </text:list-item>
                <text:list-item>
                  <text:p text:style-name="P90">Ansturm II(versteckt):</text:p>
                  <text:p text:style-name="P106">Diesen Effekt haben alle normalen Bodeneinheiten</text:p>
                  <text:list>
                    <text:list-item>
                      <text:p text:style-name="P99">Typ: <text:span text:style-name="T34">Versteckt</text:span></text:p>
                    </text:list-item>
                    <text:list-item>
                      <text:p text:style-name="P80"><text:span text:style-name="T26">Ereignisse:</text:span> Bewegung Nachher</text:p>
                    </text:list-item>
                    <text:list-item>
                      <text:p text:style-name="P80"><text:span text:style-name="T26">Bedingung:</text:span> hat Effekt Ansturm I</text:p>
                    </text:list-item>
                    <text:list-item>
                      <text:p text:style-name="P80"><text:span text:style-name="T26">Effekt:</text:span> Ansturm II </text:p>
                    </text:list-item>
                    <text:list-item>
                      <text:p text:style-name="P90">Auswirkungen: <text:span text:style-name="T34">-</text:span></text:p>
                    </text:list-item>
                    <text:list-item>
                      <text:p text:style-name="P90">Dauer: - </text:p>
                    </text:list-item>
                    <text:list-item>
                      <text:p text:style-name="P80"><text:span text:style-name="T26">Abbruch</text:span>: -</text:p>
                    </text:list-item>
                  </text:list>
                </text:list-item>
                <text:list-item>
                  <text:p text:style-name="P90">Ansturm II:</text:p>
                  <text:list>
                    <text:list-item>
                      <text:p text:style-name="P90">Typ: <text:span text:style-name="T34">Positiv</text:span></text:p>
                    </text:list-item>
                    <text:list-item>
                      <text:p text:style-name="P80"><text:span text:style-name="T26">Ereignisse:</text:span> -</text:p>
                    </text:list-item>
                    <text:list-item>
                      <text:p text:style-name="P80"><text:span text:style-name="T26">Bedingung:</text:span> -</text:p>
                    </text:list-item>
                    <text:list-item>
                      <text:p text:style-name="P80"><text:soft-page-break/><text:span text:style-name="T26">Effekt:</text:span> -</text:p>
                    </text:list-item>
                    <text:list-item>
                      <text:p text:style-name="P80"><text:span text:style-name="T26">Auswirkungen:</text:span> +3 Initiative, +4 Grundschaden, -2 Abwehr</text:p>
                    </text:list-item>
                    <text:list-item>
                      <text:p text:style-name="P90">Modifikationen: - </text:p>
                    </text:list-item>
                    <text:list-item>
                      <text:p text:style-name="P90">Dauer: <text:span text:style-name="T34">-1</text:span></text:p>
                    </text:list-item>
                    <text:list-item>
                      <text:p text:style-name="P150"><text:span text:style-name="T26">Abbruch:</text:span> Ende des Zuges ,Angriff Vorher, Drehung, Tot</text:p>
                    </text:list-item>
                  </text:list>
                </text:list-item>
              </text:list>
            </text:list-item>
          </text:list>
        </text:list-item>
      </text:list>
      <text:list xml:id="list30476404" text:continue-list="list34552800" text:style-name="L4">
        <text:list-item>
          <text:list>
            <text:list-header>
              <text:p text:style-name="P168">3. Ausrüstung</text:p>
            </text:list-header>
          </text:list>
        </text:list-item>
      </text:list>
      <text:p text:style-name="P17"/>
      <text:p text:style-name="P30">3.1.<text:tab/>Übersicht</text:p>
      <text:p text:style-name="P20"><text:tab/></text:p>
      <text:p text:style-name="P13"><text:tab/><text:span text:style-name="T38">TODO: </text:span><text:span text:style-name="T39"><text:s/>Sonstige Ausrüstung, </text:span></text:p>
      <text:p text:style-name="P20"><text:tab/></text:p>
      <text:p text:style-name="P20"><text:tab/><text:span text:style-name="T76">Inventar</text:span></text:p>
      <text:p text:style-name="P21"><text:tab/><text:span text:style-name="T18">Alle Einheiten (Auch nicht humanoide) verfügen über ein Inventar, welches aus <text:tab/>verschiedenen</text:span><text:tab/><text:span text:style-name="T18">Slots besteht, die jeweils verschiedene Typen von Gegenständen fassen. Die <text:tab/>Gegenstandsstypen sind Baumartig strukturiert, so ist es etwa möglich, dass ein Slot nur <text:tab/>Schwerter und ein andere Slot Waffen aller Art aufnehmen kann. </text:span><text:span text:style-name="T16">(Jedes Schwert ist eine <text:tab/>Waffe und jede Waffe ist ein Gegenstand)</text:span><text:span text:style-name="T18">. </text:span></text:p>
      <text:p text:style-name="P21"><text:span text:style-name="T18"><text:tab/>Bei den Invenatrslots unterscheidet man zwischen </text:span><text:span text:style-name="T24">Primären und Sekundären Slots</text:span><text:span text:style-name="T18">. <text:tab/>Primäre müssen während des Kampfes gefüllt sein. Dieses sind Beispielsweise der <text:tab/>Rüstungsslot und der Haupthandslot bei einfachen Humanoiden Einheiten. Ist eine <text:tab/>Waffe in einem Primären Slot, so zählt sie als primäre Waffe </text:span><text:span text:style-name="T16">(Mehrere Rüstungen bei <text:tab/>Bedarf noch spezifizieren). </text:span></text:p>
      <text:p text:style-name="P21"><text:span text:style-name="T16"><text:tab/></text:span><text:span text:style-name="T10">Darüber hinaus gibt es noch </text:span><text:span text:style-name="T11">Aktive und Inaktive </text:span><text:span text:style-name="T10">Slots. Die Inaktiven lassen sich als <text:tab/>Rucksack verstehen, in denen man Ausrüstung lagert, die man gerade nicht benutzt. t.</text:span><text:span text:style-name="T11">InvA <text:tab/></text:span><text:span text:style-name="T10">bezeichnet dabei die Menge aller Aktiven Gegengenstände einer Einheit t und t.InvP die <text:tab/>Menge der Inaktiven. </text:span><text:span text:style-name="T78">(Bei Waffen sollte der Spieler die Möglichkeit bekommen Waffen <text:tab/>inaktiv zu setzen (etwa um Munition zu sparen, wenn er mehrere Waffen hat))</text:span><text:span text:style-name="T10">.</text:span></text:p>
      <text:p text:style-name="P12"><text:tab/></text:p>
      <text:p text:style-name="P10"><text:tab/>Es Gibt folgende Gegenstandtypen (oder Kategorien):</text:p>
      <text:list xml:id="list34538029" text:style-name="L22">
        <text:list-item>
          <text:list>
            <text:list-item>
              <text:p text:style-name="P102">Ausrüstungsgegenstände:</text:p>
              <text:list>
                <text:list-item>
                  <text:p text:style-name="P68"><text:span text:style-name="T11">Waffen: </text:span><text:span text:style-name="T10">siehe Kapitel 3.2</text:span></text:p>
                </text:list-item>
                <text:list-item>
                  <text:p text:style-name="P69"><text:span text:style-name="T10">Rüstungen: </text:span><text:span text:style-name="T12">siehe Kapitel 3.3</text:span></text:p>
                </text:list-item>
                <text:list-item>
                  <text:p text:style-name="P69"><text:span text:style-name="T10">Accessoire: </text:span><text:span text:style-name="T12">siehe Kapitel 3.4</text:span></text:p>
                </text:list-item>
              </text:list>
            </text:list-item>
            <text:list-item>
              <text:p text:style-name="P69"><text:span text:style-name="T10">Munition: </text:span><text:span text:style-name="T12">siehe Kapitel 3.2</text:span></text:p>
            </text:list-item>
            <text:list-item>
              <text:p text:style-name="P69"><text:span text:style-name="T10">Verbrauchsgegenstände: </text:span><text:span text:style-name="T12">siehe Kapitel 3.5</text:span></text:p>
            </text:list-item>
          </text:list>
        </text:list-item>
      </text:list>
      <text:p text:style-name="P10"/>
      <text:p text:style-name="P10"><text:tab/>Ein einfacher, menschlicher Soldat hat einen Waffenslot, einen Rüstungsslot, 1 oder 2 <text:tab/>Munitionsslots und noch einen Slot für Verbrauchsgegenstände.</text:p>
      <text:p text:style-name="P13"/>
      <text:p text:style-name="P29"><text:span text:style-name="T75">3.2.<text:tab/>Waffen</text:span> </text:p>
      <text:p text:style-name="P29"><text:tab/></text:p>
      <text:p text:style-name="P13"><text:tab/><text:span text:style-name="T26">InvA</text:span><text:span text:style-name="T98">W,N </text:span><text:span text:style-name="T84">Beschreibt Die Menge aller Aktiven Waffen, die über einen Nahkampfangriff <text:tab/>verfügen und <text:s/></text:span><text:span text:style-name="T90">InvA</text:span><text:span text:style-name="T98">W,F </text:span><text:span text:style-name="T84">die Menge aller Aktiven Waffen, die über einen Fernkampfangriff <text:tab/>verfügen. Die i-te (i in N) Angriffsvariante einer Waffe w, wird mit </text:span><text:span text:style-name="T90">w</text:span><text:span text:style-name="T98">i </text:span><text:span text:style-name="T84">bezeichnet. Die <text:tab/>Menge alle Angriffsvarianten einer Waffe, die Über einen Fernkampfangriff verfügen wird <text:tab/>mit </text:span><text:span text:style-name="T90">w</text:span><text:span text:style-name="T98">F </text:span><text:span text:style-name="T84">bezeichnet – Analog für Nahkampfangriffe.</text:span></text:p>
      <text:p text:style-name="P13"><text:span text:style-name="T84"/></text:p>
      <text:p text:style-name="P13"><text:span text:style-name="T84"/></text:p>
      <text:p text:style-name="P13"><text:span text:style-name="T84"/></text:p>
      <text:p text:style-name="P13"><text:soft-page-break/><text:span text:style-name="T84"/></text:p>
      <text:p text:style-name="P29"><text:span text:style-name="T34"><text:tab/></text:span><text:span text:style-name="T5">Angriffstypen</text:span><text:span text:style-name="T34"><text:tab/></text:span></text:p>
      <text:p text:style-name="P29"><text:span text:style-name="T22"><text:tab/>Eine grundlegende Eigenschaft von Angriffen sind die Angriffstypen:</text:span><text:span text:style-name="T9"> </text:span>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59">Stich (St)</text:p>
          </table:table-cell>
          <table:table-cell table:style-name="Tabelle4.B1" office:value-type="string">
            <text:p text:style-name="P59">Lanzen, Dolche,...</text:p>
          </table:table-cell>
        </table:table-row>
        <table:table-row>
          <table:table-cell table:style-name="Tabelle4.A2" office:value-type="string">
            <text:p text:style-name="P43">Wucht (Wu)</text:p>
          </table:table-cell>
          <table:table-cell table:style-name="Tabelle4.B2" office:value-type="string">
            <text:p text:style-name="P43">Kriegshammer, Keulen,...</text:p>
          </table:table-cell>
        </table:table-row>
        <table:table-row>
          <table:table-cell table:style-name="Tabelle4.A2" office:value-type="string">
            <text:p text:style-name="P43">Klinge (Kl)</text:p>
          </table:table-cell>
          <table:table-cell table:style-name="Tabelle4.B2" office:value-type="string">
            <text:p text:style-name="P43">Äxte, Schwerter,...</text:p>
          </table:table-cell>
        </table:table-row>
        <table:table-row>
          <table:table-cell table:style-name="Tabelle4.A2" office:value-type="string">
            <text:p text:style-name="P43">Energie (En)</text:p>
          </table:table-cell>
          <table:table-cell table:style-name="Tabelle4.B2" office:value-type="string">
            <text:p text:style-name="P43"><text:span text:style-name="Emphasis"><text:span text:style-name="T31">Blitz, Lebensentzug, Flammenschwert,...</text:span></text:span></text:p>
          </table:table-cell>
        </table:table-row>
        <table:table-row>
          <table:table-cell table:style-name="Tabelle4.A2" office:value-type="string">
            <text:p text:style-name="P43">Absolut (Ab)</text:p>
          </table:table-cell>
          <table:table-cell table:style-name="Tabelle4.B2" office:value-type="string">
            <text:p text:style-name="P43">Göttliches Feuer, Die Ultimative Waffe,...</text:p>
          </table:table-cell>
        </table:table-row>
      </table:table>
      <text:p text:style-name="P9"><text:tab/>Außerdem verfügen Angriffstypen über 2 Felder:</text:p>
      <text:list xml:id="list34560621" text:style-name="L23">
        <text:list-item>
          <text:list>
            <text:list-item>
              <text:p text:style-name="P101"><text:span text:style-name="T26">Flächenschaden</text:span>: Ja/Nein</text:p>
            </text:list-item>
            <text:list-item>
              <text:p text:style-name="P100">Direkter Schaden: <text:span text:style-name="T34">Ja/Nein</text:span></text:p>
            </text:list-item>
          </text:list>
        </text:list-item>
      </text:list>
      <text:p text:style-name="P13"/>
      <text:p text:style-name="P23"><text:tab/><text:span text:style-name="T75">Waffenattribute</text:span></text:p>
      <text:p text:style-name="P23"><text:tab/><text:span text:style-name="T22">Waffen sind Gegenstände und haben daher auch alle Attribute von Gegengenständen <text:tab/>zusätzlich.</text:span></text:p>
      <text:p text:style-name="P31"><text:span text:style-name="T45"><text:tab/></text:span><text:span text:style-name="T22">Es wird nicht direkt zwischen Nah- und Fernkampfwaffen unterschieden, statt dessen <text:tab/>verfügen Manche Waffen einfach nicht über einen Nah- oder Fernkampfangriff.</text:span><text:span text:style-name="T13"> (Dies macht <text:tab/>insbesondere bei Wurfwaffen, wie etwa Wurfbeilen Sinn, die ja auch im Nahkampf </text:span><text:span text:style-name="T13"><text:tab/>verwendet werden können)</text:span><text:span text:style-name="T22">.</text:span></text:p>
      <text:p text:style-name="P7"/>
      <text:list xml:id="list34559270" text:style-name="L24">
        <text:list-item>
          <text:p text:style-name="P143">Waffengröße (WG) – <text:span text:style-name="T34">Reicht von XS bis XL.</text:span></text:p>
        </text:list-item>
        <text:list-item>
          <text:p text:style-name="P160"><text:span text:style-name="T61">(primärer) Waffentypen (Typ): </text:span><text:span text:style-name="T66">(Dieser Stimmt mit dem Gegenstandstyp überein)</text:span><text:span text:style-name="T41"> </text:span><text:span text:style-name="T41">Dolch, Kurzschwert, Schwert, Anderthalbhänder, Zweihänder, Katana, </text:span><text:span text:style-name="T41">Krummsäbel, Stangenwaffen, Speere, Hellebarden, Äxte, Hämmer, Kolben, Flegel, Morgenstern, Klauen, Zähne, Bogen, Armbrust, Gewehre, Pistolen, Geschütz, Wurfwaffen, Wurfspeere, Natürliche Waffen, Schilde!, ...</text:span></text:p>
        </text:list-item>
        <text:list-item>
          <text:p text:style-name="P166">Waffentalente (WT) – <text:span text:style-name="T34">Die Talente, welche die Waffe einem Trupp oder Helden verleiht. Jede Waffe hat eine Haupteigenschaft, die unter anderem die Boni gegen bestimmt Größen beinhaltet. </text:span><text:span text:style-name="T83">(</text:span><text:span text:style-name="T81">Fähigkeiten, die von Waffen stammen, sollten in einem eigenen Menü sein)</text:span><text:span text:style-name="T27">.</text:span></text:p>
        </text:list-item>
        <text:list-item>
          <text:p text:style-name="P166">Abrüstbar/Aufrüstbar: <text:span text:style-name="T34">Ob diese Waffe abgerüstet oder aufgerüstet werden kann. (</text:span><text:span text:style-name="T27">Klauen und Kampfanzüge können während des Kampfes z.B. nicht umgerüstet werden)</text:span></text:p>
        </text:list-item>
        <text:list-item>
          <text:p text:style-name="P143">Angriffsvarianten: <text:span text:style-name="T34">Diese haben jeweils unabhängig voneinander folgende Attribute: </text:span></text:p>
          <text:list>
            <text:list-item>
              <text:p text:style-name="P160"><text:span text:style-name="T61">Fernkampf: </text:span><text:span text:style-name="T62">Ja/Nein</text:span></text:p>
            </text:list-item>
            <text:list-item>
              <text:p text:style-name="P157"><text:span text:style-name="T63">Nahkampf: </text:span><text:span text:style-name="T62">Ja/Nein</text:span></text:p>
            </text:list-item>
            <text:list-item>
              <text:p text:style-name="P160"><text:span text:style-name="T61">(sekundärer) Waffentypen (Typ):</text:span><text:span text:style-name="T41"> </text:span><text:span text:style-name="T61">[Siehe Oben]</text:span><text:span text:style-name="T41"> </text:span><text:span text:style-name="T66">(Die Unterteilung in Primäre und sekundäre Typen ist nötig, da ein Wurfbeil, dass im Nahkampf eingesetzt wird Axttalente benutzt und nicht Wurftalente. Der sekundäre Waffentyp )</text:span></text:p>
            </text:list-item>
          </text:list>
        </text:list-item>
      </text:list>
      <text:list xml:id="list34549068" text:style-name="L25">
        <text:list-item>
          <text:list>
            <text:list-item>
              <text:p text:style-name="P152"><text:span text:style-name="T7">Waffenschaden (WS(t))</text:span><text:span text:style-name="T8"> (t </text:span><text:span text:style-name="T33">ist Wtyp)</text:span><text:span text:style-name="T7"> – </text:span><text:span text:style-name="T8">Der Grundschaden der Waffe, welcher vom Angriffstyp t abhängt. (z.B. Langschwert.WS(Kl) = 8)</text:span></text:p>
            </text:list-item>
            <text:list-item>
              <text:p text:style-name="P155"><text:span text:style-name="T9">Reichweite (WR) [nur Fernkampf]: </text:span><text:span text:style-name="T8">Die Reichweite, bis zu der die Waffe präzise schießen kann.</text:span></text:p>
            </text:list-item>
            <text:list-item>
              <text:p text:style-name="P155"><text:span text:style-name="T9">Munition: </text:span><text:span text:style-name="T8">der Munitionstyp der benötigt wird, um den Angriff zu nutzen. Diese hat kein eigenes Fach im Inventar. </text:span><text:span text:style-name="T14">(Munition sollte im GUI nicht angezeigt </text:span><text:soft-page-break/><text:span text:style-name="T14">werden, wenn keine benötigt wird)</text:span></text:p>
            </text:list-item>
            <text:list-item>
              <text:p text:style-name="P155"><text:span text:style-name="T9">Aufladungen: </text:span><text:span text:style-name="T14">z.B. für Wurfbeile und ähnliches. </text:span><text:span text:style-name="T79">(Sollten in der GUI nicht angezeigt werden, wenn sie 1 sind)</text:span></text:p>
            </text:list-item>
          </text:list>
        </text:list-item>
      </text:list>
      <text:p text:style-name="P53"><text:tab/></text:p>
      <text:p text:style-name="P50"><text:tab/><text:span text:style-name="T75">Waffenmodifikationen</text:span></text:p>
      <text:p text:style-name="P60"><text:tab/>Da Waffen über Attribute verfügen, über die Einheiten nicht verfügen, gibt es unabhängig <text:tab/>von den normalen Modifikationen noch <text:span text:style-name="T26">Waffenmodifikationen (Wmod(a,t) und </text:span><text:span text:style-name="T26"><text:tab/>WmodP(a,t))</text:span>. Sie funktionieren allerdings wie die normalen Modifikationen (Kapitel 4.1) <text:tab/>außer, dass sie auf die Aktionen Angriff und Verteidigung beschränkt sind.</text:p>
      <text:p text:style-name="P52"/>
      <text:p text:style-name="P50"><text:tab/><text:span text:style-name="T75">Handhabung</text:span></text:p>
      <text:p text:style-name="P60"><text:tab/>Einer kleinen Einheit fällt es leichter eine kleine Waffe wie etwa einen Dolch zu führen, wie <text:tab/></text:p>
      <text:p text:style-name="P60"><text:tab/>eine Große, wie etwa einen Zweihänder. Dies spiegelt sich in Boni auf die Einheitenattribute <text:tab/>abhängig von dem Einheitengröße-Waffengröße Verhältnis. Die Tabelle zeigt die <text:tab/>Auswirkungen, wenn die Waffe um x Stufen kleiner ist, als die Einheit.</text:p>
      <text:p text:style-name="P53"><text:tab/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6">2 Stufen kleiner</text:p>
          </table:table-cell>
          <table:table-cell table:style-name="Tabelle2.B1" office:value-type="string">
            <text:p text:style-name="P46">- 3 Beh, - 3 WS</text:p>
          </table:table-cell>
        </table:table-row>
        <table:table-row>
          <table:table-cell table:style-name="Tabelle2.A2" office:value-type="string">
            <text:p text:style-name="P46">1 Stufe kleiner</text:p>
          </table:table-cell>
          <table:table-cell table:style-name="Tabelle2.B2" office:value-type="string">
            <text:p text:style-name="P46">- 2 Beh, - 2 WS</text:p>
          </table:table-cell>
        </table:table-row>
        <table:table-row>
          <table:table-cell table:style-name="Tabelle2.A2" office:value-type="string">
            <text:p text:style-name="P46">Gleiche Stufe</text:p>
          </table:table-cell>
          <table:table-cell table:style-name="Tabelle2.B2" office:value-type="string">
            <text:p text:style-name="P46">+ 1 WS</text:p>
          </table:table-cell>
        </table:table-row>
        <table:table-row>
          <table:table-cell table:style-name="Tabelle2.A2" office:value-type="string">
            <text:p text:style-name="P46">1 Stufe größer</text:p>
          </table:table-cell>
          <table:table-cell table:style-name="Tabelle2.B2" office:value-type="string">
            <text:p text:style-name="P46">+ 2 Beh, + 2 WS</text:p>
          </table:table-cell>
        </table:table-row>
        <table:table-row>
          <table:table-cell table:style-name="Tabelle2.A2" office:value-type="string">
            <text:p text:style-name="P46">2 Stufen größer</text:p>
          </table:table-cell>
          <table:table-cell table:style-name="Tabelle2.B2" office:value-type="string">
            <text:p text:style-name="P46">+ 4 Beh, + 5 WS</text:p>
          </table:table-cell>
        </table:table-row>
      </table:table>
      <text:p text:style-name="P53"/>
      <text:p text:style-name="P53"><text:tab/>Darüber hinaus ist es auch möglich, dass eine Einheit mehr als eine Waffe benutzt. Daher <text:tab/>gibt es je nachdem wie viele Slots benutzt werden unterschiedliche Effizienzgrade der <text:tab/>Waffen abhängig von der <text:span text:style-name="T26">Führungsart</text:span> der Waffe und der <text:span text:style-name="T26">Ordnung</text:span> des Waffenslots (eine <text:tab/>einfache Nummerierung der Slots. <text:span text:style-name="T26">Inv.Eff(w)</text:span> gibt die aktuelle Effizienz der Waffe w an.</text:p>
      <text:p text:style-name="P53"><text:tab/><text:span text:style-name="T26">Beispiel: </text:span>Ein einfacher (zweiarmiger) Humanoid</text:p>
      <text:list xml:id="list34542550" text:style-name="L26">
        <text:list-item>
          <text:list>
            <text:list-item>
              <text:p text:style-name="P148"><text:span text:style-name="T26">Einhändiges führen einer Einhändigen Waffe in Haupthand: </text:span>100% EKK</text:p>
            </text:list-item>
            <text:list-item>
              <text:p text:style-name="P148"><text:span text:style-name="T26">Einhändiges führen einer Einhändigen Waffe in Nebenhand: </text:span>80% EKK</text:p>
            </text:list-item>
            <text:list-item>
              <text:p text:style-name="P145">Zweihändiges führen einer Einhändigen Waffe: <text:span text:style-name="T34">120% EKK, +1 EKG</text:span></text:p>
            </text:list-item>
            <text:list-item>
              <text:p text:style-name="P145">Zweihändiger führen einer Zweihändigen Waffe: <text:span text:style-name="T34">100%</text:span></text:p>
            </text:list-item>
            <text:list-item>
              <text:p text:style-name="P145">Führen von zwei Einhändigen Waffen: <text:span text:style-name="T34">70% EKK für die erste Waffe (Haupthand), 50% EKK für die zweite Waffe (Nebenhand), + 1 EI, - 4 EKG </text:span><text:span text:style-name="T27">(Untrainierter Kampf mit 2 Waffen sollte sehr schwer sein)</text:span></text:p>
            </text:list-item>
          </text:list>
        </text:list-item>
      </text:list>
      <text:p text:style-name="P54"><text:span text:style-name="T34"><text:tab/></text:span><text:span text:style-name="T81">(Für den Fall, das wird Einheiten mit mehr als 2 Armen haben, entwerfe bitte jemand <text:tab/>Anderes diese Liste)</text:span></text:p>
      <text:p text:style-name="P53"/>
      <text:p text:style-name="P30">3.3.<text:tab/>Rüstungen</text:p>
      <text:p text:style-name="P28"><text:tab/><text:span text:style-name="T22">Jede Einheit hat immer höchstens </text:span><text:span text:style-name="T18">eine </text:span><text:span text:style-name="T22">Rüstung!</text:span></text:p>
      <text:p text:style-name="P28"/>
      <text:p text:style-name="P28"><text:tab/><text:span text:style-name="T75">Rüstungs</text:span><text:span text:style-name="T5">attribute</text:span></text:p>
      <text:list xml:id="list34536307" text:style-name="L27">
        <text:list-item>
          <text:list>
            <text:list-item>
              <text:p text:style-name="P127"><text:span text:style-name="T64">Rüstungstalente (RT) – </text:span><text:span text:style-name="T65">Die Talente, welche die Rüstung einem Trupp oder Helden verleiht. Jede Rüstung hat eine Haupteigenschaft, die unter anderem die Boni gegen bestimmt Waffenangriffe beinhaltet.</text:span></text:p>
            </text:list-item>
            <text:list-item>
              <text:p text:style-name="P127"><text:soft-page-break/><text:span text:style-name="T64">Rüstungsabsorption (R</text:span><text:span text:style-name="T72">abs</text:span><text:span text:style-name="T64">(a)) </text:span><text:span text:style-name="T67">(a ist ein Angriffstyp)</text:span><text:span text:style-name="T65">: Dieser Wert reduziert den Schaden um einen absoluten Wert.</text:span></text:p>
            </text:list-item>
            <text:list-item>
              <text:p text:style-name="P91"><text:span text:style-name="T69">Rüstungsablenkung (R</text:span><text:span text:style-name="T73">abl</text:span><text:span text:style-name="T69">(a)) </text:span><text:span text:style-name="T60">(a ist ein Angriffstyp)</text:span><text:span text:style-name="T70">:</text:span><text:span text:style-name="T60"> </text:span><text:span text:style-name="T70">Dieser Wert reduziert den Schaden um einen prozentualen Wert. </text:span><text:span text:style-name="T60">(z.B. 50% Resistenz gegen Klingen und 120% Anfälligkeit gegen Wuchtwaffen)</text:span></text:p>
              <text:p text:style-name="P109"/>
            </text:list-item>
          </text:list>
        </text:list-item>
      </text:list>
      <text:p text:style-name="P30">3.4.<text:tab/>Sonstige</text:p>
      <text:p text:style-name="P1"/>
      <text:p text:style-name="P1"/>
      <text:p text:style-name="P1"/>
      <text:p text:style-name="P1"/>
      <text:list xml:id="list30471224" text:continue-list="list30476404" text:style-name="L4">
        <text:list-header>
          <text:p text:style-name="P169">4. Aktionen</text:p>
          <text:p text:style-name="P92"/>
        </text:list-header>
      </text:list>
      <text:p text:style-name="P30">4.1.<text:tab/>Übersicht</text:p>
      <text:p text:style-name="P4">Einem Trupp stehen eine begrenzte Anzahl von AP pro Zug zur Verfügung. Diese können für Aktionen wie Bewegungen, Angriffe oder das Einsätzen von Fähigkeiten benötigt werden. Es gibt folgende Aktionen:</text:p>
      <text:p text:style-name="P4"/>
      <text:list xml:id="list34536028" text:style-name="L28">
        <text:list-item>
          <text:list>
            <text:list-item>
              <text:p text:style-name="P77"><text:span text:style-name="T26">Bewegung: </text:span>Eine Einheit auf ein anderes Feld bewegen.</text:p>
            </text:list-item>
            <text:list-item>
              <text:p text:style-name="P87">Angriff: <text:span text:style-name="T34">Eine andere Einheit mit der aktuell ausgerüsteten Waffe angreifen, wir unterscheiden:</text:span></text:p>
              <text:list>
                <text:list-item>
                  <text:p text:style-name="P87">Nahkampfangriff: <text:span text:style-name="T34">Mit einer Nahkampfwaffe angreifen.</text:span></text:p>
                </text:list-item>
                <text:list-item>
                  <text:p text:style-name="P87">Fernkampfangriff: <text:span text:style-name="T34">Mit einer Fernkampfwaffe angreifen.</text:span></text:p>
                </text:list-item>
              </text:list>
            </text:list-item>
          </text:list>
        </text:list-item>
      </text:list>
      <text:p text:style-name="P61"><text:span text:style-name="T34"><text:tab/></text:span><text:span text:style-name="T27">(Sie stellen keine eigenen Aktionen dar, da man aus dem Kontext immer erkennt, ob ein <text:tab/>Fernkampfangriff oder ein Nahkampfangriff statt findet)</text:span></text:p>
      <text:list xml:id="list30471266" text:continue-numbering="true" text:style-name="L28">
        <text:list-item>
          <text:list>
            <text:list-item>
              <text:p text:style-name="P87">Verteidigung: <text:span text:style-name="T27">(Keine ausführbare Aktion) </text:span><text:span text:style-name="T32">Diese Aktion wird automatisch ausgeführt, wenn eine Einheit angegriffen wurde und bestimmt den erlittenen Schaden.</text:span></text:p>
            </text:list-item>
            <text:list-item>
              <text:p text:style-name="P87">Fähigkeit: <text:span text:style-name="T34">Eine Einheitenfähigkeit benutzen.</text:span></text:p>
            </text:list-item>
            <text:list-item>
              <text:p text:style-name="P87">Ausrüstung: <text:span text:style-name="T34">Die Aktuelle Waffe wechseln oder eine Gegenstandsfähigkeit verwenden.</text:span></text:p>
            </text:list-item>
            <text:list-item>
              <text:p text:style-name="P87">Interaktion: <text:span text:style-name="T34">Mit der Umgebung (</text:span><text:span text:style-name="T27">in einem nicht durch die anderen Aktionen spezifizierten Weg</text:span><text:span text:style-name="T34">) zu interagieren. (z.B. einen Hebel betätigen)</text:span></text:p>
            </text:list-item>
            <text:list-item>
              <text:p text:style-name="P87">Warten: <text:span text:style-name="T34">Die Einheit agiert später nochmal auf Kosten von einigen AP. </text:span><text:span text:style-name="T27">(Klingt Erstmal unnötig, da man sich ja aussuchen kann, wann sich Einheiten bewegen, doch lässt sich durch warten ein Zug unterbrechen(etwa nach einer Bewegung))</text:span></text:p>
            </text:list-item>
            <text:list-item>
              <text:p text:style-name="P87">Zug Beenden: <text:span text:style-name="T34">Die Einheit kann nichts mehr machen. </text:span></text:p>
            </text:list-item>
          </text:list>
        </text:list-item>
      </text:list>
      <text:p text:style-name="P15"/>
      <text:p text:style-name="P4"><text:tab/><text:span text:style-name="T6">Modifikationen</text:span></text:p>
      <text:p text:style-name="P4"><text:span text:style-name="T2"><text:tab/></text:span>Modifikationen beeinflussen den Ablauf von Aktionen (Angriffen, Bewegung, <text:tab/>etc.).<text:span text:style-name="T26">e.E</text:span><text:span text:style-name="T30">mod(a,t)</text:span><text:span text:style-name="T31"> gibt an, wie bei der Aktion a das Attribut t absolut durch die <text:tab/>Eigenschaft/den Effekt e verändert wird und </text:span><text:span text:style-name="T30">e.EmodP(a,t)</text:span><text:span text:style-name="T31"> gibt an, wie bei der Aktion a das <text:tab/>Attribut t prozentual verändert wird. </text:span><text:span text:style-name="T28">Die Modifikationen sind insbesondere nützlich, um <text:tab/>Boni zu beschreiben, die nur unter bestimmten Bedingungen auftreten (etwa ein 25% <text:tab/>Schadensbonus gegen Bestien).</text:span><text:span text:style-name="T31"> Für eine Einheit t ist:</text:span></text:p>
      <text:p text:style-name="P15"><draw:frame draw:style-name="fr1" draw:name="Objekt2" text:anchor-type="paragraph" svg:y="0.466cm" svg:width="12.539cm" svg:height="3.203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text:soft-page-break/></text:p>
      <text:p text:style-name="P15"><text:tab/><text:span text:style-name="T80">Nicht verwirren lassen – Ich hab mir hier schon einige Freiheiten mit der Notation <text:tab/>genommen, wenn man dies als wirkliche Funktionen implementiert wird man wohl <text:tab/>noch so einiges an Argumenten mit übergeben müssen.</text:span></text:p>
      <text:p text:style-name="P15"/>
      <text:p text:style-name="P15"><text:tab/><text:span text:style-name="T76">Attribute</text:span></text:p>
      <text:p text:style-name="P4"><text:span text:style-name="T26"><text:tab/></text:span>Im Allgemeinen sind für uns nur die Attribute unter Modifikationen interessant, diese sind <text:tab/>wie folgt definiert:</text:p>
      <text:p text:style-name="P14"><text:span text:style-name="T18"><text:tab/></text:span><text:span text:style-name="T18"><draw:frame draw:style-name="fr2" draw:name="Objekt4" text:anchor-type="as-char" svg:width="16.332cm" svg:height="0.531cm" draw:z-index="8"><draw:object xlink:href="./Object 4" xlink:type="simple" xlink:show="embed" xlink:actuate="onLoad"/><draw:image xlink:href="./ObjectReplacements/Object 4" xlink:type="simple" xlink:show="embed" xlink:actuate="onLoad"/></draw:frame></text:span><text:span text:style-name="T18"><text:tab/></text:span></text:p>
      <text:p text:style-name="P18"><text:tab/></text:p>
      <text:p text:style-name="P18"><text:tab/><text:span text:style-name="T22">Für Die Waffe w eines Trupps t gilt: </text:span></text:p>
      <text:p text:style-name="P4"/>
      <text:p text:style-name="P5"><draw:frame draw:style-name="fr2" draw:name="Objekt13" text:anchor-type="as-char" svg:width="16.579cm" svg:height="1.508cm" draw:z-index="9"><draw:object xlink:href="./Object 13" xlink:type="simple" xlink:show="embed" xlink:actuate="onLoad"/><draw:image xlink:href="./ObjectReplacements/Object 13" xlink:type="simple" xlink:show="embed" xlink:actuate="onLoad"/><svg:desc>Formel</svg:desc></draw:frame></text:p>
      <text:p text:style-name="P30">4.2.<text:tab/>Bewegung</text:p>
      <text:p text:style-name="P28"/>
      <text:p text:style-name="P17"><text:tab/><text:span text:style-name="T75">Berechnung der Bewegungskosten</text:span> </text:p>
      <text:p text:style-name="P3"><text:tab/>Ein Trupp kann sich beliebig oft in einem Zug bewegen, solange sie genug AP hat. Die <text:tab/><text:span text:style-name="T26">tatsächlichen Bewegungskosten (BK) </text:span>einer <text:span text:style-name="T26">Bodeneinheit</text:span> t von einem Feld f zu einem <text:tab/>Feld f' über die Kante k berechnen sich wie folgt:</text:p>
      <text:p text:style-name="P3"><draw:frame draw:style-name="fr3" draw:name="Objekt1" text:anchor-type="paragraph" svg:y="0.466cm" svg:width="11.04cm" svg:height="1.16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3"><text:tab/></text:p>
      <text:p text:style-name="P3"><text:span text:style-name="T38"><text:tab/>TODO: </text:span><text:span text:style-name="T39">Drehungen, Bewegung von Lufteinheiten, Gelände, Trennung Nah/Fernkampf <text:tab/>besser </text:span></text:p>
      <text:p text:style-name="P3"/>
      <text:p text:style-name="P3"><text:tab/> <text:span text:style-name="T6">Ablauf einer Bodenbewegung</text:span><text:span text:style-name="T29"> </text:span><text:span text:style-name="T28">(Es stehen genügend AP für eine Bewegung zur <text:tab/>Verfügung)</text:span></text:p>
      <text:list xml:id="list34539036" text:style-name="L29">
        <text:list-item>
          <text:list>
            <text:list-item>
              <text:list>
                <text:list-item>
                  <text:p text:style-name="P81">Ereignis „Bewegung Vorher“</text:p>
                </text:list-item>
                <text:list-item>
                  <text:p text:style-name="P81">Sind weiterhin alle Bedingungen für die Bewegung erfüllt?</text:p>
                  <text:list>
                    <text:list-item>
                      <text:p text:style-name="P81">Ja: weiter mit der Bewegung </text:p>
                    </text:list-item>
                    <text:list-item>
                      <text:p text:style-name="P81">Nein: Bewegung abbrechen</text:p>
                    </text:list-item>
                  </text:list>
                </text:list-item>
                <text:list-item>
                  <text:p text:style-name="P123">AP := AP – BK</text:p>
                </text:list-item>
                <text:list-item>
                  <text:p text:style-name="P123">Ereignis „Bewegung Nachher“</text:p>
                </text:list-item>
              </text:list>
            </text:list-item>
          </text:list>
        </text:list-item>
      </text:list>
      <text:p text:style-name="P28"/>
      <text:p text:style-name="P30">4.3.<text:tab/>Angriff</text:p>
      <text:p text:style-name="P16"><text:tab/></text:p>
      <text:p text:style-name="P17"><text:tab/><text:span text:style-name="T75">Berechnung der Angriffskosten</text:span> </text:p>
      <text:p text:style-name="P3"><text:soft-page-break/><text:tab/>Ein Trupp kann sich beliebig oft in einem Zug bewegen, solange sie genug AP hat. Die <text:tab/><text:span text:style-name="T26">tatsächlichen Angriffskosten (AK) </text:span>einer <text:span text:style-name="T26">Bodeneinheit</text:span> t von einem Feld f zu einem <text:tab/>Feld f' über die Kante k berechnen sich wie folgt:</text:p>
      <text:p text:style-name="P3"><draw:frame draw:style-name="fr3" draw:name="Objekt17" text:anchor-type="paragraph" svg:y="0.466cm" svg:width="8.237cm" svg:height="1.168cm" draw:z-index="4"><draw:object xlink:href="./Object 17" xlink:type="simple" xlink:show="embed" xlink:actuate="onLoad"/><draw:image xlink:href="./ObjectReplacements/Object 17" xlink:type="simple" xlink:show="embed" xlink:actuate="onLoad"/><svg:desc>Formel</svg:desc></draw:frame></text:p>
      <text:p text:style-name="P3"/>
      <text:p text:style-name="P16"/>
      <text:p text:style-name="P17"><text:tab/></text:p>
      <text:p text:style-name="P17"><text:tab/><text:span text:style-name="T75">Berechnung der Initiative (Im Nahkampf)</text:span></text:p>
      <text:p text:style-name="P17"><text:tab/><text:span text:style-name="T22">Die </text:span><text:span text:style-name="T18">Angriffsinitiative (AI)</text:span><text:span text:style-name="T22"> wird für Angreifer und Verteidiger nach dem gleichen Muster <text:tab/>ermittelt. Die AI eines Trupps im Umgang mit der Waffe w ergibt sich aus:</text:span></text:p>
      <text:p text:style-name="P19"><text:span text:style-name="T22"><text:tab/></text:span><text:span text:style-name="T22"><draw:frame draw:style-name="fr4" draw:name="Objekt3" text:anchor-type="as-char" svg:width="12.688cm" svg:height="0.591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5"/>
      <text:p text:style-name="P17"><text:span text:style-name="T22"><text:tab/></text:span><text:span text:style-name="T18">KGVI </text:span><text:span text:style-name="T22">bezeichnet dabei den </text:span><text:span text:style-name="T18">Kampfgeschicksvorteil Initiative</text:span><text:span text:style-name="T22">, welcher wie folgt definiert </text:span><text:span text:style-name="T22"><text:tab/>ist:</text:span></text:p>
      <text:p text:style-name="P5"><draw:frame draw:style-name="fr2" draw:name="Objekt11" text:anchor-type="as-char" svg:width="17.064cm" svg:height="2.852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17"><text:span text:style-name="T22"><text:tab/>Für die </text:span><text:span text:style-name="T18">Angriffsinitiative</text:span><text:span text:style-name="T22"> mit mehreren Waffen gilt:</text:span></text:p>
      <text:p text:style-name="P3"/>
      <text:p text:style-name="P5"><draw:frame draw:style-name="fr4" draw:name="Objekt7" text:anchor-type="as-char" svg:width="3.953cm" svg:height="1.531cm" draw:z-index="12"><draw:object xlink:href="./Object 7" xlink:type="simple" xlink:show="embed" xlink:actuate="onLoad"/><draw:image xlink:href="./ObjectReplacements/Object 7" xlink:type="simple" xlink:show="embed" xlink:actuate="onLoad"/><svg:desc>Formel</svg:desc></draw:frame></text:p>
      <text:p text:style-name="P3"/>
      <text:p text:style-name="P17"><text:tab/><text:span text:style-name="T75">Berechnung des Angriffsschadens im Nahkampf </text:span></text:p>
      <text:p text:style-name="P17"><text:tab/><text:span text:style-name="T22">Zu nächst werden die KG-Werte des Angreifers mit dem Verteidiger Verglichen. Dadurch <text:tab/>bekommt der Angreifer einen </text:span><text:span text:style-name="T18">KGV</text:span><text:span text:style-name="T22"> auf den </text:span><text:span text:style-name="T18">Angriffsschaden (AS(e,w))</text:span><text:span text:style-name="T22"> (Wobei e der <text:tab/>Angriffstyp (Wtyp) der Waffe w des Angreifer t ,i die verwendete Angriffsvariante, und t' <text:tab/>der Verteidiger ist). </text:span></text:p>
      <text:p text:style-name="P3"/>
      <text:p text:style-name="P5"><draw:frame draw:style-name="fr5" draw:name="Objekt5" text:anchor-type="as-char" svg:y="0cm" svg:width="10.776cm" svg:height="0.531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18"><text:span text:style-name="T22"><text:tab/>Der </text:span><text:span text:style-name="T18">KGVN</text:span><text:span text:style-name="T22"> berechnet sich wie folgt (Wieder sind t der Angreifer und t' der Verteidiger):</text:span></text:p>
      <text:p text:style-name="P18"><text:span text:style-name="T22"><text:tab/></text:span><text:span text:style-name="T22"><draw:frame draw:style-name="fr2" draw:name="Objekt6" text:anchor-type="as-char" svg:width="17.064cm" svg:height="2.129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3"/>
      <text:p text:style-name="P3"><text:tab/>Der <text:span text:style-name="T26">AS(e)</text:span> ist der Schaden einer Schadensart.</text:p>
      <text:p text:style-name="P3"/>
      <text:p text:style-name="P5"><draw:frame draw:style-name="fr5" draw:name="Objekt12" text:anchor-type="as-char" svg:y="-1cm" svg:width="9.541cm" svg:height="0.54cm" draw:z-index="6"><draw:object xlink:href="./Object 12" xlink:type="simple" xlink:show="embed" xlink:actuate="onLoad"/><draw:image xlink:href="./ObjectReplacements/Object 12" xlink:type="simple" xlink:show="embed" xlink:actuate="onLoad"/><svg:desc>Formel</svg:desc></draw:frame></text:p>
      <text:p text:style-name="P3"><text:tab/><text:span text:style-name="T82">(Da Effekte und ähnliches nicht in die Formel eingehen, sollte der Spieler evtl. selbst den <text:tab/>Angriff aussuchen können, dann würde man in der Formel einfach ein festes w verwenden)</text:span></text:p>
      <text:p text:style-name="P3"/>
      <text:p text:style-name="P17"><text:tab/><text:span text:style-name="T75">Berechnung des Angriffsschadens im Fernkampf</text:span></text:p>
      <text:p text:style-name="P19"><text:soft-page-break/><text:tab/><draw:frame draw:style-name="fr5" draw:name="Objekt9" text:anchor-type="as-char" svg:y="0cm" svg:width="8.911cm" svg:height="0.531cm" draw:z-index="7"><draw:object xlink:href="./Object 9" xlink:type="simple" xlink:show="embed" xlink:actuate="onLoad"/><draw:image xlink:href="./ObjectReplacements/Object 9" xlink:type="simple" xlink:show="embed" xlink:actuate="onLoad"/><svg:desc>Formel</svg:desc></draw:frame></text:p>
      <text:p text:style-name="P17"/>
      <text:p text:style-name="P19"><draw:frame draw:style-name="fr5" draw:name="Objekt10" text:anchor-type="as-char" svg:y="-1cm" svg:width="12.852cm" svg:height="0.531cm" draw:z-index="13"><draw:object xlink:href="./Object 10" xlink:type="simple" xlink:show="embed" xlink:actuate="onLoad"/><draw:image xlink:href="./ObjectReplacements/Object 10" xlink:type="simple" xlink:show="embed" xlink:actuate="onLoad"/><svg:desc>Formel</svg:desc></draw:frame></text:p>
      <text:p text:style-name="P19"/>
      <text:p text:style-name="P19"><draw:frame draw:style-name="fr4" draw:name="Objekt14" text:anchor-type="as-char" svg:width="8.724cm" svg:height="0.531cm" draw:z-index="16"><draw:object xlink:href="./Object 14" xlink:type="simple" xlink:show="embed" xlink:actuate="onLoad"/><draw:image xlink:href="./ObjectReplacements/Object 14" xlink:type="simple" xlink:show="embed" xlink:actuate="onLoad"/><svg:desc>Formel</svg:desc></draw:frame></text:p>
      <text:p text:style-name="P96"/>
      <text:p text:style-name="P17"/>
      <text:p text:style-name="P17"><text:tab/><text:span text:style-name="T75">Berechnung des erlittenen Schadens</text:span></text:p>
      <text:p text:style-name="P17"><text:tab/><text:span text:style-name="T22">Zunächst wurde der AS berechnet wie oben beschrieben (Für jeden Angriffstyp e). ES(w</text:span><text:span text:style-name="T97">i</text:span><text:span text:style-name="T22">,e) <text:tab/>beschreibt den erlittenen Schaden durch die Waffe w mit Schadensart e und Angriffsvariante <text:tab/>i.</text:span></text:p>
      <text:p text:style-name="P3"/>
      <text:p text:style-name="P5"><draw:frame draw:style-name="fr5" draw:name="Objekt8" text:anchor-type="as-char" svg:y="0cm" svg:width="16.439cm" svg:height="1.138cm" draw:z-index="11"><draw:object xlink:href="./Object 8" xlink:type="simple" xlink:show="embed" xlink:actuate="onLoad"/><draw:image xlink:href="./ObjectReplacements/Object 8" xlink:type="simple" xlink:show="embed" xlink:actuate="onLoad"/><svg:desc>Formel</svg:desc></draw:frame></text:p>
      <text:p text:style-name="P17"><text:tab/></text:p>
      <text:p text:style-name="P41"><draw:frame draw:style-name="fr5" draw:name="Objekt15" text:anchor-type="as-char" svg:y="0cm" svg:width="8.654cm" svg:height="0.531cm" draw:z-index="14"><draw:object xlink:href="./Object 15" xlink:type="simple" xlink:show="embed" xlink:actuate="onLoad"/><draw:image xlink:href="./ObjectReplacements/Object 15" xlink:type="simple" xlink:show="embed" xlink:actuate="onLoad"/><svg:desc>Formel</svg:desc></draw:frame></text:p>
      <text:p text:style-name="P42"/>
      <text:p text:style-name="P41"><draw:frame draw:style-name="fr4" draw:name="Objekt16" text:anchor-type="as-char" svg:width="7.184cm" svg:height="0.483cm" draw:z-index="15"><draw:object xlink:href="./Object 16" xlink:type="simple" xlink:show="embed" xlink:actuate="onLoad"/><draw:image xlink:href="./ObjectReplacements/Object 16" xlink:type="simple" xlink:show="embed" xlink:actuate="onLoad"/><svg:desc>Formel</svg:desc></draw:frame></text:p>
      <text:p text:style-name="P96"/>
      <text:p text:style-name="P31"><text:span text:style-name="T20"><text:tab/></text:span><text:span text:style-name="T6">Detaillierter</text:span><text:span text:style-name="T23"> </text:span><text:span text:style-name="T6">Ablauf eines Nahkampfangriffs</text:span><text:span text:style-name="T21"> </text:span></text:p>
      <text:p text:style-name="P34"><text:span text:style-name="T21"><text:tab/></text:span><text:span text:style-name="T20">Einheit </text:span><text:span text:style-name="T21">A</text:span><text:span text:style-name="T20"> greift Einheit </text:span><text:span text:style-name="T21">B</text:span><text:span text:style-name="T20"> an, es wird davon ausgegangen, dass Einheit A genug AP für <text:tab/>einen Angriff hat. Alle Einheiten bezieht auch angeschlossene Einheiten an. Außerdem <text:tab/>werden Ereignisse nicht aufgelistet, die mit Lebensverlust und Moralverlust zu tun haben, <text:tab/>da die auch unabhängig von Angriffen, durch Effekte ausgelöst werden können und daher <text:tab/>nicht direkt mit dem Angriff zu tun haben. Nach jedem Ereignis muss geprüft werden, ob die <text:tab/>nachfolgenden Aktionen noch zulässig sind, da sie durch Effekte verhindert werden könnten.</text:span></text:p>
      <text:list xml:id="list34540661" text:style-name="L30">
        <text:list-item>
          <text:list>
            <text:list-item>
              <text:list>
                <text:list-header>
                  <text:p text:style-name="P94"/>
                </text:list-header>
              </text:list>
              <text:list>
                <text:list-item>
                  <text:p text:style-name="P82">Beginn einer neuen Kampfrunde</text:p>
                </text:list-item>
              </text:list>
            </text:list-item>
          </text:list>
        </text:list-item>
      </text:list>
      <text:list xml:id="list34547897" text:style-name="L32">
        <text:list-item>
          <text:p text:style-name="P131"><text:span text:style-name="T21">Ereignis: Angriff Initialisierung</text:span><text:span text:style-name="T20"> (A)</text:span></text:p>
        </text:list-item>
        <text:list-item>
          <text:p text:style-name="P132"><text:span text:style-name="T19">Ereignis: Verteidigung Initialisierung </text:span><text:span text:style-name="T20">(B)</text:span></text:p>
        </text:list-item>
        <text:list-item>
          <text:p text:style-name="P113"><text:span text:style-name="T20">Setze die </text:span><text:span text:style-name="T19">AP</text:span><text:span text:style-name="T20"> des Angreifers auf </text:span><text:span text:style-name="T19">0.</text:span></text:p>
        </text:list-item>
      </text:list>
      <text:list xml:id="list30459088" text:continue-list="list34540661" text:style-name="L30">
        <text:list-item>
          <text:list>
            <text:list-item>
              <text:list>
                <text:list-item>
                  <text:p text:style-name="P82">Angriffs Vorbereitung</text:p>
                </text:list-item>
              </text:list>
            </text:list-item>
          </text:list>
        </text:list-item>
      </text:list>
      <text:list xml:id="list34535840" text:style-name="L33">
        <text:list-item>
          <text:list>
            <text:list-item>
              <text:list>
                <text:list-item>
                  <text:p text:style-name="P110">Leben von beiden Seiten noch Einheiten?</text:p>
                  <text:list>
                    <text:list-item>
                      <text:p text:style-name="P111">JA:</text:p>
                      <text:list>
                        <text:list-item>
                          <text:p text:style-name="P125"><text:span text:style-name="T42">Ereignis: Angriff Vorher </text:span>(ALLE, die noch Angriffe haben in Reihenfolge der Grundinitiative, im Zweifelsfall Angreifer zuerst)</text:p>
                        </text:list-item>
                        <text:list-item>
                          <text:p text:style-name="P110">Berechne <text:span text:style-name="T26">AI </text:span>von allen Einheiten.</text:p>
                        </text:list-item>
                      </text:list>
                    </text:list-item>
                    <text:list-item>
                      <text:p text:style-name="P111">NEIN:</text:p>
                      <text:list>
                        <text:list-item>
                          <text:p text:style-name="P134">Ende des Kampf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0461765" text:continue-list="list30459088" text:style-name="L30">
        <text:list-item>
          <text:list>
            <text:list-item>
              <text:list>
                <text:list-item>
                  <text:p text:style-name="P82">Hat eine Einheit einen höheren Initativewert größer als 0?</text:p>
                </text:list-item>
              </text:list>
            </text:list-item>
          </text:list>
        </text:list-item>
      </text:list>
      <text:list xml:id="list34563716" text:style-name="L34">
        <text:list-item>
          <text:list>
            <text:list-item>
              <text:p text:style-name="P117"><text:span text:style-name="T19">JA: </text:span><text:span text:style-name="T20">Hat eine Einheit einen höheren Initativewert, als die anderen?</text:span></text:p>
              <text:list>
                <text:list-item>
                  <text:p text:style-name="P126"><text:span text:style-name="T21">JA: </text:span><text:span text:style-name="T14">(Dies sei Einheit X) </text:span><text:span text:style-name="T20">Hat X noch Angriffe für diese Runde?</text:span></text:p>
                  <text:list>
                    <text:list-item>
                      <text:p text:style-name="P95">JA: </text:p>
                      <text:list>
                        <text:list-item>
                          <text:p text:style-name="P112"><text:span text:style-name="T34">Der Besitzer von X wählt ein Ziel aus (Dies ist die Einheit A oder B, falls X nicht über Einzelzielangriff verfügt ansonsten auch eine angeschlossene Einheit sein </text:span><text:span text:style-name="T27">(Sei der Verteidiger Y)</text:span><text:span text:style-name="T32">)</text:span></text:p>
                        </text:list-item>
                        <text:list-item>
                          <text:p text:style-name="P133">Ereignis: Verteidigung vorher<text:span text:style-name="T34"> (Y)</text:span></text:p>
                        </text:list-item>
                        <text:list-item>
                          <text:p text:style-name="P84"><text:soft-page-break/>Berechne den <text:span text:style-name="T26">ES</text:span> eines Angriffes von X auf Y und füge den Schaden zu.</text:p>
                        </text:list-item>
                        <text:list-item>
                          <text:p text:style-name="P133">Ereignis: Verteidigung Nachher<text:span text:style-name="T34"> (Y)</text:span></text:p>
                        </text:list-item>
                        <text:list-item>
                          <text:p text:style-name="P133">Ereignis: Angriff Nachher<text:span text:style-name="T34"> (X)</text:span></text:p>
                        </text:list-item>
                        <text:list-item>
                          <text:p text:style-name="P84">Reduziere A<text:span text:style-name="T26">I</text:span> von X für den Rest dieser Kampfrunde um 10.</text:p>
                        </text:list-item>
                        <text:list-item>
                          <text:p text:style-name="P84">Reduziere <text:span text:style-name="T26">A v</text:span>on X für den Rest dieses Angriffs um 1.</text:p>
                        </text:list-item>
                        <text:list-item>
                          <text:p text:style-name="P84">Springe zu 2.</text:p>
                        </text:list-item>
                      </text:list>
                    </text:list-item>
                    <text:list-item>
                      <text:p text:style-name="P95">Nein:</text:p>
                      <text:list>
                        <text:list-item>
                          <text:p text:style-name="P84">Reduziere den AI der Einheit für den Rest dieser Kampfrunde um 10.</text:p>
                        </text:list-item>
                        <text:list-item>
                          <text:p text:style-name="P84">Berechne die neuen modifizierten Initiativewerte.</text:p>
                        </text:list-item>
                        <text:list-item>
                          <text:p text:style-name="P84">Springe zu 3.</text:p>
                        </text:list-item>
                      </text:list>
                    </text:list-item>
                  </text:list>
                </text:list-item>
                <text:list-item>
                  <text:p text:style-name="P95">Nein: <text:span text:style-name="T34">Sind die Einheiten mit dem höchsten Initativewerten alle in der gleichen Partei?</text:span></text:p>
                  <text:list>
                    <text:list-item>
                      <text:p text:style-name="P95">JA:</text:p>
                      <text:list>
                        <text:list-item>
                          <text:p text:style-name="P133">Ereignis: Angriff vorher <text:span text:style-name="T34">(angreifende Einheiten)</text:span></text:p>
                        </text:list-item>
                        <text:list-item>
                          <text:p text:style-name="P133">Ereignis: Verteidigung vorher<text:span text:style-name="T34"> (verteidigende Einheit)</text:span></text:p>
                        </text:list-item>
                        <text:list-item>
                          <text:p text:style-name="P84">Diese Einheiten greifen an. Fügen Schaden zu.</text:p>
                        </text:list-item>
                        <text:list-item>
                          <text:p text:style-name="P133">Ereignis: Verteidigung Nachher<text:span text:style-name="T34"> (verteidigende Einheit)</text:span></text:p>
                        </text:list-item>
                        <text:list-item>
                          <text:p text:style-name="P126"><text:span text:style-name="T42">Ereignis: Angriff Nachher</text:span> (angreifende Einheiten)<text:span text:style-name="T20"> </text:span></text:p>
                        </text:list-item>
                        <text:list-item>
                          <text:p text:style-name="P84">Reduziere die AI der Einheiten für den Rest dieser Kampfrunde um 10.</text:p>
                        </text:list-item>
                        <text:list-item>
                          <text:p text:style-name="P84">Reduziere die Angriffe für den Rest dieses Angriffs um 1.</text:p>
                        </text:list-item>
                        <text:list-item>
                          <text:p text:style-name="P84">Springe zu 2.</text:p>
                        </text:list-item>
                      </text:list>
                    </text:list-item>
                    <text:list-item>
                      <text:p text:style-name="P95">NEIN: </text:p>
                      <text:list>
                        <text:list-item>
                          <text:p text:style-name="P84">Beide Parteien greifen simultan an.</text:p>
                        </text:list-item>
                        <text:list-item>
                          <text:p text:style-name="P133">Ereignis: Angriff vorher <text:span text:style-name="T34">(alle Einheiten mit Angriffen)</text:span></text:p>
                        </text:list-item>
                        <text:list-item>
                          <text:p text:style-name="P133">Ereignis: Verteidigung vorher<text:span text:style-name="T34"> (angegriffene Einheit)</text:span></text:p>
                        </text:list-item>
                        <text:list-item>
                          <text:p text:style-name="P84">(Berechne den Schaden, den die Parteien bei aktueller Truppenstärke verursachen und füge ihn zu)</text:p>
                        </text:list-item>
                        <text:list-item>
                          <text:p text:style-name="P133">Ereignis: Verteidigung Nachher<text:span text:style-name="T34"> (angegriffene Einheit)</text:span></text:p>
                        </text:list-item>
                        <text:list-item>
                          <text:p text:style-name="P84"><text:span text:style-name="T43">Ereignis: Angriff Nachher</text:span><text:span text:style-name="T40"> (Alle Einheiten mit Angriffen)</text:span> </text:p>
                        </text:list-item>
                        <text:list-item>
                          <text:p text:style-name="P84">Reduziere den IK beider Einheiten für den Rest dieser Kampfrunde um 10.</text:p>
                        </text:list-item>
                        <text:list-item>
                          <text:p text:style-name="P84">Reduziere die AI beider Einheiten für den Rest des Angriffs um 1.</text:p>
                        </text:list-item>
                        <text:list-item>
                          <text:p text:style-name="P84">Berechne die neuen modifizierten Initiativewerte.</text:p>
                        </text:list-item>
                        <text:list-item>
                          <text:p text:style-name="P84">Springe zu 3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0"><text:span text:style-name="T21">Nein:</text:span><text:span text:style-name="T19"> Hat eine Einheit noch Angriffe für diesen Angriff?</text:span></text:p>
              <text:list>
                <text:list-item>
                  <text:p text:style-name="P95">JA:</text:p>
                  <text:list>
                    <text:list-item>
                      <text:p text:style-name="P84">Setze die <text:span text:style-name="T26">AI </text:span>aller Einheiten auf die Ursprungswerte.</text:p>
                    </text:list-item>
                    <text:list-item>
                      <text:p text:style-name="P84">Springe zu 1.</text:p>
                    </text:list-item>
                  </text:list>
                </text:list-item>
                <text:list-item>
                  <text:p text:style-name="P95">Nein: </text:p>
                  <text:list>
                    <text:list-item>
                      <text:p text:style-name="P95"><text:span text:style-name="T93">Ende</text:span><text:span text:style-name="T94"> des Angriffs</text:span><text:span text:style-name="T34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6"><text:span text:style-name="T19"><text:tab/></text:span><text:span text:style-name="T21">Ablauf eines Fernkampfangriffs </text:span><text:span text:style-name="T19">(Es stehen genug AP für Angriff zur Verfügung):</text:span></text:p>
      <text:list xml:id="list34551617" text:style-name="L35">
        <text:list-item>
          <text:list>
            <text:list-item>
              <text:list>
                <text:list-item>
                  <text:p text:style-name="P135">Angreifer: Ereignis „Angriff Fernkampf Vorher“</text:p>
                </text:list-item>
                <text:list-item>
                  <text:p text:style-name="P135">Verteidiger: Ereignis „Verteidigung Fernkampf Vorher“</text:p>
                </text:list-item>
              </text:list>
            </text:list-item>
          </text:list>
        </text:list-item>
      </text:list>
      <text:list xml:id="list34544707" text:style-name="L3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6">Sind weiterhin alle Bedingungen für den Angriff erfüllt? <text:tab/></text:p>
                          <text:list>
                            <text:list-item>
                              <text:p text:style-name="P136">Ja: weiter mit dem Angriff.</text:p>
                            </text:list-item>
                            <text:list-item>
                              <text:p text:style-name="P136">Nein: Angriff abbrechen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4557771" text:style-name="L3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7"><text:soft-page-break/>Angreifer AP := 0</text:p>
                        </text:list-item>
                        <text:list-item>
                          <text:p text:style-name="P137">Füge Fernkampfschaden zu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4543866" text:style-name="L3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8">Angreifer: Ereignis „Angriff Fernkampf“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4552006" text:style-name="L3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9">Angreifer: Ereignis „Leben X“ falls zutreffend</text:p>
                        </text:list-item>
                        <text:list-item>
                          <text:p text:style-name="P139">Verteidiger: Ereignis „Leben X“ falls zutreffend</text:p>
                        </text:list-item>
                        <text:list-item>
                          <text:p text:style-name="P139">Angreifer: Ereignis „Angriff Nachher“</text:p>
                        </text:list-item>
                        <text:list-item>
                          <text:p text:style-name="P139">Verteidiger: Ereignis „Verteidigung Nachher“</text:p>
                        </text:list-item>
                        <text:list-item>
                          <text:p text:style-name="P139">Angreifer: Ereignis „Moral X“ falls zutreffend</text:p>
                        </text:list-item>
                        <text:list-item>
                          <text:p text:style-name="P139">Verteidiger: Ereignis „Moral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><text:span text:style-name="T44"><text:tab/></text:span><text:span text:style-name="T21"><text:tab/></text:span></text:p>
      <text:p text:style-name="P27">5. Armeestruktur</text:p>
      <text:p text:style-name="P24"/>
      <text:p text:style-name="P24">5.1.<text:tab/>Übersicht</text:p>
      <text:p text:style-name="P15"><text:tab/><text:span text:style-name="T18">Jeder Spieler kommandiert im Spiel über eine Sammlung von Einheiten – der</text:span><text:span text:style-name="T24"> Armee</text:span><text:span text:style-name="T18">.</text:span></text:p>
      <text:p text:style-name="P15"><text:span text:style-name="T18"><text:tab/>Eine Armee wird nach einem </text:span><text:span text:style-name="T24">Armeeplan </text:span><text:span text:style-name="T18">zusammengestellt. Dieser besteht aus einer <text:tab/></text:span><text:span text:style-name="T24">Rüstkammer</text:span><text:span text:style-name="T18">, die die Grundwaffen dieser Armee enthält (Artefakte und ähnliches können <text:tab/>auch außerhalb der Rüstkammer festgelegt werden), und die Armeeliste, welche die <text:tab/>Einheiten nach Profession sortiert aufführt (siehe nächstes Kapitel). Abschließend gibt es <text:tab/>noch einen Teil mit </text:span><text:span text:style-name="T24">besonderen</text:span><text:span text:style-name="T18"> </text:span><text:span text:style-name="T24">Charakteren</text:span><text:span text:style-name="T18"> und </text:span><text:span text:style-name="T24">Einheiten</text:span><text:span text:style-name="T18">.</text:span></text:p>
      <text:p text:style-name="P4"/>
      <text:p text:style-name="P25">5.2.<text:tab/>Armeestruktur</text:p>
      <text:p text:style-name="P25"><text:span text:style-name="T25"><text:tab/></text:span><text:span text:style-name="T20">Es gibt 4 verschiedene Professionen für Einheiten:</text:span></text:p>
      <text:list xml:id="list34550599" text:style-name="L40">
        <text:list-item>
          <text:list>
            <text:list-item>
              <text:p text:style-name="P70"><text:span text:style-name="T19">Anführer: </text:span><text:span text:style-name="T20">Jede Armee darf höchstens einen Anführer haben. Dieses sind in der Regel starke Helden mit besonderen Boni für Armeen und der Möglichkeit große Kampfverbände anzuführen (können 16 Stufen aufsteigen).</text:span></text:p>
            </text:list-item>
            <text:list-item>
              <text:p text:style-name="P70"><text:span text:style-name="T19">Kommandant: </text:span><text:span text:style-name="T20">Jede Armee kann beliebig viele Kommandanten haben. Auch dies in der Regel starke Helden und können Verbände anführen.</text:span></text:p>
            </text:list-item>
            <text:list-item>
              <text:p text:style-name="P70"><text:span text:style-name="T19">Grundeinheiten: </text:span><text:span text:style-name="T20">Jede Armee kann beliebig viele Grundeinheiten aufstellen (solange sie </text:span><text:span text:style-name="T20">genug Gold, etc. hat). Dies sind die einfachen Soldaten, wie etwa Knechte oder Berufssoldaten beim „Rittertum“.</text:span></text:p>
            </text:list-item>
            <text:list-item>
              <text:p text:style-name="P70"><text:span text:style-name="T19">Spezialeinheiten: </text:span><text:span text:style-name="T20">Diese Einheiten stehen nicht frei zur Verfügung, sondern müssen Freigeschaltet werden (etwa durch die Fähigkeiten von Kommandanten oder Vergleichbares) </text:span></text:p>
            </text:list-item>
          </text:list>
        </text:list-item>
      </text:list>
      <text:p text:style-name="P4"><text:tab/></text:p>
      <text:p text:style-name="P25"><text:span text:style-name="T20"><text:tab/>Jede Armee </text:span><text:span text:style-name="T19">muss</text:span><text:span text:style-name="T20"> mindestens einen Kommandanten oder Anführer besitzen. Für den Fall, <text:tab/>dass die </text:span><text:span text:style-name="T85">Armee keine </text:span><text:span text:style-name="T86">Anführer </text:span><text:span text:style-name="T85">hat, muss der Spieler einen </text:span><text:span text:style-name="T86">Stellvertretenden Anführer</text:span><text:span text:style-name="T85"> <text:tab/>auswählen aus der Reihe seiner Kommandanten. Dieser wird im Spielverlauf (i.A.) als <text:tab/>Anführer behandel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lge Dombrowski</meta:initial-creator>
    <meta:creation-date>2012-03-05T14:34:28.68</meta:creation-date>
    <dc:date>2012-03-28T10:33:45.39</dc:date>
    <dc:creator>Helge Dombrowski</dc:creator>
    <meta:editing-duration>P8DT17H9M51S</meta:editing-duration>
    <meta:editing-cycles>616</meta:editing-cycles>
    <meta:generator>OpenOffice.org/3.3$Win32 OpenOffice.org_project/330m20$Build-9567</meta:generator>
    <meta:document-statistic meta:table-count="5" meta:image-count="0" meta:object-count="17" meta:page-count="19" meta:paragraph-count="550" meta:word-count="4888" meta:character-count="32689"/>
  </office:meta>
</office:document-meta>
</file>

<file path=Object 1/content.xml><?xml version="1.0" encoding="utf-8"?>
<math xmlns="http://www.w3.org/1998/Math/MathML">
  <semantics>
    <mrow>
      <mi mathvariant="italic">BK</mi>
      <mrow>
        <mi mathvariant="normal">:</mi>
        <mo stretchy="false">=</mo>
        <msub>
          <mi mathvariant="italic">t.EBK</mi>
          <mi>a</mi>
        </msub>
      </mrow>
      <mrow>
        <mrow>
          <mrow>
            <mo stretchy="false">(</mo>
            <mi mathvariant="italic">Bewegung</mi>
            <mo stretchy="false">)</mo>
          </mrow>
          <mo stretchy="false">+</mo>
          <mfenced open="⌊" close="⌋">
            <mfrac>
              <mrow>
                <msub>
                  <mi mathvariant="italic">t.Beh</mi>
                  <mi>a</mi>
                </msub>
                <mrow>
                  <mo stretchy="false">(</mo>
                  <mi mathvariant="italic">Bewegung</mi>
                  <mo stretchy="false">)</mo>
                </mrow>
              </mrow>
              <mn>3</mn>
            </mfrac>
          </mfenced>
        </mrow>
        <mo stretchy="false">+</mo>
        <mtext>GELÄNDE</mtext>
      </mrow>
    </mrow>
    <annotation encoding="StarMath 5.0">alignl BK := t.EBK_a(Bewegung) + left lfloor {t.Beh_a(Bewegung)} over {alignc 3} right rfloor + "GELÄNDE"
</annotation>
  </semantics>
</math>
</file>

<file path=Object 10/content.xml><?xml version="1.0" encoding="utf-8"?>
<math xmlns="http://www.w3.org/1998/Math/MathML">
  <semantics>
    <mrow>
      <mrow>
        <mi mathvariant="italic">KGVF</mi>
        <mo stretchy="false">=</mo>
        <mi>min</mi>
      </mrow>
      <mrow>
        <mo stretchy="false">(</mo>
        <mrow>
          <mrow>
            <mn>1.0,0.1</mn>
            <mo stretchy="false">+</mo>
            <msub>
              <mi mathvariant="italic">t.EKG</mi>
              <mi>a</mi>
            </msub>
          </mrow>
          <mrow>
            <mrow>
              <mrow>
                <mo stretchy="false">(</mo>
                <mi mathvariant="italic">Angriff</mi>
                <mo stretchy="false">)</mo>
              </mrow>
              <mo stretchy="false">∗</mo>
              <mrow>
                <mo stretchy="false">(</mo>
                <mrow>
                  <mn>0.7</mn>
                  <mo stretchy="false">/</mo>
                  <mn>25</mn>
                </mrow>
                <mo stretchy="false">)</mo>
              </mrow>
            </mrow>
            <mo stretchy="false">+</mo>
            <mrow>
              <mo stretchy="false">(</mo>
              <mrow>
                <msub>
                  <mi>w</mi>
                  <mi>i</mi>
                </msub>
                <mn>.</mn>
                <msub>
                  <mi mathvariant="italic">PRÄ</mi>
                  <mi>a</mi>
                </msub>
                <mrow>
                  <mo stretchy="false">(</mo>
                  <mi mathvariant="italic">Angriff</mi>
                  <mo stretchy="false">)</mo>
                </mrow>
              </mrow>
              <mo stretchy="false">)</mo>
            </mrow>
          </mrow>
        </mrow>
        <mo stretchy="false">)</mo>
      </mrow>
    </mrow>
    <annotation encoding="StarMath 5.0">alignl KGVF = func min(1.0,0.1 + t.EKG_a(Angriff) * (0.7 / 25) + (w_i .PRÄ_a(Angriff)))</annotation>
  </semantics>
</math>
</file>

<file path=Object 11/content.xml><?xml version="1.0" encoding="utf-8"?>
<math xmlns="http://www.w3.org/1998/Math/MathML">
  <semantics>
    <mtable>
      <mtr>
        <mtd>
          <mtable>
            <mtr>
              <mtd>
                <mrow>
                  <mi mathvariant="italic">KGVI</mi>
                  <mo stretchy="false">=</mo>
                  <mn>0</mn>
                </mrow>
              </mtd>
              <mtd>
                <mrow>
                  <mi mathvariant="italic">für</mi>
                  <mrow>
                    <mi mathvariant="italic">dKGV</mi>
                    <mo stretchy="false">=</mo>
                    <mn>1</mn>
                  </mrow>
                </mrow>
              </mtd>
            </mtr>
            <mtr>
              <mtd>
                <mrow>
                  <mi mathvariant="italic">KGVI</mi>
                  <mrow>
                    <mrow>
                      <mo stretchy="false">(</mo>
                      <mi mathvariant="italic">EIK</mi>
                      <mo stretchy="false">)</mo>
                    </mrow>
                    <mo stretchy="false">=</mo>
                    <mi mathvariant="italic">max</mi>
                  </mrow>
                  <mfenced open="(" close=")">
                    <mrow>
                      <mfenced open="⌊" close="⌋">
                        <mfrac>
                          <mi mathvariant="italic">dEKG</mi>
                          <mn>2</mn>
                        </mfrac>
                      </mfenced>
                      <mn>,0</mn>
                    </mrow>
                  </mfenced>
                </mrow>
              </mtd>
              <mtd>
                <mi mathvariant="italic">sonst</mi>
              </mtd>
            </mtr>
          </mtable>
        </mtd>
      </mtr>
      <mtr>
        <mtd/>
      </mtr>
      <mtr>
        <mtd>
          <mrow>
            <mrow>
              <mi mathvariant="italic">dEKG</mi>
              <mo stretchy="false">=</mo>
              <mi mathvariant="italic">t.EKG</mi>
            </mrow>
            <msub>
              <mrow>
                <mo stretchy="false">(</mo>
                <msup>
                  <mi mathvariant="italic">w.Typ</mi>
                  <mi>N</mi>
                </msup>
                <mo stretchy="false">)</mo>
              </mrow>
              <mi>a</mi>
            </msub>
            <mrow>
              <mrow>
                <mo stretchy="false">(</mo>
                <mi mathvariant="italic">Angriff</mi>
                <mo stretchy="false">)</mo>
              </mrow>
              <mo stretchy="false">−</mo>
              <mi>max</mi>
            </mrow>
            <mrow>
              <mo stretchy="false">(</mo>
              <mrow>
                <mi>t</mi>
                <mi>'</mi>
                <mn>.</mn>
                <mi mathvariant="italic">EKG</mi>
                <msub>
                  <mrow>
                    <mo stretchy="false">(</mo>
                    <mrow>
                      <mi>w</mi>
                      <mi>'</mi>
                      <mn>.</mn>
                      <msup>
                        <mi mathvariant="italic">Typ</mi>
                        <mi>N</mi>
                      </msup>
                    </mrow>
                    <mo stretchy="false">)</mo>
                  </mrow>
                  <mi>a</mi>
                </msub>
                <mrow>
                  <mo stretchy="false">(</mo>
                  <mi mathvariant="italic">Verteidigung</mi>
                  <mo stretchy="false">)</mo>
                </mrow>
              </mrow>
              <mo stretchy="false">)</mo>
            </mrow>
            <mtext> with </mtext>
            <mi>w</mi>
            <mrow>
              <mi>'</mi>
              <mo stretchy="false">∈</mo>
              <mi>t</mi>
            </mrow>
            <mi>'</mi>
            <mn>.</mn>
            <msub>
              <mi mathvariant="italic">InvA</mi>
              <mi>w</mi>
            </msub>
          </mrow>
        </mtd>
      </mtr>
    </mtable>
    <annotation encoding="StarMath 5.0">alignl matrix 
{alignl KGVI = 0 # für dKGV = 1 ## KGVI (EIK) =  max left (left lfloor dEKG over {alignc 2} right rfloor,0 right)# sonst} newline newline

alignl dEKG = t.EKG(w.Typ^N)_a(Angriff) - func max(t'.EKG(w'.Typ^N)_a(Verteidigung)) " with " w' in t'.InvA_w</annotation>
  </semantics>
</math>
</file>

<file path=Object 12/content.xml><?xml version="1.0" encoding="utf-8"?>
<math xmlns="http://www.w3.org/1998/Math/MathML">
  <semantics>
    <mrow>
      <mi mathvariant="italic">AS</mi>
      <mrow>
        <mo stretchy="false">(</mo>
        <mi>e</mi>
        <mo stretchy="false">)</mo>
      </mrow>
      <mrow>
        <mi mathvariant="normal">:</mi>
        <mo stretchy="false">=</mo>
        <mi>max</mi>
      </mrow>
      <mrow>
        <mo stretchy="false">(</mo>
        <mrow>
          <mi mathvariant="italic">AS</mi>
          <mrow>
            <mo stretchy="false">(</mo>
            <mrow>
              <msub>
                <mi>w</mi>
                <mi>i</mi>
              </msub>
              <mi>,</mi>
              <mi>e</mi>
            </mrow>
            <mo stretchy="false">)</mo>
          </mrow>
        </mrow>
        <mo stretchy="false">)</mo>
      </mrow>
      <mtext> mit </mtext>
      <mrow>
        <mrow>
          <mi>w</mi>
          <mo stretchy="false">∈</mo>
          <mrow>
            <msub>
              <mi mathvariant="italic">t.InvA</mi>
              <mrow>
                <mo stretchy="false">(</mo>
                <mrow>
                  <mi>W</mi>
                  <mi>,</mi>
                  <mi>N</mi>
                </mrow>
                <mo stretchy="false">)</mo>
              </mrow>
            </msub>
            <mo stretchy="false">∧</mo>
            <msub>
              <mi>w</mi>
              <mi>i</mi>
            </msub>
          </mrow>
        </mrow>
        <mo stretchy="false">∈</mo>
        <msub>
          <mi>w</mi>
          <mi>N</mi>
        </msub>
      </mrow>
    </mrow>
    <annotation encoding="StarMath 5.0">alignl  AS(e) := func max(AS(w_i,e))" mit " w in t.InvA_(W,N) and w_i in w_N</annotation>
  </semantics>
</math>
</file>

<file path=Object 13/content.xml><?xml version="1.0" encoding="utf-8"?>
<math xmlns="http://www.w3.org/1998/Math/MathML">
  <semantics>
    <mtable>
      <mtr>
        <mtd>
          <mrow>
            <msub>
              <mi mathvariant="italic">w.Attribut</mi>
              <mi>a</mi>
            </msub>
            <mrow>
              <mo stretchy="false">(</mo>
              <mi mathvariant="italic">Aktion</mi>
              <mo stretchy="false">)</mo>
            </mrow>
            <mrow>
              <mi mathvariant="normal">:</mi>
              <mo stretchy="false">=</mo>
              <mrow>
                <mo stretchy="false">⌊</mo>
                <mrow>
                  <mo stretchy="false">(</mo>
                  <mrow>
                    <mrow>
                      <mrow>
                        <mo stretchy="false">(</mo>
                        <mrow>
                          <mrow>
                            <mi mathvariant="italic">w.Attribut</mi>
                            <mo stretchy="false">+</mo>
                            <mi>t.Wmod</mi>
                          </mrow>
                          <mrow>
                            <mo stretchy="false">(</mo>
                            <mrow>
                              <mi mathvariant="italic">Aktion</mi>
                              <mi>,</mi>
                              <mi mathvariant="italic">Attribut</mi>
                            </mrow>
                            <mo stretchy="false">)</mo>
                          </mrow>
                        </mrow>
                        <mo stretchy="false">)</mo>
                      </mrow>
                      <mo stretchy="false">∗</mo>
                      <mi>t.WmdoP</mi>
                    </mrow>
                    <mrow>
                      <mo stretchy="false">(</mo>
                      <mrow>
                        <mi mathvariant="italic">Aktion</mi>
                        <mi>,</mi>
                        <mi mathvariant="italic">Attribut</mi>
                      </mrow>
                      <mo stretchy="false">)</mo>
                    </mrow>
                  </mrow>
                  <mo stretchy="false">)</mo>
                </mrow>
                <mo stretchy="false">⌋</mo>
              </mrow>
            </mrow>
          </mrow>
        </mtd>
      </mtr>
      <mtr>
        <mtd/>
      </mtr>
      <mtr>
        <mtd>
          <mtext>Analog für Rüstungen</mtext>
        </mtd>
      </mtr>
    </mtable>
    <annotation encoding="StarMath 5.0">w.Attribut_a(Aktion) := lfloor ((w.Attribut + func t.Wmod(Aktion,Attribut)) * func t.WmdoP(Aktion,Attribut)) rfloor newline newline

alignl "Analog für Rüstungen"
</annotation>
  </semantics>
</math>
</file>

<file path=Object 14/content.xml><?xml version="1.0" encoding="utf-8"?>
<math xmlns="http://www.w3.org/1998/Math/MathML">
  <semantics>
    <mrow>
      <mi mathvariant="italic">AS</mi>
      <mrow>
        <mo stretchy="false">(</mo>
        <mi>e</mi>
        <mo stretchy="false">)</mo>
      </mrow>
      <mrow>
        <mi mathvariant="normal">:</mi>
        <mo stretchy="false">=</mo>
        <mi>max</mi>
      </mrow>
      <mrow>
        <mo stretchy="false">(</mo>
        <mrow>
          <mi mathvariant="italic">AS</mi>
          <mrow>
            <mo stretchy="false">(</mo>
            <mrow>
              <msub>
                <mi>w</mi>
                <mi>i</mi>
              </msub>
              <mi>,</mi>
              <mi>e</mi>
            </mrow>
            <mo stretchy="false">)</mo>
          </mrow>
        </mrow>
        <mo stretchy="false">)</mo>
      </mrow>
      <mi mathvariant="italic">mit</mi>
      <mrow>
        <mrow>
          <mi>w</mi>
          <mo stretchy="false">∈</mo>
          <mrow>
            <msub>
              <mi mathvariant="italic">t.InvA</mi>
              <mi>w</mi>
            </msub>
            <mo stretchy="false">∧</mo>
            <msub>
              <mi>w</mi>
              <mi>i</mi>
            </msub>
          </mrow>
        </mrow>
        <mo stretchy="false">∈</mo>
        <msub>
          <mi>w</mi>
          <mi>F</mi>
        </msub>
      </mrow>
    </mrow>
    <annotation encoding="StarMath 5.0">alignl  AS(e) := func max(AS(w_i,e)) mit w in t.InvA_w and w_i in w_F</annotation>
  </semantics>
</math>
</file>

<file path=Object 15/content.xml><?xml version="1.0" encoding="utf-8"?>
<math xmlns="http://www.w3.org/1998/Math/MathML">
  <semantics>
    <mrow>
      <mi mathvariant="italic">ES</mi>
      <mrow>
        <mo stretchy="false">(</mo>
        <mi>e</mi>
        <mo stretchy="false">)</mo>
      </mrow>
      <mrow>
        <mi mathvariant="normal">:</mi>
        <mo stretchy="false">=</mo>
        <mi>max</mi>
      </mrow>
      <mrow>
        <mo stretchy="false">(</mo>
        <mrow>
          <mi mathvariant="italic">AS</mi>
          <mrow>
            <mo stretchy="false">(</mo>
            <mrow>
              <msub>
                <mi>w</mi>
                <mi>i</mi>
              </msub>
              <mi>,</mi>
              <mi>e</mi>
            </mrow>
            <mo stretchy="false">)</mo>
          </mrow>
        </mrow>
        <mo stretchy="false">)</mo>
      </mrow>
      <mi mathvariant="italic">mit</mi>
      <mrow>
        <mrow>
          <mi>w</mi>
          <mo stretchy="false">∈</mo>
          <mrow>
            <msub>
              <mi mathvariant="italic">t.InvA</mi>
              <mi>w</mi>
            </msub>
            <mo stretchy="false">∧</mo>
            <msub>
              <mi>w</mi>
              <mi>i</mi>
            </msub>
          </mrow>
        </mrow>
        <mo stretchy="false">∈</mo>
        <msub>
          <mi>w</mi>
        </msub>
      </mrow>
    </mrow>
    <annotation encoding="StarMath 5.0">alignl  ES(e) := func max(AS(w_i,e)) mit w in t.InvA_w and w_i in w_</annotation>
  </semantics>
</math>
</file>

<file path=Object 16/content.xml><?xml version="1.0" encoding="utf-8"?>
<math xmlns="http://www.w3.org/1998/Math/MathML">
  <semantics>
    <mrow>
      <mi mathvariant="italic">ES</mi>
      <mrow>
        <mi mathvariant="normal">:</mi>
        <mo stretchy="false">=</mo>
        <mi>max</mi>
      </mrow>
      <mrow>
        <mo stretchy="false">(</mo>
        <mrow>
          <mi mathvariant="italic">ES</mi>
          <mrow>
            <mo stretchy="false">(</mo>
            <mi>e</mi>
            <mo stretchy="false">)</mo>
          </mrow>
        </mrow>
        <mo stretchy="false">)</mo>
      </mrow>
      <mi mathvariant="italic">mit</mi>
      <mrow>
        <mi>e</mi>
        <mo stretchy="false">∈</mo>
        <mi mathvariant="italic">Schadenstypen</mi>
      </mrow>
    </mrow>
    <annotation encoding="StarMath 5.0">alignl  ES := func max(ES(e)) mit e in Schadenstypen</annotation>
  </semantics>
</math>
</file>

<file path=Object 17/content.xml><?xml version="1.0" encoding="utf-8"?>
<math xmlns="http://www.w3.org/1998/Math/MathML">
  <semantics>
    <mrow>
      <mi mathvariant="italic">AK</mi>
      <mrow>
        <mi mathvariant="normal">:</mi>
        <mo stretchy="false">=</mo>
        <msub>
          <mi mathvariant="italic">t.EAK</mi>
          <mi>a</mi>
        </msub>
      </mrow>
      <mrow>
        <mrow>
          <mo stretchy="false">(</mo>
          <mi mathvariant="italic">Angriff</mi>
          <mo stretchy="false">)</mo>
        </mrow>
        <mo stretchy="false">+</mo>
        <mfenced open="⌊" close="⌋">
          <mfrac>
            <mrow>
              <msub>
                <mi mathvariant="italic">t.Beh</mi>
                <mi>a</mi>
              </msub>
              <mrow>
                <mo stretchy="false">(</mo>
                <mi mathvariant="italic">Bewegung</mi>
                <mo stretchy="false">)</mo>
              </mrow>
            </mrow>
            <mn>5</mn>
          </mfrac>
        </mfenced>
      </mrow>
    </mrow>
    <annotation encoding="StarMath 5.0">alignl AK := t.EAK_a(Angriff) + left lfloor {t.Beh_a(Bewegung)} over {alignc 5} right rfloor</annotation>
  </semantics>
</math>
</file>

<file path=Object 2/content.xml><?xml version="1.0" encoding="utf-8"?>
<math xmlns="http://www.w3.org/1998/Math/MathML">
  <semantics>
    <mtable>
      <mtr>
        <mtd>
          <mrow>
            <mi mathvariant="italic">t.Emod</mi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  <mrow>
              <mi mathvariant="normal">:</mi>
              <mo stretchy="false">=</mo>
              <mrow>
                <mn>0</mn>
                <mo stretchy="false">+</mo>
                <mrow>
                  <munder>
                    <mo stretchy="false">∑</mo>
                    <mrow>
                      <mi>e</mi>
                      <mo stretchy="false">∈</mo>
                      <mrow>
                        <mrow>
                          <mi mathvariant="italic">t.T</mi>
                          <mo stretchy="false">∪</mo>
                          <mi mathvariant="italic">t.E</mi>
                        </mrow>
                        <mo stretchy="false">∪</mo>
                        <mi mathvariant="italic">t.InvA</mi>
                      </mrow>
                    </mrow>
                  </munder>
                  <mi mathvariant="italic">e.Emod</mi>
                </mrow>
              </mrow>
            </mrow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</mrow>
        </mtd>
      </mtr>
      <mtr>
        <mtd/>
      </mtr>
      <mtr>
        <mtd>
          <mrow>
            <mi mathvariant="italic">t.EmodP</mi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  <mrow>
              <mi mathvariant="normal">:</mi>
              <mo stretchy="false">=</mo>
              <mrow>
                <mn>1</mn>
                <mo stretchy="false">∗</mo>
                <mrow>
                  <munder>
                    <mo stretchy="false">∏</mo>
                    <mrow>
                      <mi>e</mi>
                      <mo stretchy="false">∈</mo>
                      <mrow>
                        <mrow>
                          <mi mathvariant="italic">t.T</mi>
                          <mo stretchy="false">∪</mo>
                          <mi mathvariant="italic">t.E</mi>
                        </mrow>
                        <mo stretchy="false">∪</mo>
                        <mi mathvariant="italic">t.InvA</mi>
                      </mrow>
                    </mrow>
                  </munder>
                  <mi mathvariant="italic">e.EmodP</mi>
                </mrow>
              </mrow>
            </mrow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</mrow>
        </mtd>
      </mtr>
      <mtr>
        <mtd/>
      </mtr>
      <mtr>
        <mtd>
          <mtext>Analog für Wmod und Rmod</mtext>
        </mtd>
      </mtr>
    </mtable>
    <annotation encoding="StarMath 5.0">alignl t.Emod(Aktion,Attribut) := 0 + sum from { e in t.T union t.E union t.InvA} e.Emod(Aktion,Attribut) newline newline

alignl  t.EmodP(Aktion,Attribut) := 1 * Prod from {e in t.T union t.E union t.InvA} e.EmodP(Aktion,Attribut) newline newline

alignl "Analog für Wmod und Rmod"</annotation>
  </semantics>
</math>
</file>

<file path=Object 3/content.xml><?xml version="1.0" encoding="utf-8"?>
<math xmlns="http://www.w3.org/1998/Math/MathML">
  <semantics>
    <mrow>
      <mi mathvariant="italic">AI</mi>
      <mrow>
        <mrow>
          <mo stretchy="false">(</mo>
          <mi>w</mi>
          <mo stretchy="false">)</mo>
        </mrow>
        <mo stretchy="false">=</mo>
        <mrow>
          <mo stretchy="false">⌊</mo>
          <mrow>
            <mi mathvariant="italic">t.EIK</mi>
            <msub>
              <mrow>
                <mo stretchy="false">(</mo>
                <msup>
                  <mi mathvariant="italic">w.Typ</mi>
                  <mi>N</mi>
                </msup>
                <mo stretchy="false">)</mo>
              </mrow>
              <mi>a</mi>
            </msub>
            <mrow>
              <mrow>
                <mo stretchy="false">(</mo>
                <mi mathvariant="italic">Angriff</mi>
                <mo stretchy="false">)</mo>
              </mrow>
              <mo stretchy="false">−</mo>
              <mi mathvariant="italic">t.BEH</mi>
            </mrow>
            <msub>
              <mrow>
                <mo stretchy="false">(</mo>
                <msup>
                  <mi mathvariant="italic">w.Typ</mi>
                  <mi>N</mi>
                </msup>
                <mo stretchy="false">)</mo>
              </mrow>
              <mi>a</mi>
            </msub>
            <mrow>
              <mrow>
                <mo stretchy="false">(</mo>
                <mi mathvariant="italic">Angriff</mi>
                <mo stretchy="false">)</mo>
              </mrow>
              <mo stretchy="false">+</mo>
              <mi mathvariant="italic">KGVI</mi>
            </mrow>
          </mrow>
          <mo stretchy="false">⌋</mo>
        </mrow>
      </mrow>
    </mrow>
    <annotation encoding="StarMath 5.0">AI(w) = lfloor t.EIK(w.Typ^N)_a(Angriff) - t.BEH(w.Typ^N)_a(Angriff) + KGVI rfloor
</annotation>
  </semantics>
</math>
</file>

<file path=Object 4/content.xml><?xml version="1.0" encoding="utf-8"?>
<math xmlns="http://www.w3.org/1998/Math/MathML">
  <semantics>
    <mrow>
      <msub>
        <mi mathvariant="italic">t.Attribut</mi>
        <mi>a</mi>
      </msub>
      <mrow>
        <mo stretchy="false">(</mo>
        <mi mathvariant="italic">Aktion</mi>
        <mo stretchy="false">)</mo>
      </mrow>
      <mrow>
        <mi mathvariant="normal">:</mi>
        <mo stretchy="false">=</mo>
        <mrow>
          <mo stretchy="false">⌊</mo>
          <mrow>
            <mo stretchy="false">(</mo>
            <mrow>
              <mrow>
                <mrow>
                  <mo stretchy="false">(</mo>
                  <mrow>
                    <mrow>
                      <mi mathvariant="italic">t.Attribut</mi>
                      <mo stretchy="false">+</mo>
                      <mi>t.Emod</mi>
                    </mrow>
                    <mrow>
                      <mo stretchy="false">(</mo>
                      <mrow>
                        <mi mathvariant="italic">Angriff</mi>
                        <mi>,</mi>
                        <mi mathvariant="italic">Attribut</mi>
                      </mrow>
                      <mo stretchy="false">)</mo>
                    </mrow>
                  </mrow>
                  <mo stretchy="false">)</mo>
                </mrow>
                <mo stretchy="false">∗</mo>
                <mi>t.EmdoP</mi>
              </mrow>
              <mrow>
                <mo stretchy="false">(</mo>
                <mrow>
                  <mi mathvariant="italic">Angriff</mi>
                  <mi>,</mi>
                  <mi mathvariant="italic">Attribut</mi>
                </mrow>
                <mo stretchy="false">)</mo>
              </mrow>
            </mrow>
            <mo stretchy="false">)</mo>
          </mrow>
          <mo stretchy="false">⌋</mo>
        </mrow>
      </mrow>
    </mrow>
    <annotation encoding="StarMath 5.0">t.Attribut_a(Aktion) := lfloor ((t.Attribut + func t.Emod(Angriff,Attribut)) * func t.EmdoP(Angriff,Attribut)) rfloor
</annotation>
  </semantics>
</math>
</file>

<file path=Object 5/content.xml><?xml version="1.0" encoding="utf-8"?>
<math xmlns="http://www.w3.org/1998/Math/MathML">
  <semantics>
    <mrow>
      <mi mathvariant="italic">AS</mi>
      <mrow>
        <mo stretchy="false">(</mo>
        <mrow>
          <msub>
            <mi>w</mi>
            <mi>i</mi>
          </msub>
          <mi>,</mi>
          <mi>e</mi>
        </mrow>
        <mo stretchy="false">)</mo>
      </mrow>
      <mrow>
        <mi mathvariant="normal">:</mi>
        <mo stretchy="false">=</mo>
        <msub>
          <mi mathvariant="italic">t.EKK</mi>
          <mi>a</mi>
        </msub>
      </mrow>
      <mrow>
        <mrow>
          <mo stretchy="false">(</mo>
          <mi mathvariant="italic">Angriff</mi>
          <mo stretchy="false">)</mo>
        </mrow>
        <mo stretchy="false">+</mo>
        <msub>
          <mi>w</mi>
          <mi>i</mi>
        </msub>
      </mrow>
      <mn>.</mn>
      <mi mathvariant="italic">WS</mi>
      <msub>
        <mrow>
          <mo stretchy="false">(</mo>
          <mi>e</mi>
          <mo stretchy="false">)</mo>
        </mrow>
        <mi>a</mi>
      </msub>
      <mrow>
        <mrow>
          <mo stretchy="false">(</mo>
          <mi mathvariant="italic">Angriff</mi>
          <mo stretchy="false">)</mo>
        </mrow>
        <mo stretchy="false">+</mo>
        <mi mathvariant="italic">KGVN</mi>
      </mrow>
    </mrow>
    <annotation encoding="StarMath 5.0">alignl AS(w_i,e) := t.EKK_a(Angriff) + w_i .WS(e)_a(Angriff) + KGVN</annotation>
  </semantics>
</math>
</file>

<file path=Object 6/content.xml><?xml version="1.0" encoding="utf-8"?>
<math xmlns="http://www.w3.org/1998/Math/MathML">
  <semantics>
    <mtable>
      <mtr>
        <mtd>
          <mtable>
            <mtr>
              <mtd>
                <mrow>
                  <mi mathvariant="italic">KGVN</mi>
                  <mo stretchy="false">=</mo>
                  <mi mathvariant="italic">dEKG</mi>
                </mrow>
              </mtd>
              <mtd>
                <mrow>
                  <mi mathvariant="italic">für</mi>
                  <mrow>
                    <mi mathvariant="italic">dEKG</mi>
                    <mo stretchy="false">≥</mo>
                    <mn>0</mn>
                  </mrow>
                </mrow>
              </mtd>
            </mtr>
            <mtr>
              <mtd>
                <mrow>
                  <mi mathvariant="italic">KGVN</mi>
                  <mo stretchy="false">=</mo>
                  <mrow>
                    <mo stretchy="false">⌊</mo>
                    <mrow>
                      <mo stretchy="false">(</mo>
                      <mrow>
                        <mrow>
                          <mo stretchy="false">(</mo>
                          <mi mathvariant="italic">dEKG</mi>
                          <mo stretchy="false">)</mo>
                        </mrow>
                        <mo stretchy="false">/</mo>
                        <mn>2</mn>
                      </mrow>
                      <mo stretchy="false">)</mo>
                    </mrow>
                    <mo stretchy="false">⌋</mo>
                  </mrow>
                </mrow>
              </mtd>
              <mtd>
                <mi mathvariant="italic">sonst</mi>
              </mtd>
            </mtr>
          </mtable>
        </mtd>
      </mtr>
      <mtr>
        <mtd/>
      </mtr>
      <mtr>
        <mtd>
          <mrow>
            <mrow>
              <mi mathvariant="italic">dEKG</mi>
              <mo stretchy="false">=</mo>
              <mi mathvariant="italic">t.EKG</mi>
            </mrow>
            <msub>
              <mrow>
                <mo stretchy="false">(</mo>
                <msup>
                  <mi mathvariant="italic">w.Typ</mi>
                  <mi>N</mi>
                </msup>
                <mo stretchy="false">)</mo>
              </mrow>
              <mi>a</mi>
            </msub>
            <mrow>
              <mrow>
                <mo stretchy="false">(</mo>
                <mi mathvariant="italic">Angriff</mi>
                <mo stretchy="false">)</mo>
              </mrow>
              <mo stretchy="false">−</mo>
              <mi>max</mi>
            </mrow>
            <mrow>
              <mo stretchy="false">(</mo>
              <mrow>
                <mi>t</mi>
                <mi>'</mi>
                <mn>.</mn>
                <mi mathvariant="italic">EKG</mi>
                <msub>
                  <mrow>
                    <mo stretchy="false">(</mo>
                    <mrow>
                      <mi>w</mi>
                      <mi>'</mi>
                      <mn>.</mn>
                      <msup>
                        <mi mathvariant="italic">Typ</mi>
                        <mi>N</mi>
                      </msup>
                    </mrow>
                    <mo stretchy="false">)</mo>
                  </mrow>
                  <mi>a</mi>
                </msub>
                <mrow>
                  <mo stretchy="false">(</mo>
                  <mi mathvariant="italic">Verteidigung</mi>
                  <mo stretchy="false">)</mo>
                </mrow>
              </mrow>
              <mo stretchy="false">)</mo>
            </mrow>
            <mtext> with </mtext>
            <mi>w</mi>
            <mrow>
              <mi>'</mi>
              <mo stretchy="false">∈</mo>
              <mi>t</mi>
            </mrow>
            <mi>'</mi>
            <mn>.</mn>
            <msub>
              <mi mathvariant="italic">InvA</mi>
              <mi>w</mi>
            </msub>
          </mrow>
        </mtd>
      </mtr>
    </mtable>
    <annotation encoding="StarMath 5.0">matrix {
alignl KGVN = dEKG # für dEKG &gt;= 0 ## alignl KGVN= lfloor ((dEKG)/2) rfloor # alignl sonst
} newline newline 

alignl dEKG = t.EKG(w.Typ^N)_a(Angriff) - func max(t'.EKG(w'.Typ^N)_a(Verteidigung)) " with " w' in t'.InvA_w</annotation>
  </semantics>
</math>
</file>

<file path=Object 7/content.xml><?xml version="1.0" encoding="utf-8"?>
<math xmlns="http://www.w3.org/1998/Math/MathML">
  <semantics>
    <mrow>
      <mi mathvariant="italic">AI</mi>
      <mrow>
        <mi mathvariant="normal">:</mi>
        <mo stretchy="false">=</mo>
        <mfenced open="⌊" close="⌋">
          <mfrac>
            <mrow>
              <mo stretchy="false">(</mo>
              <mrow>
                <mrow>
                  <munder>
                    <mo stretchy="false">∑</mo>
                    <mrow>
                      <mi>w</mi>
                      <mo stretchy="false">∈</mo>
                      <mi mathvariant="italic">t.W</mi>
                    </mrow>
                  </munder>
                  <mi mathvariant="italic">AI</mi>
                </mrow>
                <mrow>
                  <mo stretchy="false">(</mo>
                  <mi>w</mi>
                  <mo stretchy="false">)</mo>
                </mrow>
              </mrow>
              <mo stretchy="false">)</mo>
            </mrow>
            <mfenced open="∣" close="∣">
              <mi mathvariant="italic">t.W</mi>
            </mfenced>
          </mfrac>
        </mfenced>
      </mrow>
    </mrow>
    <annotation encoding="StarMath 5.0">alignl  AI := left lfloor {(sum from {w in t.W} AI(w))} over {alignc abs{t.W}} right rfloor </annotation>
  </semantics>
</math>
</file>

<file path=Object 8/content.xml><?xml version="1.0" encoding="utf-8"?>
<math xmlns="http://www.w3.org/1998/Math/MathML">
  <semantics>
    <mtable>
      <mtr>
        <mtd>
          <mrow>
            <mi mathvariant="italic">ES</mi>
            <mrow>
              <mo stretchy="false">(</mo>
              <mrow>
                <msub>
                  <mi>w</mi>
                  <mi>i</mi>
                </msub>
                <mi>,</mi>
                <mi>e</mi>
              </mrow>
              <mo stretchy="false">)</mo>
            </mrow>
          </mrow>
        </mtd>
        <mtd>
          <mrow>
            <mi mathvariant="normal">:</mi>
            <mo stretchy="false">=</mo>
            <mrow>
              <mo stretchy="false">(</mo>
              <mrow>
                <mi>max</mi>
                <mrow>
                  <mo stretchy="false">(</mo>
                  <mrow>
                    <mi mathvariant="italic">AS</mi>
                    <mrow>
                      <mrow>
                        <mo stretchy="false">(</mo>
                        <mrow>
                          <msub>
                            <mi>w</mi>
                            <mi>i</mi>
                          </msub>
                          <mi>,</mi>
                          <mi>e</mi>
                        </mrow>
                        <mo stretchy="false">)</mo>
                      </mrow>
                      <mo stretchy="false">−</mo>
                      <mrow>
                        <mo stretchy="false">(</mo>
                        <mrow>
                          <mi>t</mi>
                          <mi>'</mi>
                          <mn>.</mn>
                          <msub>
                            <mi mathvariant="italic">R.R</mi>
                            <mtext>abs</mtext>
                          </msub>
                          <msub>
                            <mrow>
                              <mo stretchy="false">(</mo>
                              <mi>e</mi>
                              <mo stretchy="false">)</mo>
                            </mrow>
                            <mi>a</mi>
                          </msub>
                          <mrow>
                            <mrow>
                              <mo stretchy="false">(</mo>
                              <mi mathvariant="italic">Verteidigung</mi>
                              <mo stretchy="false">)</mo>
                            </mrow>
                            <mo stretchy="false">+</mo>
                            <mi>t</mi>
                          </mrow>
                          <mi>'</mi>
                          <mn>.</mn>
                          <msub>
                            <mi>R</mi>
                            <mtext>abs</mtext>
                          </msub>
                          <msub>
                            <mrow>
                              <mo stretchy="false">(</mo>
                              <mi>e</mi>
                              <mo stretchy="false">)</mo>
                            </mrow>
                            <mi>a</mi>
                          </msub>
                          <mrow>
                            <mo stretchy="false">(</mo>
                            <mi mathvariant="italic">Verteidigung</mi>
                            <mo stretchy="false">)</mo>
                          </mrow>
                        </mrow>
                        <mo stretchy="false">)</mo>
                      </mrow>
                    </mrow>
                    <mn>,1</mn>
                  </mrow>
                  <mo stretchy="false">)</mo>
                </mrow>
              </mrow>
              <mo stretchy="false">)</mo>
            </mrow>
          </mrow>
        </mtd>
      </mtr>
      <mtr>
        <mtd>
          <mtext> </mtext>
        </mtd>
        <mtd>
          <mrow>
            <mrow>
              <mtext> </mtext>
              <mo stretchy="false">∗</mo>
              <mi>t</mi>
            </mrow>
            <mi>'</mi>
            <mn>.</mn>
            <msub>
              <mi mathvariant="italic">R.R</mi>
              <mi mathvariant="italic">abl</mi>
            </msub>
            <msub>
              <mrow>
                <mo stretchy="false">(</mo>
                <mi>e</mi>
                <mo stretchy="false">)</mo>
              </mrow>
              <mi>a</mi>
            </msub>
            <mrow>
              <mrow>
                <mo stretchy="false">(</mo>
                <mi mathvariant="italic">Verteidigung</mi>
                <mo stretchy="false">)</mo>
              </mrow>
              <mo stretchy="false">∗</mo>
              <mi>t</mi>
            </mrow>
            <mi>'</mi>
            <mn>.</mn>
            <msub>
              <mi>R</mi>
              <mi mathvariant="italic">abl</mi>
            </msub>
            <msub>
              <mrow>
                <mo stretchy="false">(</mo>
                <mi>e</mi>
                <mo stretchy="false">)</mo>
              </mrow>
              <mi>a</mi>
            </msub>
            <mrow>
              <mo stretchy="false">(</mo>
              <mi mathvariant="italic">Verteidigung</mi>
              <mo stretchy="false">)</mo>
            </mrow>
          </mrow>
        </mtd>
      </mtr>
    </mtable>
    <annotation encoding="StarMath 5.0">matrix {
alignl ES(w_i,e) #
alignl := (func max (AS(w_i,e) - (t'.R.R_"abs"(e)_a(Verteidigung) + t'.R_ "abs"(e)_a(Verteidigung)),1))
## " "
#alignl  " "*t'.R.R_abl(e)_a(Verteidigung) * t'.R_abl(e)_a(Verteidigung)
}
</annotation>
  </semantics>
</math>
</file>

<file path=Object 9/content.xml><?xml version="1.0" encoding="utf-8"?>
<math xmlns="http://www.w3.org/1998/Math/MathML">
  <semantics>
    <mrow>
      <mi mathvariant="italic">AS</mi>
      <mrow>
        <mo stretchy="false">(</mo>
        <mrow>
          <msub>
            <mi>w</mi>
            <mi>i</mi>
          </msub>
          <mi>,</mi>
          <mi>e</mi>
        </mrow>
        <mo stretchy="false">)</mo>
      </mrow>
      <mrow>
        <mi mathvariant="normal">:</mi>
        <mo stretchy="false">=</mo>
        <mi mathvariant="italic">w.WS</mi>
      </mrow>
      <msub>
        <mrow>
          <mo stretchy="false">(</mo>
          <mi>e</mi>
          <mo stretchy="false">)</mo>
        </mrow>
        <mi>a</mi>
      </msub>
      <mrow>
        <mrow>
          <mrow>
            <mo stretchy="false">(</mo>
            <mi mathvariant="italic">Angriff</mi>
            <mo stretchy="false">)</mo>
          </mrow>
          <mo stretchy="false">∗</mo>
          <mi mathvariant="italic">KGVF</mi>
        </mrow>
        <mo stretchy="false">∗</mo>
        <mi mathvariant="italic">RWmod</mi>
      </mrow>
    </mrow>
    <annotation encoding="StarMath 5.0">alignl AS(w_i,e) := w.WS(e)_a(Angriff) * KGVF * RWmod</annotation>
  </semantics>
</math>
</file>